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Versions/Version1" manifest:media-type=""/>
  <manifest:file-entry manifest:full-path="VersionList.xml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iberation Serif3" svg:font-family="'Liberation Serif', 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8125in" table:align="margins"/>
    </style:style>
    <style:style style:name="Table1.A" style:family="table-column">
      <style:table-column-properties style:column-width="3.9063in" style:rel-column-width="32767*"/>
    </style:style>
    <style:style style:name="Table1.B" style:family="table-column">
      <style:table-column-properties style:column-width="3.9063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8125in" table:align="margins"/>
    </style:style>
    <style:style style:name="Table2.A" style:family="table-column">
      <style:table-column-properties style:column-width="3.9063in" style:rel-column-width="32767*"/>
    </style:style>
    <style:style style:name="Table2.B" style:family="table-column">
      <style:table-column-properties style:column-width="3.9063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3889in" fo:margin-top="0in" fo:margin-bottom="0in" table:align="left" style:writing-mode="lr-tb"/>
    </style:style>
    <style:style style:name="Table6.A" style:family="table-column">
      <style:table-column-properties style:column-width="2.6042in"/>
    </style:style>
    <style:style style:name="Table6.B" style:family="table-column">
      <style:table-column-properties style:column-width="0.7813in"/>
    </style:style>
    <style:style style:name="Table6.C" style:family="table-column">
      <style:table-column-properties style:column-width="3.5521in"/>
    </style:style>
    <style:style style:name="Table6.D" style:family="table-column">
      <style:table-column-properties style:column-width="0.451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3" style:family="table-row">
      <style:table-row-properties style:min-row-height="0.2882in" fo:keep-together="auto"/>
    </style:style>
    <style:style style:name="Table3" style:family="table">
      <style:table-properties style:width="8.0167in" fo:margin-left="-0.6in" table:align="left"/>
    </style:style>
    <style:style style:name="Table3.A" style:family="table-column">
      <style:table-column-properties style:column-width="0.8958in"/>
    </style:style>
    <style:style style:name="Table3.C" style:family="table-column">
      <style:table-column-properties style:column-width="1.125in"/>
    </style:style>
    <style:style style:name="Table3.D" style:family="table-column">
      <style:table-column-properties style:column-width="0.5in"/>
    </style:style>
    <style:style style:name="Table3.E" style:family="table-column">
      <style:table-column-properties style:column-width="0.9688in"/>
    </style:style>
    <style:style style:name="Table3.G" style:family="table-column">
      <style:table-column-properties style:column-width="1.331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H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8.0417in" fo:margin-left="-0.6in" table:align="left"/>
    </style:style>
    <style:style style:name="Table4.A" style:family="table-column">
      <style:table-column-properties style:column-width="0.8958in"/>
    </style:style>
    <style:style style:name="Table4.C" style:family="table-column">
      <style:table-column-properties style:column-width="1in"/>
    </style:style>
    <style:style style:name="Table4.D" style:family="table-column">
      <style:table-column-properties style:column-width="0.8125in"/>
    </style:style>
    <style:style style:name="Table4.E" style:family="table-column">
      <style:table-column-properties style:column-width="0.7813in"/>
    </style:style>
    <style:style style:name="Table4.F" style:family="table-column">
      <style:table-column-properties style:column-width="0.9688in"/>
    </style:style>
    <style:style style:name="Table4.G" style:family="table-column">
      <style:table-column-properties style:column-width="1.3438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2" style:family="table-row">
      <style:table-row-properties style:min-row-height="0.3479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H2" style:family="table-cell">
      <style:table-cell-properties fo:padding="0.0382in" fo:border-left="0.5pt solid #000000" fo:border-right="0.5pt solid #000000" fo:border-top="none" fo:border-bottom="0.5pt solid #000000"/>
    </style:style>
    <style:style style:name="Table4.3" style:family="table-row">
      <style:table-row-properties style:min-row-height="0.1736in"/>
    </style:style>
    <style:style style:name="Table4.4" style:family="table-row">
      <style:table-row-properties style:min-row-height="0.325in"/>
    </style:style>
    <style:style style:name="Table5" style:family="table">
      <style:table-properties style:width="8.1146in" fo:margin-left="-0.6313in" table:align="left"/>
    </style:style>
    <style:style style:name="Table5.A" style:family="table-column">
      <style:table-column-properties style:column-width="1.4167in"/>
    </style:style>
    <style:style style:name="Table5.B" style:family="table-column">
      <style:table-column-properties style:column-width="1.3333in"/>
    </style:style>
    <style:style style:name="Table5.C" style:family="table-column">
      <style:table-column-properties style:column-width="1.3438in"/>
    </style:style>
    <style:style style:name="Table5.D" style:family="table-column">
      <style:table-column-properties style:column-width="1.5104in"/>
    </style:style>
    <style:style style:name="Table5.E" style:family="table-column">
      <style:table-column-properties style:column-width="1.1667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E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F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2931in" fo:margin-left="0.0035in" fo:margin-top="0in" fo:margin-bottom="0in" table:align="left" style:writing-mode="lr-tb"/>
    </style:style>
    <style:style style:name="Table7.A" style:family="table-column">
      <style:table-column-properties style:column-width="2.3597in"/>
    </style:style>
    <style:style style:name="Table7.B" style:family="table-column">
      <style:table-column-properties style:column-width="0.7868in"/>
    </style:style>
    <style:style style:name="Table7.C" style:family="table-column">
      <style:table-column-properties style:column-width="2.4618in"/>
    </style:style>
    <style:style style:name="Table7.D" style:family="table-column">
      <style:table-column-properties style:column-width="0.684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7.8125in" table:align="margins"/>
    </style:style>
    <style:style style:name="Table8.A" style:family="table-column">
      <style:table-column-properties style:column-width="0.7813in" style:rel-column-width="6553*"/>
    </style:style>
    <style:style style:name="Table8.J" style:family="table-column">
      <style:table-column-properties style:column-width="0.7819in" style:rel-column-width="655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I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J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1.5417in" table:align="left"/>
    </style:style>
    <style:style style:name="Table9.A" style:family="table-column">
      <style:table-column-properties style:column-width="0.7917in"/>
    </style:style>
    <style:style style:name="Table9.B" style:family="table-column">
      <style:table-column-properties style:column-width="0.75in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2931in" fo:margin-left="0.0035in" fo:margin-top="0in" fo:margin-bottom="0in" table:align="left" style:writing-mode="lr-tb"/>
    </style:style>
    <style:style style:name="Table10.A" style:family="table-column">
      <style:table-column-properties style:column-width="2.3597in"/>
    </style:style>
    <style:style style:name="Table10.B" style:family="table-column">
      <style:table-column-properties style:column-width="0.7868in"/>
    </style:style>
    <style:style style:name="Table10.C" style:family="table-column">
      <style:table-column-properties style:column-width="2.4618in"/>
    </style:style>
    <style:style style:name="Table10.D" style:family="table-column">
      <style:table-column-properties style:column-width="0.6847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7.8125in" table:align="margins"/>
    </style:style>
    <style:style style:name="Table11.A" style:family="table-column">
      <style:table-column-properties style:column-width="0.434in" style:rel-column-width="3640*"/>
    </style:style>
    <style:style style:name="Table11.G" style:family="table-column">
      <style:table-column-properties style:column-width="0.5625in" style:rel-column-width="4718*"/>
    </style:style>
    <style:style style:name="Table11.H" style:family="table-column">
      <style:table-column-properties style:column-width="0.375in" style:rel-column-width="3145*"/>
    </style:style>
    <style:style style:name="Table11.I" style:family="table-column">
      <style:table-column-properties style:column-width="0.4375in" style:rel-column-width="3669*"/>
    </style:style>
    <style:style style:name="Table11.J" style:family="table-column">
      <style:table-column-properties style:column-width="0.3611in" style:rel-column-width="3029*"/>
    </style:style>
    <style:style style:name="Table11.R" style:family="table-column">
      <style:table-column-properties style:column-width="0.4354in" style:rel-column-width="3654*"/>
    </style:style>
    <style:style style:name="Table11.1" style:family="table-row">
      <style:table-row-properties style:min-row-height="0.4792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Q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R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7.8125in" table:align="margins"/>
    </style:style>
    <style:style style:name="Table12.A" style:family="table-column">
      <style:table-column-properties style:column-width="1.9167in" style:rel-column-width="16077*"/>
    </style:style>
    <style:style style:name="Table12.B" style:family="table-column">
      <style:table-column-properties style:column-width="1.9896in" style:rel-column-width="16689*"/>
    </style:style>
    <style:style style:name="Table12.C" style:family="table-column">
      <style:table-column-properties style:column-width="1.8854in" style:rel-column-width="15815*"/>
    </style:style>
    <style:style style:name="Table12.D" style:family="table-column">
      <style:table-column-properties style:column-width="2.0208in" style:rel-column-width="16954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C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7.8125in" table:align="margins"/>
    </style:style>
    <style:style style:name="Table13.A" style:family="table-column">
      <style:table-column-properties style:column-width="1.5625in" style:rel-column-width="13107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D1" style:family="table-cell">
      <style:table-cell-properties fo:padding="0.0382in" fo:border="0.5pt solid #000000"/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14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4" style:family="table">
      <style:table-properties style:width="7.1042in" table:align="left" style:writing-mode="lr-tb"/>
    </style:style>
    <style:style style:name="Table14.A" style:family="table-column">
      <style:table-column-properties style:column-width="0.7097in"/>
    </style:style>
    <style:style style:name="Table14.B" style:family="table-column">
      <style:table-column-properties style:column-width="0.7104in"/>
    </style:style>
    <style:style style:name="Table14.J" style:family="table-column">
      <style:table-column-properties style:column-width="0.7125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I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J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7.1in" table:align="left" style:writing-mode="lr-tb"/>
    </style:style>
    <style:style style:name="Table15.A" style:family="table-column">
      <style:table-column-properties style:column-width="0.791in"/>
    </style:style>
    <style:style style:name="Table15.B" style:family="table-column">
      <style:table-column-properties style:column-width="0.6868in"/>
    </style:style>
    <style:style style:name="Table15.C" style:family="table-column">
      <style:table-column-properties style:column-width="0.8125in"/>
    </style:style>
    <style:style style:name="Table15.D" style:family="table-column">
      <style:table-column-properties style:column-width="0.8118in"/>
    </style:style>
    <style:style style:name="Table15.E" style:family="table-column">
      <style:table-column-properties style:column-width="0.7521in"/>
    </style:style>
    <style:style style:name="Table15.F" style:family="table-column">
      <style:table-column-properties style:column-width="1.0625in"/>
    </style:style>
    <style:style style:name="Table15.G" style:family="table-column">
      <style:table-column-properties style:column-width="1in"/>
    </style:style>
    <style:style style:name="Table15.H" style:family="table-column">
      <style:table-column-properties style:column-width="0.6833in"/>
    </style:style>
    <style:style style:name="Table15.I" style:family="table-column">
      <style:table-column-properties style:column-width="0.5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H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I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A6" style:family="table-cell">
      <style:table-cell-properties fo:padding="0in" fo:border="none"/>
    </style:style>
    <style:style style:name="Table16" style:family="table">
      <style:table-properties style:width="7.8125in" table:align="margins"/>
    </style:style>
    <style:style style:name="Table16.A" style:family="table-column">
      <style:table-column-properties style:column-width="0.7438in" style:rel-column-width="6238*"/>
    </style:style>
    <style:style style:name="Table16.C" style:family="table-column">
      <style:table-column-properties style:column-width="0.6778in" style:rel-column-width="5685*"/>
    </style:style>
    <style:style style:name="Table16.D" style:family="table-column">
      <style:table-column-properties style:column-width="0.6847in" style:rel-column-width="5743*"/>
    </style:style>
    <style:style style:name="Table16.E" style:family="table-column">
      <style:table-column-properties style:column-width="0.7514in" style:rel-column-width="6303*"/>
    </style:style>
    <style:style style:name="Table16.H" style:family="table-column">
      <style:table-column-properties style:column-width="0.684in" style:rel-column-width="5737*"/>
    </style:style>
    <style:style style:name="Table16.I" style:family="table-column">
      <style:table-column-properties style:column-width="1.1604in" style:rel-column-width="9734*"/>
    </style:style>
    <style:style style:name="Table16.J" style:family="table-column">
      <style:table-column-properties style:column-width="0.9313in" style:rel-column-width="7811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I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J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7.8125in" table:align="margins"/>
    </style:style>
    <style:style style:name="Table17.A" style:family="table-column">
      <style:table-column-properties style:column-width="0.7438in" style:rel-column-width="6238*"/>
    </style:style>
    <style:style style:name="Table17.B" style:family="table-column">
      <style:table-column-properties style:column-width="1.1688in" style:rel-column-width="9804*"/>
    </style:style>
    <style:style style:name="Table17.C" style:family="table-column">
      <style:table-column-properties style:column-width="0.7514in" style:rel-column-width="6303*"/>
    </style:style>
    <style:style style:name="Table17.D" style:family="table-column">
      <style:table-column-properties style:column-width="1.25in" style:rel-column-width="10485*"/>
    </style:style>
    <style:style style:name="Table17.F" style:family="table-column">
      <style:table-column-properties style:column-width="1.1236in" style:rel-column-width="9425*"/>
    </style:style>
    <style:style style:name="Table17.G" style:family="table-column">
      <style:table-column-properties style:column-width="0.8701in" style:rel-column-width="7299*"/>
    </style:style>
    <style:style style:name="Table17.H" style:family="table-column">
      <style:table-column-properties style:column-width="1.1535in" style:rel-column-width="967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G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6.2931in" fo:margin-left="0.0035in" fo:margin-top="0in" fo:margin-bottom="0in" table:align="left" style:writing-mode="lr-tb"/>
    </style:style>
    <style:style style:name="Table18.A" style:family="table-column">
      <style:table-column-properties style:column-width="0.5875in"/>
    </style:style>
    <style:style style:name="Table18.B" style:family="table-column">
      <style:table-column-properties style:column-width="3.6076in"/>
    </style:style>
    <style:style style:name="Table18.C" style:family="table-column">
      <style:table-column-properties style:column-width="2.0979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9" style:family="table">
      <style:table-properties style:width="7.8125in" table:align="margins"/>
    </style:style>
    <style:style style:name="Table19.A" style:family="table-column">
      <style:table-column-properties style:column-width="0.9764in" style:rel-column-width="8190*"/>
    </style:style>
    <style:style style:name="Table19.C" style:family="table-column">
      <style:table-column-properties style:column-width="1.2764in" style:rel-column-width="10706*"/>
    </style:style>
    <style:style style:name="Table19.D" style:family="table-column">
      <style:table-column-properties style:column-width="0.6771in" style:rel-column-width="5679*"/>
    </style:style>
    <style:style style:name="Table19.H" style:family="table-column">
      <style:table-column-properties style:column-width="0.9778in" style:rel-column-width="8200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G1" style:family="table-cell">
      <style:table-cell-properties fo:padding="0.0382in" fo:border="0.5pt solid #000000"/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9.4" style:family="table-row">
      <style:table-row-properties style:min-row-height="0.3333in"/>
    </style:style>
    <style:style style:name="Table20" style:family="table">
      <style:table-properties style:width="7.8125in" table:align="margins"/>
    </style:style>
    <style:style style:name="Table20.A" style:family="table-column">
      <style:table-column-properties style:column-width="0.9764in" style:rel-column-width="8191*"/>
    </style:style>
    <style:style style:name="Table20.H" style:family="table-column">
      <style:table-column-properties style:column-width="0.9771in" style:rel-column-width="8198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G1" style:family="table-cell">
      <style:table-cell-properties fo:padding="0.0382in" fo:border="0.5pt solid #000000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7.8125in" table:align="margins"/>
    </style:style>
    <style:style style:name="Table21.A" style:family="table-column">
      <style:table-column-properties style:column-width="1.4167in" style:rel-column-width="11883*"/>
    </style:style>
    <style:style style:name="Table21.B" style:family="table-column">
      <style:table-column-properties style:column-width="1.375in" style:rel-column-width="11534*"/>
    </style:style>
    <style:style style:name="Table21.C" style:family="table-column">
      <style:table-column-properties style:column-width="1.25in" style:rel-column-width="10485*"/>
    </style:style>
    <style:style style:name="Table21.D" style:family="table-column">
      <style:table-column-properties style:column-width="1.3125in" style:rel-column-width="11009*"/>
    </style:style>
    <style:style style:name="Table21.F" style:family="table-column">
      <style:table-column-properties style:column-width="1.1465in" style:rel-column-width="9615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E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 style:master-page-name="">
      <style:table-properties style:width="8.0938in" fo:margin-left="-0.2813in" style:page-number="auto" table:align="left"/>
    </style:style>
    <style:style style:name="Table22.A" style:family="table-column">
      <style:table-column-properties style:column-width="0.7917in"/>
    </style:style>
    <style:style style:name="Table22.B" style:family="table-column">
      <style:table-column-properties style:column-width="0.75in"/>
    </style:style>
    <style:style style:name="Table22.C" style:family="table-column">
      <style:table-column-properties style:column-width="0.8125in"/>
    </style:style>
    <style:style style:name="Table22.E" style:family="table-column">
      <style:table-column-properties style:column-width="0.875in"/>
    </style:style>
    <style:style style:name="Table22.H" style:family="table-column">
      <style:table-column-properties style:column-width="0.6875in"/>
    </style:style>
    <style:style style:name="Table22.J" style:family="table-column">
      <style:table-column-properties style:column-width="0.9271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I1" style:family="table-cell">
      <style:table-cell-properties fo:padding="0.0382in" fo:border="0.5pt solid #000000"/>
    </style:style>
    <style:style style:name="Table22.A2" style:family="table-cell">
      <style:table-cell-properties fo:padding="0.0382in" fo:border-left="0.5pt solid #000000" fo:border-right="none" fo:border-top="none" fo:border-bottom="0.5pt solid #000000"/>
    </style:style>
    <style:style style:name="Table2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3" style:family="table">
      <style:table-properties style:width="8.0625in" fo:margin-left="-0.25in" table:align="left"/>
    </style:style>
    <style:style style:name="Table23.A" style:family="table-column">
      <style:table-column-properties style:column-width="1.0313in"/>
    </style:style>
    <style:style style:name="Table23.B" style:family="table-column">
      <style:table-column-properties style:column-width="0.6354in"/>
    </style:style>
    <style:style style:name="Table23.C" style:family="table-column">
      <style:table-column-properties style:column-width="0.9271in"/>
    </style:style>
    <style:style style:name="Table23.D" style:family="table-column">
      <style:table-column-properties style:column-width="0.7813in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I1" style:family="table-cell">
      <style:table-cell-properties fo:padding="0.0382in" fo:border="0.5pt solid #000000"/>
    </style:style>
    <style:style style:name="Table23.A2" style:family="table-cell">
      <style:table-cell-properties fo:padding="0.0382in" fo:border-left="0.5pt solid #000000" fo:border-right="none" fo:border-top="none" fo:border-bottom="0.5pt solid #000000"/>
    </style:style>
    <style:style style:name="Table23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 style:master-page-name="">
      <style:table-properties style:width="7.8125in" style:page-number="auto" table:align="margins"/>
    </style:style>
    <style:style style:name="Table24.A" style:family="table-column">
      <style:table-column-properties style:column-width="0.6354in" style:rel-column-width="915*"/>
    </style:style>
    <style:style style:name="Table24.B" style:family="table-column">
      <style:table-column-properties style:column-width="0.5938in" style:rel-column-width="855*"/>
    </style:style>
    <style:style style:name="Table24.C" style:family="table-column">
      <style:table-column-properties style:column-width="0.625in" style:rel-column-width="900*"/>
    </style:style>
    <style:style style:name="Table24.D" style:family="table-column">
      <style:table-column-properties style:column-width="0.6875in" style:rel-column-width="990*"/>
    </style:style>
    <style:style style:name="Table24.F" style:family="table-column">
      <style:table-column-properties style:column-width="0.9375in" style:rel-column-width="1350*"/>
    </style:style>
    <style:style style:name="Table24.G" style:family="table-column">
      <style:table-column-properties style:column-width="0.875in" style:rel-column-width="1260*"/>
    </style:style>
    <style:style style:name="Table24.H" style:family="table-column">
      <style:table-column-properties style:column-width="0.8125in" style:rel-column-width="1170*"/>
    </style:style>
    <style:style style:name="Table24.J" style:family="table-column">
      <style:table-column-properties style:column-width="1.0833in" style:rel-column-width="1560*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I1" style:family="table-cell">
      <style:table-cell-properties fo:padding="0.0382in" fo:border="0.5pt solid #000000"/>
    </style:style>
    <style:style style:name="Table24.A2" style:family="table-cell">
      <style:table-cell-properties fo:padding="0.0382in" fo:border-left="0.5pt solid #000000" fo:border-right="none" fo:border-top="none" fo:border-bottom="0.5pt solid #000000"/>
    </style:style>
    <style:style style:name="Table24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5" style:family="table">
      <style:table-properties style:width="7.8125in" table:align="margins"/>
    </style:style>
    <style:style style:name="Table25.A" style:family="table-column">
      <style:table-column-properties style:column-width="1.9535in" style:rel-column-width="16383*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C1" style:family="table-cell">
      <style:table-cell-properties fo:padding="0.0382in" fo:border="0.5pt solid #000000"/>
    </style:style>
    <style:style style:name="Table25.A2" style:family="table-cell">
      <style:table-cell-properties fo:padding="0.0382in" fo:border-left="0.5pt solid #000000" fo:border-right="none" fo:border-top="none" fo:border-bottom="0.5pt solid #000000"/>
    </style:style>
    <style:style style:name="Table2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5.B6" style:family="table-cell">
      <style:table-cell-properties fo:background-color="#000000" fo:padding="0.0382in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Default_20_Drawing_20_Style">
      <style:paragraph-properties fo:text-align="start" style:justify-single-word="false" style:writing-mode="lr-tb"/>
      <style:text-properties fo:language="pl" fo:country="PL" fo:font-style="italic" officeooo:paragraph-rsid="001792b2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language="pl" fo:country="PL" fo:font-style="italic" fo:font-weight="bold" officeooo:rsid="001bf48e" officeooo:paragraph-rsid="001792b2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pl" fo:country="PL" officeooo:rsid="00185b53" officeooo:paragraph-rsid="001792b2"/>
    </style:style>
    <style:style style:name="P5" style:family="paragraph" style:parent-style-name="Standard">
      <style:text-properties fo:language="pl" fo:country="PL" officeooo:paragraph-rsid="001792b2"/>
    </style:style>
    <style:style style:name="P6" style:family="paragraph" style:parent-style-name="Standard">
      <style:paragraph-properties fo:text-align="start" style:justify-single-word="false"/>
      <style:text-properties fo:language="pl" fo:country="PL" officeooo:rsid="00199bcf" officeooo:paragraph-rsid="001792b2"/>
    </style:style>
    <style:style style:name="P7" style:family="paragraph" style:parent-style-name="Standard">
      <style:text-properties fo:language="pl" fo:country="PL" officeooo:rsid="00199bcf" officeooo:paragraph-rsid="001792b2"/>
    </style:style>
    <style:style style:name="P8" style:family="paragraph" style:parent-style-name="Table_20_Contents">
      <style:paragraph-properties fo:text-align="start" style:justify-single-word="false"/>
      <style:text-properties fo:language="pl" fo:country="PL" officeooo:rsid="001bf48e" officeooo:paragraph-rsid="001792b2"/>
    </style:style>
    <style:style style:name="P9" style:family="paragraph" style:parent-style-name="Standard">
      <style:paragraph-properties fo:text-align="start" style:justify-single-word="false"/>
      <style:text-properties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pl" fo:country="PL" officeooo:rsid="00304016" officeooo:paragraph-rsid="001792b2"/>
    </style:style>
    <style:style style:name="P11" style:family="paragraph" style:parent-style-name="Title">
      <style:paragraph-properties fo:text-align="start" style:justify-single-word="false" fo:break-before="page"/>
      <style:text-properties fo:language="pl" fo:country="PL" officeooo:paragraph-rsid="001792b2"/>
    </style:style>
    <style:style style:name="P12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Liberation Serif1" fo:font-size="13pt" fo:language="pl" fo:country="PL" fo:font-style="italic" style:text-underline-style="solid" style:text-underline-width="auto" style:text-underline-color="font-color" fo:font-weight="bold" officeooo:paragraph-rsid="001792b2" style:font-size-asian="11pt" style:font-style-asian="italic" style:font-weight-asian="bold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8pt" fo:language="pl" fo:country="PL" fo:font-style="italic" fo:font-weight="bold" officeooo:rsid="00199bcf" officeooo:paragraph-rsid="001792b2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8pt" fo:language="pl" fo:country="PL" fo:font-style="italic" fo:font-weight="bold" officeooo:rsid="00283841" officeooo:paragraph-rsid="001792b2" style:font-size-asian="20pt" style:font-style-asian="italic" style:font-weight-asian="bold" style:font-size-complex="20pt" style:font-style-complex="italic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8pt" fo:language="pl" fo:country="PL" fo:font-style="italic" fo:font-weight="bold" officeooo:rsid="00304016" officeooo:paragraph-rsid="001792b2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Standard">
      <style:text-properties officeooo:paragraph-rsid="001792b2"/>
    </style:style>
    <style:style style:name="P17" style:family="paragraph" style:parent-style-name="Standard">
      <style:paragraph-properties fo:text-align="start" style:justify-single-word="false"/>
      <style:text-properties fo:font-size="14pt" fo:language="pl" fo:country="PL" fo:font-style="italic" fo:font-weight="bold" officeooo:rsid="00199bcf" officeooo:paragraph-rsid="001792b2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ize="12pt" officeooo:rsid="001c1165" officeooo:paragraph-rsid="001c1165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d9777" officeooo:paragraph-rsid="001d9777"/>
    </style:style>
    <style:style style:name="P21" style:family="paragraph" style:parent-style-name="Standard">
      <style:paragraph-properties fo:text-align="start" style:justify-single-word="false"/>
      <style:text-properties style:font-name="Liberation Serif1"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1"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size="14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8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8pt" fo:language="pl" fo:country="PL" fo:font-style="normal" fo:font-weight="normal" officeooo:rsid="001c1165" officeooo:paragraph-rsid="001c1165" style:font-style-asian="normal" style:font-weight-asian="normal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1" fo:font-size="12pt" officeooo:rsid="001c1165" officeooo:paragraph-rsid="001c1165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1" fo:font-size="12pt" officeooo:rsid="001c1165" officeooo:paragraph-rsid="001c1165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1" fo:font-size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1" fo:font-size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1" fo:font-size="12pt" officeooo:paragraph-rsid="001c1165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1" fo:font-size="10pt" officeooo:rsid="001c1165" officeooo:paragraph-rsid="001c1165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1" fo:font-size="10pt" officeooo:rsid="001c1165" officeooo:paragraph-rsid="001c1165"/>
    </style:style>
    <style:style style:name="P33" style:family="paragraph" style:parent-style-name="Standard">
      <style:text-properties fo:font-size="16pt" fo:language="pl" fo:country="PL" fo:font-weight="bold" officeooo:rsid="00283841" officeooo:paragraph-rsid="001792b2" style:font-weight-asian="bold" style:font-weight-complex="bold"/>
    </style:style>
    <style:style style:name="P34" style:family="paragraph" style:parent-style-name="Standard">
      <style:text-properties fo:font-size="16pt" fo:language="pl" fo:country="PL" officeooo:rsid="00283841" officeooo:paragraph-rsid="001792b2"/>
    </style:style>
    <style:style style:name="P35" style:family="paragraph" style:parent-style-name="Title">
      <style:paragraph-properties fo:text-align="start" style:justify-single-word="false"/>
      <style:text-properties fo:font-size="20pt" fo:language="pl" fo:country="PL" officeooo:paragraph-rsid="001792b2" style:font-size-asian="20pt" style:font-size-complex="20pt"/>
    </style:style>
    <style:style style:name="P36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1792b2" style:font-size-asian="20pt" style:font-size-complex="20pt"/>
    </style:style>
    <style:style style:name="P37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1b6bfa" style:font-size-asian="20pt" style:font-size-complex="20pt"/>
    </style:style>
    <style:style style:name="P38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1d9777" style:font-size-asian="20pt" style:font-size-complex="20pt"/>
    </style:style>
    <style:style style:name="P39" style:family="paragraph" style:parent-style-name="Standard">
      <style:text-properties officeooo:paragraph-rsid="001c1165"/>
    </style:style>
    <style:style style:name="P40" style:family="paragraph" style:parent-style-name="Standard">
      <style:paragraph-properties fo:text-align="center" style:justify-single-word="false"/>
      <style:text-properties fo:font-size="10pt" officeooo:rsid="001c1165" officeooo:paragraph-rsid="001c1165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/>
      <style:text-properties fo:font-size="10pt" officeooo:paragraph-rsid="001e858c"/>
    </style:style>
    <style:style style:name="P42" style:family="paragraph" style:parent-style-name="Table_20_Contents">
      <style:paragraph-properties fo:text-align="center" style:justify-single-word="false"/>
      <style:text-properties officeooo:paragraph-rsid="001c1165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1e858c"/>
    </style:style>
    <style:style style:name="P45" style:family="paragraph" style:parent-style-name="Table_20_Contents">
      <style:paragraph-properties fo:text-align="center" style:justify-single-word="false"/>
      <style:text-properties officeooo:paragraph-rsid="001d9777"/>
    </style:style>
    <style:style style:name="P46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207d08"/>
    </style:style>
    <style:style style:name="P47" style:family="paragraph" style:parent-style-name="Table_20_Contents">
      <style:paragraph-properties fo:text-align="center" style:justify-single-word="false"/>
      <style:text-properties officeooo:paragraph-rsid="00207d08"/>
    </style:style>
    <style:style style:name="P48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2261d2"/>
    </style:style>
    <style:style style:name="P49" style:family="paragraph" style:parent-style-name="Table_20_Contents">
      <style:paragraph-properties fo:text-align="center" style:justify-single-word="false"/>
      <style:text-properties officeooo:paragraph-rsid="002261d2"/>
    </style:style>
    <style:style style:name="P50" style:family="paragraph" style:parent-style-name="Table_20_Contents">
      <style:paragraph-properties fo:text-align="center" style:justify-single-word="false"/>
      <style:text-properties officeooo:rsid="001c1165" officeooo:paragraph-rsid="001c1165"/>
    </style:style>
    <style:style style:name="P51" style:family="paragraph" style:parent-style-name="List_20_Paragraph">
      <loext:graphic-properties draw:fill="none"/>
      <style:paragraph-properties fo:margin-left="0.5in" fo:margin-right="0in" fo:margin-top="0in" fo:margin-bottom="0.111in" style:contextual-spacing="true" fo:hyphenation-ladder-count="no-limit" fo:text-indent="0in" style:auto-text-indent="false" fo:background-color="transparen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List_20_Paragraph">
      <style:paragraph-properties fo:hyphenation-ladder-count="no-limit"/>
      <style:text-properties officeooo:paragraph-rsid="001d97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hyphenation-ladder-count="no-limit" fo:text-indent="0in" style:auto-text-indent="false" fo:background-color="transparent"/>
      <style:text-properties officeooo:rsid="001d9777" officeooo:paragraph-rsid="001d97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text-properties officeooo:rsid="001d9777" officeooo:paragraph-rsid="001d9777"/>
    </style:style>
    <style:style style:name="P55" style:family="paragraph" style:parent-style-name="Table_20_Contents">
      <style:text-properties officeooo:rsid="001d9777" officeooo:paragraph-rsid="001d9777"/>
    </style:style>
    <style:style style:name="P56" style:family="paragraph" style:parent-style-name="Standard">
      <style:paragraph-properties fo:text-align="center" style:justify-single-word="false"/>
      <style:text-properties officeooo:rsid="001d9777" officeooo:paragraph-rsid="001d9777"/>
    </style:style>
    <style:style style:name="P57" style:family="paragraph" style:parent-style-name="Table_20_Contents">
      <style:paragraph-properties fo:text-align="center" style:justify-single-word="false"/>
      <style:text-properties officeooo:rsid="001d9777" officeooo:paragraph-rsid="001d9777"/>
    </style:style>
    <style:style style:name="P58" style:family="paragraph" style:parent-style-name="Standard">
      <style:paragraph-properties fo:text-align="center" style:justify-single-word="false"/>
      <style:text-properties officeooo:rsid="001d9777" officeooo:paragraph-rsid="001ef25b"/>
    </style:style>
    <style:style style:name="P59" style:family="paragraph" style:parent-style-name="Table_20_Contents">
      <style:paragraph-properties fo:text-align="center" style:justify-single-word="false"/>
      <style:text-properties officeooo:rsid="001d9777" officeooo:paragraph-rsid="001ef25b"/>
    </style:style>
    <style:style style:name="P60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1e858c"/>
    </style:style>
    <style:style style:name="P61" style:family="paragraph" style:parent-style-name="List_20_Paragraph">
      <loext:graphic-properties draw:fill="none"/>
      <style:paragraph-properties fo:margin-left="0in" fo:margin-right="0in" fo:margin-top="0in" fo:margin-bottom="0in" style:contextual-spacing="true" fo:text-align="justify" style:justify-single-word="false" fo:text-indent="0in" style:auto-text-indent="false" fo:background-color="transparent"/>
      <style:text-properties officeooo:paragraph-rsid="00207d08"/>
    </style:style>
    <style:style style:name="P62" style:family="paragraph" style:parent-style-name="Standard">
      <style:paragraph-properties fo:text-align="justify" style:justify-single-word="false"/>
      <style:text-properties officeooo:paragraph-rsid="00207d08"/>
    </style:style>
    <style:style style:name="P63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07d08"/>
    </style:style>
    <style:style style:name="P64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261d2"/>
    </style:style>
    <style:style style:name="P65" style:family="paragraph" style:parent-style-name="Standard" style:master-page-name="">
      <loext:graphic-properties draw:fill="none"/>
      <style:paragraph-properties fo:margin-left="0.5618in" fo:margin-right="0in" fo:text-align="start" style:justify-single-word="false" fo:text-indent="-0.5618in" style:auto-text-indent="false" style:page-number="auto" fo:break-before="page" fo:background-color="transparent">
        <style:tab-stops>
          <style:tab-stop style:position="-0.25in"/>
          <style:tab-stop style:position="0.1043in"/>
        </style:tab-stops>
      </style:paragraph-properties>
      <style:text-properties officeooo:paragraph-rsid="001c1165"/>
    </style:style>
    <style:style style:name="P66" style:family="paragraph" style:parent-style-name="Standard">
      <style:text-properties officeooo:paragraph-rsid="001d9777"/>
    </style:style>
    <style:style style:name="P67" style:family="paragraph" style:parent-style-name="Table_20_Contents">
      <style:paragraph-properties fo:text-align="center" style:justify-single-word="false"/>
      <style:text-properties fo:font-size="8pt"/>
    </style:style>
    <style:style style:name="P68" style:family="paragraph" style:parent-style-name="Table_20_Contents">
      <style:paragraph-properties fo:text-align="center" style:justify-single-word="false"/>
      <style:text-properties fo:font-size="8pt" officeooo:paragraph-rsid="001d9777"/>
    </style:style>
    <style:style style:name="P69" style:family="paragraph" style:parent-style-name="Table_20_Contents">
      <style:paragraph-properties fo:text-align="center" style:justify-single-word="false"/>
      <style:text-properties fo:font-size="8pt" officeooo:rsid="001d9777" officeooo:paragraph-rsid="001d9777"/>
    </style:style>
    <style:style style:name="P70" style:family="paragraph" style:parent-style-name="Table_20_Contents">
      <style:paragraph-properties fo:text-align="center" style:justify-single-word="false"/>
      <style:text-properties officeooo:rsid="001e858c" officeooo:paragraph-rsid="001e858c"/>
    </style:style>
    <style:style style:name="P71" style:family="paragraph" style:parent-style-name="Table_20_Contents">
      <style:text-properties officeooo:rsid="001e858c" officeooo:paragraph-rsid="001e858c"/>
    </style:style>
    <style:style style:name="P72" style:family="paragraph" style:parent-style-name="Table_20_Contents">
      <style:paragraph-properties fo:text-align="center" style:justify-single-word="false"/>
      <style:text-properties officeooo:rsid="001ef25b" officeooo:paragraph-rsid="001ef25b"/>
    </style:style>
    <style:style style:name="P73" style:family="paragraph" style:parent-style-name="Table_20_Contents">
      <style:text-properties officeooo:rsid="001ef25b" officeooo:paragraph-rsid="001ef25b"/>
    </style:style>
    <style:style style:name="P7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2261d2" style:font-name-asian="Calibri1" style:font-size-asian="11pt" style:language-asian="en" style:country-asian="US" style:font-size-complex="11pt" style:language-complex="ar" style:country-complex="SA"/>
    </style:style>
    <style:style style:name="P75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pl" fo:country="PL" officeooo:paragraph-rsid="002261d2" style:font-name-asian="Calibri1" style:font-size-asian="11pt" style:language-asian="en" style:country-asian="US" style:font-size-complex="11pt" style:language-complex="ar" style:country-complex="SA"/>
    </style:style>
    <style:style style:name="P76" style:family="paragraph" style:parent-style-name="Standard">
      <style:paragraph-properties fo:margin-top="0in" fo:margin-bottom="0in" style:contextual-spacing="false" fo:text-align="center" style:justify-single-word="false"/>
      <style:text-properties officeooo:rsid="00207d08" officeooo:paragraph-rsid="00207d08"/>
    </style:style>
    <style:style style:name="P77" style:family="paragraph" style:parent-style-name="Table_20_Contents">
      <style:paragraph-properties fo:text-align="center" style:justify-single-word="false"/>
      <style:text-properties officeooo:rsid="00207d08" officeooo:paragraph-rsid="00207d08"/>
    </style:style>
    <style:style style:name="P78" style:family="paragraph" style:parent-style-name="Standard">
      <style:text-properties fo:font-size="2pt" officeooo:paragraph-rsid="002261d2" style:font-size-asian="1.75pt" style:font-size-complex="2pt"/>
    </style:style>
    <style:style style:name="P79" style:family="paragraph" style:parent-style-name="Standard">
      <style:paragraph-properties fo:margin-top="0in" fo:margin-bottom="0in" style:contextual-spacing="false" fo:text-align="justify" style:justify-single-word="false"/>
      <style:text-properties fo:font-size="2pt" officeooo:paragraph-rsid="002261d2" style:font-size-asian="1.75pt" style:font-size-complex="2pt"/>
    </style:style>
    <style:style style:name="P80" style:family="paragraph" style:parent-style-name="Table_20_Contents">
      <style:paragraph-properties fo:text-align="center" style:justify-single-word="false"/>
      <style:text-properties officeooo:rsid="002261d2" officeooo:paragraph-rsid="002261d2"/>
    </style:style>
    <style:style style:name="P81" style:family="paragraph" style:parent-style-name="List_20_Paragraph" style:list-style-name="WWNum2">
      <style:paragraph-properties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List_20_Paragraph" style:list-style-name="WWNum2">
      <style:paragraph-properties fo:margin-top="0in" fo:margin-bottom="0in" style:contextual-spacing="true"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List_20_Paragraph" style:list-style-name="WWNum3">
      <style:paragraph-properties fo:margin-top="0.1665in" fo:margin-bottom="0.111in" style:contextual-spacing="true"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List_20_Paragraph" style:list-style-name="WWNum3">
      <style:paragraph-properties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List_20_Paragraph" style:list-style-name="WWNum6">
      <style:paragraph-properties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List_20_Paragraph" style:list-style-name="WWNum8">
      <style:paragraph-properties fo:hyphenation-ladder-count="no-limit"/>
      <style:text-properties officeooo:paragraph-rsid="001d97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List_20_Paragraph" style:list-style-name="WWNum7">
      <style:paragraph-properties fo:margin-top="0.1665in" fo:margin-bottom="0.111in" style:contextual-spacing="true" fo:hyphenation-ladder-count="no-limit"/>
      <style:text-properties officeooo:paragraph-rsid="001d97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List_20_Paragraph" style:list-style-name="WWNum7">
      <style:paragraph-properties fo:hyphenation-ladder-count="no-limit"/>
      <style:text-properties officeooo:paragraph-rsid="001d97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List_20_Paragraph" style:list-style-name="WWNum4">
      <style:paragraph-properties fo:margin-top="0in" fo:margin-bottom="0in" style:contextual-spacing="true" fo:line-height="100%" fo:text-align="start" style:justify-single-word="false" fo:orphans="2" fo:widows="2" fo:hyphenation-ladder-count="no-limit"/>
      <style:text-properties style:font-name="Calibri" fo:font-size="11pt" fo:language="pl" fo:country="PL" officeooo:paragraph-rsid="001c1165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List_20_Paragraph" style:list-style-name="WWNum5">
      <style:paragraph-properties fo:margin-top="0in" fo:margin-bottom="0in" style:contextual-spacing="true" fo:line-height="100%" fo:text-align="start" style:justify-single-word="false" fo:orphans="2" fo:widows="2" fo:hyphenation-ladder-count="no-limit"/>
      <style:text-properties style:font-name="Calibri" fo:font-size="11pt" fo:language="pl" fo:country="PL" officeooo:paragraph-rsid="001c1165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List_20_Paragraph" style:list-style-name="WWNum6">
      <style:paragraph-properties fo:hyphenation-ladder-count="no-limit">
        <style:tab-stops>
          <style:tab-stop style:position="-0.1874in"/>
        </style:tab-stops>
      </style:paragraph-properties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List_20_Paragraph" style:list-style-name="L10" style:master-page-name="">
      <loext:graphic-properties draw:fill="none"/>
      <style:paragraph-properties fo:margin-left="0in" fo:margin-right="0in" fo:margin-top="0in" fo:margin-bottom="0in" style:contextual-spacing="true" fo:text-align="justify" style:justify-single-word="false" fo:text-indent="-0.25in" style:auto-text-indent="false" style:page-number="auto" fo:background-color="transparent"/>
      <style:text-properties officeooo:paragraph-rsid="001ef25b"/>
    </style:style>
    <style:style style:name="P93" style:family="paragraph" style:parent-style-name="List_20_Paragraph" style:list-style-name="WWNum1">
      <style:paragraph-properties fo:margin-top="0in" fo:margin-bottom="0in" style:contextual-spacing="true" fo:text-align="justify" style:justify-single-word="false"/>
      <style:text-properties officeooo:paragraph-rsid="00207d08"/>
    </style:style>
    <style:style style:name="P94" style:family="paragraph" style:parent-style-name="List_20_Paragraph" style:list-style-name="WWNum3">
      <style:paragraph-properties fo:margin-top="0in" fo:margin-bottom="0in" style:contextual-spacing="true" fo:text-align="justify" style:justify-single-word="false"/>
      <style:text-properties officeooo:paragraph-rsid="002261d2"/>
    </style:style>
    <style:style style:name="P95" style:family="paragraph" style:parent-style-name="List_20_Paragraph" style:list-style-name="WWNum3">
      <style:paragraph-properties fo:margin-top="0in" fo:margin-bottom="0in" style:contextual-spacing="true" fo:text-align="justify" style:justify-single-word="false"/>
      <style:text-properties officeooo:paragraph-rsid="0024f727"/>
    </style:style>
    <style:style style:name="P96" style:family="paragraph" style:parent-style-name="List_20_Paragraph">
      <style:paragraph-properties fo:margin-top="0in" fo:margin-bottom="0in" style:contextual-spacing="true" fo:text-align="justify" style:justify-single-word="false"/>
      <style:text-properties officeooo:paragraph-rsid="0024f727"/>
    </style:style>
    <style:style style:name="P97" style:family="paragraph" style:parent-style-name="List_20_Paragraph">
      <loext:graphic-properties draw:fill="none"/>
      <style:paragraph-properties fo:margin-left="0in" fo:margin-right="0in" fo:margin-top="0in" fo:margin-bottom="0in" style:contextual-spacing="true" fo:text-align="justify" style:justify-single-word="false" fo:text-indent="0in" style:auto-text-indent="false" fo:background-color="transparent"/>
      <style:text-properties officeooo:paragraph-rsid="0024f727"/>
    </style:style>
    <style:style style:name="P98" style:family="paragraph" style:parent-style-name="List_20_Paragraph">
      <loext:graphic-properties draw:fill="none"/>
      <style:paragraph-properties fo:margin-left="-0.0618in" fo:margin-right="0in" fo:margin-top="0in" fo:margin-bottom="0in" style:contextual-spacing="true" fo:text-align="justify" style:justify-single-word="false" fo:text-indent="0in" style:auto-text-indent="false" fo:background-color="transparent"/>
      <style:text-properties officeooo:paragraph-rsid="0024f727"/>
    </style:style>
    <style:style style:name="P99" style:family="paragraph" style:parent-style-name="List_20_Paragraph">
      <style:paragraph-properties fo:margin-left="0in" fo:margin-top="0in" fo:margin-bottom="0in" style:contextual-spacing="true" fo:text-align="justify" style:justify-single-word="false"/>
      <style:text-properties officeooo:paragraph-rsid="0024f727"/>
    </style:style>
    <style:style style:name="P100" style:family="paragraph" style:parent-style-name="List_20_Paragraph" style:list-style-name="WWNum2">
      <style:paragraph-properties fo:margin-top="0in" fo:margin-bottom="0in" style:contextual-spacing="true" fo:text-align="justify" style:justify-single-word="false"/>
      <style:text-properties officeooo:paragraph-rsid="0024f727"/>
    </style:style>
    <style:style style:name="P101" style:family="paragraph" style:parent-style-name="List_20_Paragraph" style:list-style-name="WWNum5">
      <style:paragraph-properties fo:margin-top="0in" fo:margin-bottom="0in" style:contextual-spacing="true" fo:text-align="justify" style:justify-single-word="false"/>
      <style:text-properties officeooo:paragraph-rsid="0024f727"/>
    </style:style>
    <style:style style:name="P102" style:family="paragraph" style:parent-style-name="List_20_Paragraph" style:list-style-name="L12">
      <style:paragraph-properties fo:margin-top="0in" fo:margin-bottom="0in" style:contextual-spacing="true" fo:text-align="justify" style:justify-single-word="false"/>
      <style:text-properties officeooo:paragraph-rsid="0024f727"/>
    </style:style>
    <style:style style:name="P103" style:family="paragraph" style:parent-style-name="List_20_Paragraph">
      <loext:graphic-properties draw:fill="none"/>
      <style:paragraph-properties fo:margin-left="-0.0618in" fo:margin-right="0in" fo:margin-top="0in" fo:margin-bottom="0in" style:contextual-spacing="true" fo:text-align="justify" style:justify-single-word="false" fo:text-indent="0in" style:auto-text-indent="false" fo:background-color="transparent"/>
      <style:text-properties officeooo:rsid="0024f727" officeooo:paragraph-rsid="0024f727"/>
    </style:style>
    <style:style style:name="P104" style:family="paragraph" style:parent-style-name="List_20_Paragraph">
      <style:paragraph-properties fo:margin-left="0in" fo:margin-top="0in" fo:margin-bottom="0in" style:contextual-spacing="true" fo:text-align="justify" style:justify-single-word="false"/>
      <style:text-properties style:font-name="Times New Roman" officeooo:paragraph-rsid="0024f727" style:font-name-complex="Times New Roman1"/>
    </style:style>
    <style:style style:name="P105" style:family="paragraph" style:parent-style-name="List_20_Paragraph">
      <style:paragraph-properties fo:margin-left="0in" fo:margin-top="0in" fo:margin-bottom="0in" style:contextual-spacing="true" fo:text-align="center" style:justify-single-word="false"/>
      <style:text-properties style:font-name="Times New Roman" officeooo:paragraph-rsid="0024f727" style:font-name-complex="Times New Roman1"/>
    </style:style>
    <style:style style:name="P106" style:family="paragraph" style:parent-style-name="List_20_Paragraph">
      <style:paragraph-properties fo:margin-left="0in" fo:margin-top="0in" fo:margin-bottom="0in" style:contextual-spacing="true" fo:text-align="center" style:justify-single-word="false"/>
      <style:text-properties style:font-name="Times New Roman" officeooo:rsid="0024f727" officeooo:paragraph-rsid="0024f727" style:font-name-complex="Times New Roman1"/>
    </style:style>
    <style:style style:name="P107" style:family="paragraph" style:parent-style-name="List_20_Paragraph">
      <style:paragraph-properties fo:margin-left="0in" fo:margin-top="0in" fo:margin-bottom="0in" style:contextual-spacing="true" fo:text-align="center" style:justify-single-word="false"/>
      <style:text-properties officeooo:paragraph-rsid="0024f727"/>
    </style:style>
    <style:style style:name="P108" style:family="paragraph" style:parent-style-name="Standard" style:list-style-name="L1">
      <style:text-properties fo:language="pl" fo:country="PL" officeooo:rsid="001bf48e" officeooo:paragraph-rsid="001792b2"/>
    </style:style>
    <style:style style:name="P109" style:family="paragraph" style:parent-style-name="Standard" style:list-style-name="L1">
      <style:paragraph-properties fo:text-align="start" style:justify-single-word="false"/>
      <style:text-properties fo:language="pl" fo:country="PL" fo:font-style="normal" fo:font-weight="bold" officeooo:rsid="00199bcf" officeooo:paragraph-rsid="001792b2" style:font-style-asian="normal" style:font-weight-asian="bold" style:font-style-complex="normal" style:font-weight-complex="bold"/>
    </style:style>
    <style:style style:name="P110" style:family="paragraph" style:parent-style-name="Standard" style:list-style-name="L3">
      <style:paragraph-properties fo:text-align="start" style:justify-single-word="false"/>
      <style:text-properties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111" style:family="paragraph" style:parent-style-name="Standard" style:list-style-name="L2">
      <style:text-properties fo:language="pl" fo:country="PL" fo:font-style="normal" officeooo:rsid="00199bcf" officeooo:paragraph-rsid="001792b2" style:font-style-asian="normal" style:font-style-complex="normal"/>
    </style:style>
    <style:style style:name="P112" style:family="paragraph" style:parent-style-name="Standard" style:list-style-name="L2">
      <style:text-properties fo:language="pl" fo:country="PL" officeooo:rsid="00199bcf" officeooo:paragraph-rsid="001792b2"/>
    </style:style>
    <style:style style:name="P113" style:family="paragraph" style:parent-style-name="Standard" style:list-style-name="L6">
      <style:text-properties fo:language="pl" fo:country="PL" officeooo:rsid="00304016" officeooo:paragraph-rsid="001792b2"/>
    </style:style>
    <style:style style:name="P114" style:family="paragraph" style:parent-style-name="Standard" style:list-style-name="L6">
      <style:text-properties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115" style:family="paragraph" style:parent-style-name="Standard" style:list-style-name="L3">
      <style:paragraph-properties fo:text-align="start" style:justify-single-word="false"/>
      <style:text-properties fo:font-size="12pt"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116" style:family="paragraph" style:parent-style-name="Standard" style:list-style-name="L4">
      <style:text-properties fo:font-size="16pt" fo:language="pl" fo:country="PL" officeooo:rsid="00283841" officeooo:paragraph-rsid="001792b2"/>
    </style:style>
    <style:style style:name="P117" style:family="paragraph" style:parent-style-name="Standard" style:list-style-name="L5">
      <style:text-properties fo:font-size="16pt" fo:language="pl" fo:country="PL" fo:font-weight="bold" officeooo:rsid="00283841" officeooo:paragraph-rsid="001792b2" style:font-weight-asian="bold" style:font-weight-complex="bold"/>
    </style:style>
    <style:style style:name="P118" style:family="paragraph" style:parent-style-name="Standard" style:list-style-name="L5">
      <style:text-properties fo:font-size="16pt" fo:language="pl" fo:country="PL" fo:font-weight="bold" officeooo:rsid="002baa61" officeooo:paragraph-rsid="001792b2" style:font-weight-asian="bold" style:font-weight-complex="bold"/>
    </style:style>
    <style:style style:name="P119" style:family="paragraph" style:parent-style-name="Standard" style:list-style-name="L7">
      <style:paragraph-properties fo:text-align="start" style:justify-single-word="false"/>
      <style:text-properties style:font-name="Liberation Serif1" fo:font-size="18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120" style:family="paragraph" style:parent-style-name="Standard" style:list-style-name="L8">
      <style:paragraph-properties fo:text-align="start" style:justify-single-word="false"/>
      <style:text-properties style:font-name="Liberation Serif1" fo:font-size="18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121" style:family="paragraph" style:parent-style-name="Standard" style:list-style-name="L9">
      <style:paragraph-properties fo:text-align="start" style:justify-single-word="false"/>
      <style:text-properties style:font-name="Liberation Serif1" fo:font-size="18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/>
      <style:text-properties style:font-name="Calibri" fo:font-size="11pt" fo:language="pl" fo:country="PL" officeooo:paragraph-rsid="001c1165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/>
      <style:text-properties style:font-name="Calibri" fo:font-size="11pt" fo:language="pl" fo:country="PL" officeooo:paragraph-rsid="001d9777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4" style:family="paragraph" style:parent-style-name="Standard">
      <loext:graphic-properties draw:fill="none"/>
      <style:paragraph-properties fo:margin-left="-0.0618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/>
      <style:text-properties style:font-name="Calibri" fo:font-size="11pt" fo:language="pl" fo:country="PL" officeooo:paragraph-rsid="001c1165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Calibri" fo:font-size="11pt" fo:language="pl" fo:country="PL" officeooo:paragraph-rsid="001c1165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Calibri" fo:font-size="11pt" fo:language="pl" fo:country="PL" officeooo:paragraph-rsid="001d9777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7" style:family="paragraph" style:parent-style-name="Standard">
      <style:text-properties officeooo:paragraph-rsid="001c1165"/>
    </style:style>
    <style:style style:name="P128" style:family="paragraph" style:parent-style-name="Standard">
      <style:text-properties officeooo:paragraph-rsid="001d9777"/>
    </style:style>
    <style:style style:name="P129" style:family="paragraph" style:parent-style-name="Standard">
      <style:paragraph-properties fo:margin-top="0in" fo:margin-bottom="0in" style:contextual-spacing="false" fo:text-align="justify" style:justify-single-word="false" fo:break-before="page"/>
      <style:text-properties officeooo:paragraph-rsid="001e858c"/>
    </style:style>
    <style:style style:name="P130" style:family="paragraph" style:parent-style-name="Standard">
      <style:paragraph-properties fo:text-align="justify" style:justify-single-word="false"/>
      <style:text-properties officeooo:paragraph-rsid="00207d08"/>
    </style:style>
    <style:style style:name="P131" style:family="paragraph" style:parent-style-name="Standard">
      <style:paragraph-properties fo:margin-top="0in" fo:margin-bottom="0in" style:contextual-spacing="false" fo:text-align="justify" style:justify-single-word="false" fo:break-before="page"/>
      <style:text-properties officeooo:paragraph-rsid="002261d2"/>
    </style:style>
    <style:style style:name="P132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4f727"/>
    </style:style>
    <style:style style:name="P133" style:family="paragraph" style:parent-style-name="Standard">
      <style:paragraph-properties fo:text-align="center" style:justify-single-word="false" fo:break-before="page"/>
      <style:text-properties officeooo:paragraph-rsid="00207d08"/>
    </style:style>
    <style:style style:name="P134" style:family="paragraph" style:parent-style-name="Standard">
      <style:paragraph-properties fo:text-align="center" style:justify-single-word="false"/>
      <style:text-properties officeooo:paragraph-rsid="00207d08"/>
    </style:style>
    <style:style style:name="P135" style:family="paragraph" style:parent-style-name="Standard">
      <style:text-properties officeooo:paragraph-rsid="002261d2"/>
    </style:style>
    <style:style style:name="P13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officeooo:paragraph-rsid="0024f727" style:font-name-complex="Times New Roman1"/>
    </style:style>
    <style:style style:name="P137" style:family="paragraph" style:parent-style-name="Table_20_Contents">
      <style:paragraph-properties fo:text-align="center" style:justify-single-word="false"/>
    </style:style>
    <style:style style:name="P138" style:family="paragraph" style:parent-style-name="Table_20_Contents">
      <style:paragraph-properties fo:text-align="justify" style:justify-single-word="false"/>
    </style:style>
    <style:style style:name="P139" style:family="paragraph" style:parent-style-name="Table_20_Contents">
      <style:text-properties officeooo:rsid="0024f727" officeooo:paragraph-rsid="0024f727"/>
    </style:style>
    <style:style style:name="P140" style:family="paragraph" style:parent-style-name="Table_20_Contents">
      <style:paragraph-properties fo:text-align="justify" style:justify-single-word="false"/>
      <style:text-properties officeooo:rsid="0024f727" officeooo:paragraph-rsid="0024f727"/>
    </style:style>
    <style:style style:name="P141" style:family="paragraph" style:parent-style-name="Table_20_Contents">
      <style:paragraph-properties fo:text-align="center" style:justify-single-word="false"/>
      <style:text-properties officeooo:rsid="0024f727" officeooo:paragraph-rsid="0024f727"/>
    </style:style>
    <style:style style:name="P142" style:family="paragraph" style:parent-style-name="Table_20_Contents">
      <style:paragraph-properties fo:text-align="center" style:justify-single-word="false"/>
      <style:text-properties fo:color="#c9211e" loext:opacity="100%"/>
    </style:style>
    <style:style style:name="P143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24f727" style:font-size-asian="20pt" style:font-size-complex="20pt"/>
    </style:style>
    <style:style style:name="T1" style:family="text">
      <style:text-properties officeooo:rsid="00185ceb"/>
    </style:style>
    <style:style style:name="T2" style:family="text">
      <style:text-properties fo:language="pl" fo:country="PL"/>
    </style:style>
    <style:style style:name="T3" style:family="text">
      <style:text-properties officeooo:rsid="001b267a"/>
    </style:style>
    <style:style style:name="T4" style:family="text">
      <style:text-properties officeooo:rsid="001bf48e"/>
    </style:style>
    <style:style style:name="T5" style:family="text">
      <style:text-properties fo:font-style="normal" fo:font-weight="bold" officeooo:rsid="001bf48e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bf48e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83841" style:font-style-asian="italic" style:font-weight-asian="bold" style:font-style-complex="italic" style:font-weight-complex="bold"/>
    </style:style>
    <style:style style:name="T10" style:family="text">
      <style:text-properties fo:font-size="12pt"/>
    </style:style>
    <style:style style:name="T11" style:family="text">
      <style:text-properties fo:color="#c9211e" loext:opacity="100%" fo:font-size="12pt"/>
    </style:style>
    <style:style style:name="T12" style:family="text">
      <style:text-properties fo:color="#000000" loext:opacity="100%" fo:font-size="12pt"/>
    </style:style>
    <style:style style:name="T13" style:family="text">
      <style:text-properties fo:color="#000000" loext:opacity="100%" style:font-name="Liberation Serif1" fo:font-size="15pt" style:text-underline-style="solid" style:text-underline-width="auto" style:text-underline-color="font-color" fo:font-weight="bold" style:font-size-asian="11pt" style:font-weight-asian="bold" style:font-size-complex="12pt"/>
    </style:style>
    <style:style style:name="T14" style:family="text">
      <style:text-properties fo:color="#000000" loext:opacity="100%" style:font-name="Liberation Serif1" fo:font-size="15pt" style:text-underline-style="solid" style:text-underline-width="auto" style:text-underline-color="font-color" fo:font-weight="bold" officeooo:rsid="001bf48e" style:font-size-asian="11pt" style:font-weight-asian="bold" style:font-size-complex="12pt"/>
    </style:style>
    <style:style style:name="T15" style:family="text">
      <style:text-properties fo:color="#000000" loext:opacity="100%" style:font-name="Liberation Serif1" fo:font-size="13pt" style:text-underline-style="solid" style:text-underline-width="auto" style:text-underline-color="font-color" fo:font-weight="bold" style:font-size-asian="11pt" style:font-weight-asian="bold" style:font-size-complex="1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officeooo:rsid="00199bcf" style:font-size-asian="20pt" style:font-size-complex="20pt"/>
    </style:style>
    <style:style style:name="T18" style:family="text">
      <style:text-properties fo:font-size="20pt" officeooo:rsid="002763a0" style:font-size-asian="20pt" style:font-size-complex="20pt"/>
    </style:style>
    <style:style style:name="T19" style:family="text">
      <style:text-properties fo:font-size="20pt" officeooo:rsid="00185ceb" style:font-size-asian="20pt" style:font-size-complex="20pt"/>
    </style:style>
    <style:style style:name="T20" style:family="text">
      <style:text-properties fo:font-size="20pt" officeooo:rsid="001792b2" style:font-size-asian="20pt" style:font-size-complex="20pt"/>
    </style:style>
    <style:style style:name="T21" style:family="text">
      <style:text-properties officeooo:rsid="002baa61"/>
    </style:style>
    <style:style style:name="T22" style:family="text">
      <style:text-properties officeooo:rsid="002d017c"/>
    </style:style>
    <style:style style:name="T23" style:family="text">
      <style:text-properties officeooo:rsid="002df4bc"/>
    </style:style>
    <style:style style:name="T24" style:family="text">
      <style:text-properties officeooo:rsid="002e9a5d"/>
    </style:style>
    <style:style style:name="T25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="Liberation Serif1" fo:font-size="18pt" fo:language="pl" fo:country="PL" fo:font-style="normal" fo:font-weight="normal" officeooo:rsid="001c1165" style:font-style-asian="normal" style:font-weight-asian="normal" style:font-style-complex="normal" style:font-weight-complex="normal"/>
    </style:style>
    <style:style style:name="T28" style:family="text">
      <style:text-properties officeooo:rsid="001792b2"/>
    </style:style>
    <style:style style:name="T29" style:family="text">
      <style:text-properties officeooo:rsid="001b6bfa"/>
    </style:style>
    <style:style style:name="T30" style:family="text">
      <style:text-properties fo:font-size="14pt"/>
    </style:style>
    <style:style style:name="T31" style:family="text">
      <style:text-properties fo:font-size="10pt"/>
    </style:style>
    <style:style style:name="T32" style:family="text">
      <style:text-properties officeooo:rsid="001c1165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c1165" style:font-weight-asian="bold" style:font-weight-complex="bold"/>
    </style:style>
    <style:style style:name="T36" style:family="text">
      <style:text-properties fo:font-weight="bold" officeooo:rsid="002261d2" style:font-weight-asian="bold" style:font-weight-complex="bold"/>
    </style:style>
    <style:style style:name="T37" style:family="text">
      <style:text-properties style:font-name="Liberation Serif3" fo:font-weight="bold" style:font-weight-asian="bold" style:font-weight-complex="bold"/>
    </style:style>
    <style:style style:name="T38" style:family="text">
      <style:text-properties style:font-name="Liberation Serif3" fo:font-weight="bold" officeooo:rsid="001c1165" style:font-weight-asian="bold" style:font-weight-complex="bold"/>
    </style:style>
    <style:style style:name="T39" style:family="text">
      <style:text-properties style:font-name="Calibri" style:font-name-asian="Calibri1"/>
    </style:style>
    <style:style style:name="T40" style:family="text">
      <style:text-properties officeooo:rsid="001d9777"/>
    </style:style>
    <style:style style:name="T41" style:family="text">
      <style:text-properties officeooo:rsid="001e858c"/>
    </style:style>
    <style:style style:name="T42" style:family="text">
      <style:text-properties officeooo:rsid="001ef25b"/>
    </style:style>
    <style:style style:name="T43" style:family="text">
      <style:text-properties officeooo:rsid="00207d08"/>
    </style:style>
    <style:style style:name="T44" style:family="text">
      <style:text-properties officeooo:rsid="002261d2"/>
    </style:style>
    <style:style style:name="T45" style:family="text">
      <style:text-properties officeooo:rsid="0024f727"/>
    </style:style>
    <style:style style:name="T46" style:family="text">
      <style:text-properties style:font-name="Times New Roman" style:font-name-complex="Times New Roman1"/>
    </style:style>
    <style:style style:name="T47" style:family="text">
      <style:text-properties style:font-name="Times New Roman" officeooo:rsid="0024f727" style:font-name-complex="Times New Roman1"/>
    </style:style>
    <style:style style:name="T48" style:family="text">
      <style:text-properties style:font-name="Times New Roman" fo:font-weight="bold" style:font-weight-asian="bold" style:font-name-complex="Times New Roman1"/>
    </style:style>
    <style:style style:name="T49" style:family="text">
      <style:text-properties style:font-name="Times New Roman" fo:font-weight="bold" style:font-weight-asian="bold" style:font-name-complex="Times New Roman1" style:font-weight-complex="bold"/>
    </style:style>
    <style:style style:name="T50" style:family="text">
      <style:text-properties style:font-name="Times New Roman" fo:font-weight="bold" officeooo:rsid="0024f727" style:font-weight-asian="bold" style:font-name-complex="Times New Roman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Podstawy rachunkowości (cwiczenia) <text:span text:style-name="T1">(2023/1</text:span><text:span text:style-name="T28">0</text:span><text:span text:style-name="T1">/4)</text:span></text:p>
      <text:p text:style-name="P13">Pierwsze spotkanie:</text:p>
      <text:p text:style-name="P13"/>
      <text:p text:style-name="P5">Prowadząca: Karolina Smetek</text:p>
      <text:p text:style-name="P16"><text:span text:style-name="T2">e-mail: </text:span><text:a xlink:type="simple" xlink:href="mailto:karolina.smetek@tu.koszalin.pl" text:style-name="Internet_20_link" text:visited-style-name="Visited_20_Internet_20_Link"><text:span text:style-name="T2">karolina.smetek@tu.koszalin.pl</text:span></text:a></text:p>
      <text:p text:style-name="P4">Konsultacja 12:20-13:20 (pt)</text:p>
      <text:p text:style-name="P4"/>
      <text:p text:style-name="P4">Literatura:</text:p>
      <text:p text:style-name="P4"><text:tab/>Podstawowa:</text:p>
      <text:p text:style-name="P4"><text:tab/><text:tab/>Ustawa z dnia 29/4/1994 o rachunkowości</text:p>
      <text:p text:style-name="P4"><text:tab/><text:tab/>Zadania z podstaw rachunkowości, Politechnika Koszalińska 2019</text:p>
      <text:p text:style-name="P4"><text:tab/><text:tab/>Podręcznik do samodzielnej nauki księgowania, ODDK Gdańsk 2018</text:p>
      <text:p text:style-name="P4"/>
      <text:p text:style-name="P4">Temawy zajęć:</text:p>
      <text:p text:style-name="P4">1. Zasady I funkcje rachunkowości, klasyfukacja aktywów I pasywów</text:p>
      <text:p text:style-name="P4">2. Tworzenie bilansu uproszczonego</text:p>
      <text:p text:style-name="P4">3. Operacje gospodarcze I ich wpływ na strukture bilansu</text:p>
      <text:p text:style-name="P4">4. Ewidencja operacji na kontach biłansowych, tworzenie zeswawienia obrorów o sald</text:p>
      <text:p text:style-name="P4">5. Księgi pomocnicze I poprawianie błędów księgowych</text:p>
      <text:p text:style-name="P4">6. Ewidencja na kontach wynikowych I tworzenie wyniky finansowego.</text:p>
      <text:p text:style-name="P4"/>
      <text:p text:style-name="P4">Warunki zaliczenia przedmiotu:</text:p>
      <text:p text:style-name="P4">2 kołokwiuma (1,2,3) (4,5,6)</text:p>
      <text:p text:style-name="P4">Max. 2 nieobecności bez dokumentów</text:p>
      <text:p text:style-name="P4">Zaliczenie od 55%</text:p>
      <text:p text:style-name="P4"/>
      <text:p text:style-name="P36">Podstawy rachunkowości (cwiczenia) <text:span text:style-name="T1">(2023/1</text:span><text:span text:style-name="T28">0</text:span><text:span text:style-name="T1">/</text:span><text:span text:style-name="T3">11</text:span><text:span text:style-name="T1">)</text:span></text:p>
      <text:p text:style-name="P17"><text:span text:style-name="T4">Efekty uczenia się</text:span>:</text:p>
      <text:p text:style-name="P17"/>
      <text:p text:style-name="P6"><text:span text:style-name="T5">Wiedza</text:span><text:span text:style-name="T8">:</text:span></text:p>
      <text:list text:style-name="L1">
        <text:list-item>
          <text:p text:style-name="P108">Podstawowe przepisy prawne regulujące zasady, metody, I techniki prowadzenia rachunkowości w jednostkach gospodarczych</text:p>
        </text:list-item>
        <text:list-item>
          <text:p text:style-name="P108">Zasady ujmowania operacji gospodarczych na kontach księgowych oraz sposób interpretacji zapisów ujętnych w ewidencji księgowych</text:p>
        </text:list-item>
        <text:list-item>
          <text:p text:style-name="P108">Zakres, ogólna struktura sprawodzewnia finansowego sporzadzonego według zasad <text:span text:style-name="T6">obowiązajacych</text:span></text:p>
          <text:p text:style-name="P109"/>
        </text:list-item>
      </text:list>
      <text:p text:style-name="P9">Umiejętności:</text:p>
      <text:list text:style-name="L2">
        <text:list-item>
          <text:p text:style-name="P111">-</text:p>
        </text:list-item>
        <text:list-item>
          <text:p text:style-name="P111">-</text:p>
        </text:list-item>
        <text:list-item>
          <text:p text:style-name="P111">-</text:p>
          <text:p text:style-name="P111"/>
        </text:list-item>
      </text:list>
      <text:p text:style-name="P9">Kompetencje:</text:p>
      <text:list text:continue-numbering="true" text:style-name="L2">
        <text:list-item>
          <text:p text:style-name="P112">-</text:p>
        </text:list-item>
        <text:list-item>
          <text:p text:style-name="P112">-</text:p>
        </text:list-item>
        <text:list-item>
          <text:p text:style-name="P112">-</text:p>
        </text:list-item>
      </text:list>
      <text:p text:style-name="P7"/>
      <text:p text:style-name="P7"/>
      <text:p text:style-name="P17"><text:span text:style-name="T4">Aktywa</text:span>:</text:p>
      <text:p text:style-name="P18">Podział aktywów</text:p>
      <text:p text:style-name="P18"/>
      <text:list text:style-name="L3">
        <text:list-item>
          <text:p text:style-name="P115">Aktywa trwałe (długoterminowy – od 1 roku)</text:p>
          <text:list>
            <text:list-item>
              <text:p text:style-name="P115">Wartości prawne/niematerialne (patenty, opragromowania, licencje)</text:p>
            </text:list-item>
            <text:list-item>
              <text:p text:style-name="P115">Rzeczowe aktywa (środki trwałe, nieruchomość, środki transportu, maszyny, środki trwałe w budowie)</text:p>
            </text:list-item>
            <text:list-item>
              <text:p text:style-name="P115">Należności długoterminowe ()</text:p>
            </text:list-item>
            <text:list-item>
              <text:p text:style-name="P115">Inwestycje długoterminowe (udzielone pożyczki, papiery wartościowe, akcje, udziały od 1 roku)</text:p>
            </text:list-item>
            <text:list-item>
              <text:p text:style-name="P115">Długoterminowe rozliczenia międzyokresowe</text:p>
              <text:p text:style-name="P115"/>
            </text:list-item>
          </text:list>
        </text:list-item>
        <text:list-item>
          <text:p text:style-name="P115">Aktywa obrotowe (krótkoterminowy – do 1 roku)</text:p>
          <text:list>
            <text:list-item>
              <text:p text:style-name="P115">Zapasy (Materiały, półprodukty produkcja w toku, produkty/wyroby gotowe, towary)</text:p>
            </text:list-item>
            <text:list-item>
              <text:p text:style-name="P110"><text:span text:style-name="T10">Należności ktrótoterminowe (Należności od odbiorców </text:span><text:span text:style-name="T11">(</text:span><text:span text:style-name="T12">do 12 miesięcy, </text:span><text:span text:style-name="T11">od 12 miesięcy)</text:span><text:span text:style-name="T12">, należności od pracowników</text:span><text:span text:style-name="T10">)</text:span></text:p>
            </text:list-item>
            <text:list-item>
              <text:p text:style-name="P110">Inwestycje krótkoterminowe (<text:span text:style-name="T10">udzielone pożyczki do 12 miesięcy, akcje I udziały do 12 miesięcy, środki pieniężnie w kasie, na rachunkach bankowych</text:span>)</text:p>
            </text:list-item>
            <text:list-item>
              <text:p text:style-name="P110">Krótkoterminowe rozliczenia międzyokresowe 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1"><text:span text:style-name="T13">Zadanie 6. (1.14/s.17)</text:span><text:span text:style-name="T15">:</text:span>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Aktywa trwale</text:p>
          </table:table-cell>
          <table:table-cell table:style-name="Table1.B1" office:value-type="string">
            <text:p text:style-name="P8">Aktywa obrotowe</text:p>
          </table:table-cell>
        </table:table-row>
        <table:table-row>
          <table:table-cell table:style-name="Table1.A2" office:value-type="string">
            <text:p text:style-name="P8">1,2,3,6,8,10,11,14</text:p>
          </table:table-cell>
          <table:table-cell table:style-name="Table1.B2" office:value-type="string">
            <text:p text:style-name="P8">4,5,7,12,13,15,16</text:p>
          </table:table-cell>
        </table:table-row>
      </table:table>
      <text:p text:style-name="P2"/>
      <text:p text:style-name="P1"><text:soft-page-break/><text:span text:style-name="T13">Zadanie </text:span><text:span text:style-name="T14">7</text:span><text:span text:style-name="T13">. (1.1</text:span><text:span text:style-name="T14">5</text:span><text:span text:style-name="T13">/s.17-</text:span><text:span text:style-name="T14">18</text:span><text:span text:style-name="T13">)</text:span><text:span text:style-name="T15">:</text:span>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ktywa trwale</text:p>
          </table:table-cell>
          <table:table-cell table:style-name="Table2.B1" office:value-type="string">
            <text:p text:style-name="P8">Aktywa obrotowe</text:p>
          </table:table-cell>
        </table:table-row>
        <table:table-row>
          <table:table-cell table:style-name="Table2.A2" office:value-type="string">
            <text:p text:style-name="P8">2, 3, 5, 8, 10, 12, 13</text:p>
          </table:table-cell>
          <table:table-cell table:style-name="Table2.B2" office:value-type="string">
            <text:p text:style-name="P8">1, 4, 6, 7, 9, 11, 14, 15, 16</text:p>
          </table:table-cell>
        </table:table-row>
      </table:table>
      <text:p text:style-name="P2"/>
      <text:p text:style-name="P11"><text:span text:style-name="T17">Pod</text:span><text:span text:style-name="T16">stawy rachunkowości (</text:span><text:span text:style-name="T18">czwiczenia</text:span><text:span text:style-name="T16">) </text:span><text:span text:style-name="T19">(2023/1</text:span><text:span text:style-name="T20">0</text:span><text:span text:style-name="T19">/1</text:span><text:span text:style-name="T16">8</text:span><text:span text:style-name="T19">)</text:span></text:p>
      <text:p text:style-name="P14">Pasywa</text:p>
      <text:p text:style-name="P33">Podział pasywów:</text:p>
      <text:list text:style-name="L4">
        <text:list-item>
          <text:p text:style-name="P116">Kapitał własny</text:p>
        </text:list-item>
        <text:list-item>
          <text:p text:style-name="P116">Zobowiązanie I rezerwy zabowiązania</text:p>
        </text:list-item>
      </text:list>
      <text:p text:style-name="P34"/>
      <text:p text:style-name="P33">Podział kapitału (funduszu) własnego:</text:p>
      <text:list text:style-name="L5">
        <text:list-item>
          <text:p text:style-name="P117">Kapitał (fundusz) podstawowy (Fundament przedsiębiorstwa)</text:p>
        </text:list-item>
        <text:list-item>
          <text:p text:style-name="P117">Kapitał (fundusz) zapasowy </text:p>
        </text:list-item>
        <text:list-item>
          <text:p text:style-name="P117">Kapitał (fundusz) z aktualizacji wyceny </text:p>
        </text:list-item>
        <text:list-item>
          <text:p text:style-name="P117">Pozostałe kapitały (fundusze) rezerwowe</text:p>
        </text:list-item>
        <text:list-item>
          <text:p text:style-name="P117">Zysk (strata) z lat ubiegłych</text:p>
        </text:list-item>
        <text:list-item>
          <text:p text:style-name="P117">Zysk (strata) netto</text:p>
        </text:list-item>
        <text:list-item>
          <text:p text:style-name="P117">Odpisy z zysku netto w ciągu roku obrotowego (wieklość ujemna)</text:p>
        </text:list-item>
      </text:list>
      <text:p text:style-name="P33"/>
      <text:p text:style-name="P33">Zobowiązanie I rezerwy zabowiązania:</text:p>
      <text:list text:continue-numbering="true" text:style-name="L5">
        <text:list-item>
          <text:p text:style-name="P117"><text:span text:style-name="T21">R</text:span>ezerwy <text:span text:style-name="T21">na </text:span>zabowiązania <text:span text:style-name="T22">(np. Nagrody, odpłaty)</text:span></text:p>
        </text:list-item>
        <text:list-item>
          <text:p text:style-name="P117"><text:span text:style-name="T21">Z</text:span>abowiązania <text:span text:style-name="T21">długoterminowe </text:span><text:span text:style-name="T22">(zobowiązania od 12 miesięcy </text:span><text:span text:style-name="T23">– np. Kredyty, otrzymane pożyczki, papiery wartościowe (obligacje) </text:span><text:span text:style-name="T22">)</text:span></text:p>
        </text:list-item>
        <text:list-item>
          <text:p text:style-name="P117"><text:span text:style-name="T21">Z</text:span>abowiązania <text:span text:style-name="T21">krótkoterminowe </text:span><text:span text:style-name="T22">(zobowiązania do 12 miesięcy – </text:span><text:span text:style-name="T23">np. Zobowiązane publiczno-prawne, weksle, papiery wartościowe, wynagrodzenia, </text:span><text:span text:style-name="T24">fundusze specjalne (ZFSS), </text:span><text:span text:style-name="T23">)</text:span></text:p>
        </text:list-item>
        <text:list-item>
          <text:p text:style-name="P118">Rozliczenia międzyokresowe</text:p>
          <text:p text:style-name="P118"/>
        </text:list-item>
      </text:list>
      <text:p text:style-name="P15">Czym ogólnie jest bilans?</text:p>
      <text:list text:style-name="L6">
        <text:list-item>
          <text:p text:style-name="P113"><text:span text:style-name="T9">D</text:span><text:span text:style-name="T7">wusteonne zestawienie aktywów I pasywów sporządzone na określony dzień I w określinej formie</text:span></text:p>
        </text:list-item>
        <text:list-item>
          <text:p text:style-name="P114">Jest zestawianu co najmniej na koniec każdego roku obrotowego</text:p>
        </text:list-item>
      </text:list>
      <text:p text:style-name="P3"/>
      <text:p text:style-name="P10"><text:span text:style-name="T25">Σ</text:span><text:span text:style-name="T26"> Aktywa = </text:span><text:span text:style-name="T25">Σ</text:span><text:span text:style-name="T26"> Pasywa</text:span></text:p>
      <text:p text:style-name="P22">Aktywa trwałe + Aktywa obrorowe = Kapitał własny + Zobowiązania I rezerwy na nich </text:p>
      <text:p text:style-name="P22"/>
      <text:p text:style-name="P21"/>
      <text:p text:style-name="P21"/>
      <text:p text:style-name="P37">Podstawy rachunkowości (cwiczenia) <text:span text:style-name="T1">(2023/1</text:span><text:span text:style-name="T29">2</text:span><text:span text:style-name="T1">/</text:span><text:span text:style-name="T29">6</text:span><text:span text:style-name="T1">)</text:span></text:p>
      <text:p text:style-name="P21"/>
      <text:p text:style-name="P21"/>
      <text:p text:style-name="P24">Operacji rachunkowe:</text:p>
      <text:list text:style-name="L7">
        <text:list-item>
          <text:p text:style-name="P119">Aktywne:</text:p>
        </text:list-item>
      </text:list>
      <text:p text:style-name="P24"><text:span text:style-name="T31">Wn</text:span><text:tab/>Kasa <text:s text:c="4"/><text:span text:style-name="T31">Ma</text:span><text:tab/><text:tab/><text:tab/><text:tab/><text:tab/><text:span text:style-name="T31">Wn</text:span><text:tab/>Rachunki na <text:s text:c="4"/><text:span text:style-name="T31">Ma</text:span></text:p>
      <text:p text:style-name="P23"><text:s text:c="3"/>Sp<text:tab/><text:tab/> <text:s text:c="2"/><text:tab/><text:tab/><text:tab/><text:tab/><text:tab/><text:tab/> <text:s text:c="5"/>Sp <text:s text:c="25"/>1) 50</text:p>
      <text:p text:style-name="P23">1) 50</text:p>
      <text:p text:style-name="P23"/>
      <text:list text:style-name="L8">
        <text:list-item>
          <text:p text:style-name="P120">Pasywne:</text:p>
        </text:list-item>
      </text:list>
      <text:p text:style-name="P24"><text:span text:style-name="T10">Wn <text:s/></text:span>Kapitał podstawowy <text:span text:style-name="T10">Ma<text:tab/><text:tab/><text:tab/>Wn <text:s/></text:span>Zysk z lat ubiegłych <text:span text:style-name="T10">Ma</text:span></text:p>
      <text:p text:style-name="P24"><text:span text:style-name="T10"><text:tab/><text:tab/><text:tab/><text:tab/></text:span><text:span text:style-name="T30">Sp<text:tab/><text:tab/><text:tab/><text:tab/><text:tab/>2) 70<text:tab/><text:tab/><text:tab/>Sp</text:span></text:p>
      <text:p text:style-name="P23"><text:tab/><text:tab/><text:tab/><text:tab/>2) 70</text:p>
      <text:p text:style-name="P24"><text:span text:style-name="T30"/></text:p>
      <text:list text:style-name="L9">
        <text:list-item>
          <text:p text:style-name="P121">Aktywne-pasywne ↑, Aktywne-pasywne ↓</text:p>
        </text:list-item>
      </text:list>
      <text:p text:style-name="P24"/>
      <text:p text:style-name="P24"><text:span text:style-name="T31">Wn</text:span><text:tab/>Kasa <text:s text:c="4"/><text:span text:style-name="T31">Ma</text:span><text:tab/><text:tab/><text:tab/><text:tab/><text:tab/><text:span text:style-name="T31">Wn</text:span><text:tab/>Rachunki na <text:s text:c="4"/><text:span text:style-name="T31">Ma</text:span></text:p>
      <text:p text:style-name="P23"><text:s text:c="3"/>Sp<text:tab/><text:tab/> <text:s/>80 <text:tab/><text:tab/><text:tab/><text:tab/><text:tab/><text:tab/> <text:s text:c="5"/>80 <text:s text:c="25"/>Sp</text:p>
      <text:p text:style-name="P23"><text:s text:c="3"/>200<text:tab/><text:tab/><text:tab/><text:tab/><text:tab/><text:tab/><text:tab/><text:tab/><text:tab/><text:tab/><text:tab/> <text:s text:c="4"/>200</text:p>
      <text:p text:style-name="P25"/>
      <text:p text:style-name="P25"/>
      <text:p text:style-name="P65"><text:span text:style-name="T27">Zadanie 4: <text:s/></text:span>Bilans otwarcia przedsiębiorstwa państwowego POL-BAR przedstawia się następująco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2" office:value-type="string">
            <text:p text:style-name="P122" loext:marker-style-name="T33"><text:span text:style-name="T33">AKTYWA</text:span></text:p>
          </table:table-cell>
          <table:covered-table-cell/>
          <table:table-cell table:style-name="Table6.A1" table:number-columns-spanned="2" office:value-type="string">
            <text:p text:style-name="P122" loext:marker-style-name="T33"><text:span text:style-name="T33">PASYWA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24" loext:marker-style-name="T39">- Środki trwałe</text:p>
            <text:p text:style-name="P125" loext:marker-style-name="T39">- Materiały</text:p>
            <text:p text:style-name="P125" loext:marker-style-name="T39">- produkty gotowe</text:p>
            <text:p text:style-name="P125" loext:marker-style-name="T39">- Należności od odbiorców</text:p>
            <text:p text:style-name="P125" loext:marker-style-name="T39">- Rachunki bankowe</text:p>
            <text:p text:style-name="P125" loext:marker-style-name="T39">- Kasa</text:p>
          </table:table-cell>
          <table:table-cell table:style-name="Table6.A1" office:value-type="string">
            <text:p text:style-name="P122" loext:marker-style-name="T39">200</text:p>
            <text:p text:style-name="P122" loext:marker-style-name="T39">20</text:p>
            <text:p text:style-name="P122" loext:marker-style-name="T39">30</text:p>
            <text:p text:style-name="P122" loext:marker-style-name="T39">120</text:p>
            <text:p text:style-name="P122" loext:marker-style-name="T39">190</text:p>
            <text:p text:style-name="P122" loext:marker-style-name="T39">50</text:p>
          </table:table-cell>
          <table:table-cell table:style-name="Table6.A1" office:value-type="string">
            <text:p text:style-name="P125" loext:marker-style-name="T39">- Fundusz przedsiębiorstwa</text:p>
            <text:p text:style-name="P125" loext:marker-style-name="T39">- Zobowiązania wobec dostawców</text:p>
            <text:p text:style-name="P125" loext:marker-style-name="T39">- Zobowiązania z tytułu podatków</text:p>
            <text:p text:style-name="P125" loext:marker-style-name="T39">- Zobowiązania wobec pracowników</text:p>
          </table:table-cell>
          <table:table-cell table:style-name="Table6.A1" office:value-type="string">
            <text:p text:style-name="P122" loext:marker-style-name="T39">360</text:p>
            <text:p text:style-name="P122" loext:marker-style-name="T39">110</text:p>
            <text:p text:style-name="P122" loext:marker-style-name="T39">60</text:p>
            <text:p text:style-name="P122" loext:marker-style-name="T39">80</text:p>
          </table:table-cell>
        </table:table-row>
        <table:table-row table:style-name="Table6.3">
          <table:table-cell table:style-name="Table6.A1" office:value-type="string">
            <text:p text:style-name="P122" loext:marker-style-name="T33"><text:span text:style-name="T33">SUMA BILANSOWA</text:span></text:p>
          </table:table-cell>
          <table:table-cell table:style-name="Table6.A1" office:value-type="string">
            <text:p text:style-name="P122" loext:marker-style-name="T39">610</text:p>
          </table:table-cell>
          <table:table-cell table:style-name="Table6.A1" office:value-type="string">
            <text:p text:style-name="P122" loext:marker-style-name="T33"><text:span text:style-name="T33">SUMA BILANSOWA</text:span></text:p>
          </table:table-cell>
          <table:table-cell table:style-name="Table6.A1" office:value-type="string">
            <text:p text:style-name="P122" loext:marker-style-name="T39">610</text:p>
          </table:table-cell>
        </table:table-row>
      </table:table>
      <text:p text:style-name="P39">W bieżącym okresie sprawozdawczym miały miejsce następujące operacje gospodarcze:</text:p>
      <text:list xml:id="list921319184" text:style-name="WWNum2">
        <text:list-item>
          <text:p text:style-name="P81">Spłacono część zobowiązań wobec dostawcy z rachunku bankowego (WB) <text:s/>………. 30</text:p>
        </text:list-item>
        <text:list-item>
          <text:p text:style-name="P81">Odprowadzono gotówkę z kasy do banku (WB) ……………………. 15</text:p>
        </text:list-item>
        <text:list-item>
          <text:p text:style-name="P81">Odbiorca wpłacił należność do kasy (KP) <text:s text:c="2"/>20</text:p>
        </text:list-item>
        <text:list-item>
          <text:p text:style-name="P81">Spłacono z rachunku bankowego część zobowiązań wobec pracowników (WB) <text:s text:c="2"/>30</text:p>
        </text:list-item>
        <text:list-item>
          <text:p text:style-name="P81">Podjęto gotówkę z rachunku bankowego do kasy (KP) …………………………………. 20</text:p>
        </text:list-item>
        <text:list-item>
          <text:p text:style-name="P81">Wypłacono z kasy zaliczkę pracownikowi na drobne zakupy (KW) ……………………….. 15</text:p>
        </text:list-item>
        <text:list-item>
          <text:p text:style-name="P81">Przyjęto do magazynu materiały zakupione przez pracownika z wypłaconej mu <text:line-break/>zaliczki (Pz) ………………………………………………………………. 12</text:p>
        </text:list-item>
        <text:list-item>
          <text:p text:style-name="P82">Pracownik wpłacił do kasy część niewykorzystanej zaliczki (KP) ……………………. …</text:p>
        </text:list-item>
      </text:list>
      <text:list xml:id="list1555836185" text:style-name="WWNum3">
        <text:list-item>
          <text:p text:style-name="P83">Na podstawie bilansu początkowego otworzyć konta</text:p>
        </text:list-item>
        <text:list-item>
          <text:p text:style-name="P84">Zaksięgować operacje gospodarcze</text:p>
        </text:list-item>
        <text:list-item>
          <text:p text:style-name="P84">Zamknąć konta <text:s text:c="4"/></text:p>
        </text:list-item>
        <text:list-item>
          <text:p text:style-name="P84">Sporządzić zestawienie obrotów i sald <text:s/><text:span text:style-name="T35">(</text:span><text:span text:style-name="T37">Wn – (po lewej) – debet Ma – (po prawej) – kredyt</text:span><text:span text:style-name="T38">)</text:span></text:p>
        </text:list-item>
      </text:list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 table:number-columns-repeated="2"/>
        <table:table-column table:style-name="Table3.G" table:number-columns-repeated="2"/>
        <table:table-row>
          <table:table-cell table:style-name="Table3.A1" table:number-columns-spanned="2" office:value-type="string">
            <text:p text:style-name="P26">Środki trwałe</text:p>
          </table:table-cell>
          <table:covered-table-cell/>
          <table:table-cell table:style-name="Table3.A1" table:number-columns-spanned="2" office:value-type="string">
            <text:p text:style-name="P26">Materialy</text:p>
          </table:table-cell>
          <table:covered-table-cell/>
          <table:table-cell table:style-name="Table3.A1" table:number-columns-spanned="2" office:value-type="string">
            <text:p text:style-name="P26">Produkty gotowe</text:p>
          </table:table-cell>
          <table:covered-table-cell/>
          <table:table-cell table:style-name="Table3.G1" table:number-columns-spanned="2" office:value-type="string">
            <text:p text:style-name="P27">Należności od odbiorców</text:p>
          </table:table-cell>
          <table:covered-table-cell/>
        </table:table-row>
        <table:table-row>
          <table:table-cell table:style-name="Table3.A2" office:value-type="string">
            <text:p text:style-name="P27">Sp) 200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31">Sp) 20 7) 12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7">Sp)30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>Sp)120</text:p>
            <text:p text:style-name="P27"/>
          </table:table-cell>
          <table:table-cell table:style-name="Table3.H2" office:value-type="string">
            <text:p text:style-name="P27">3) 20</text:p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32">Opłaty) 32</text:p>
            <text:p text:style-name="P32">Saldo) </text:p>
          </table:table-cell>
          <table:table-cell table:style-name="Table3.A2" office:value-type="string">
            <text:p text:style-name="P31">0</text:p>
            <text:p text:style-name="P31">32 SK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P40">120</text:p>
          </table:table-cell>
          <table:table-cell table:style-name="Table3.H2" office:value-type="string">
            <text:p text:style-name="P40">20</text:p>
            <text:p text:style-name="P40">100 SK</text:p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8"/>
          </table:table-cell>
          <table:table-cell table:style-name="Table3.A2" table:number-columns-spanned="2" office:value-type="string">
            <text:p text:style-name="P32">32 = 32</text:p>
          </table:table-cell>
          <table:covered-table-cell/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Standard"/>
          </table:table-cell>
          <table:table-cell table:style-name="Table3.H2" table:number-columns-spanned="2" office:value-type="string">
            <text:p text:style-name="P40">120 = 120</text:p>
          </table:table-cell>
          <table:covered-table-cell/>
        </table:table-row>
      </table:table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 table:number-columns-repeated="2"/>
        <table:table-row>
          <table:table-cell table:style-name="Table4.A1" table:number-columns-spanned="2" office:value-type="string">
            <text:p text:style-name="P26">Rachunki bankowe</text:p>
          </table:table-cell>
          <table:covered-table-cell/>
          <table:table-cell table:style-name="Table4.A1" table:number-columns-spanned="2" office:value-type="string">
            <text:p text:style-name="P26">Kasa</text:p>
          </table:table-cell>
          <table:covered-table-cell/>
          <table:table-cell table:style-name="Table4.A1" table:number-columns-spanned="2" office:value-type="string">
            <text:p text:style-name="P26">Fundusz przedsiębiorstwa</text:p>
          </table:table-cell>
          <table:covered-table-cell/>
          <table:table-cell table:style-name="Table4.G1" table:number-columns-spanned="2" office:value-type="string">
            <text:p text:style-name="P29">Zobowiązania wobec dostawców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7">Sp)190</text:p>
            <text:p text:style-name="P27">2)15</text:p>
          </table:table-cell>
          <table:table-cell table:style-name="Table4.A2" office:value-type="string">
            <text:p text:style-name="P27">1)30</text:p>
            <text:p text:style-name="P27">4)30 5)20</text:p>
          </table:table-cell>
          <table:table-cell table:style-name="Table4.A2" office:value-type="string">
            <text:p text:style-name="P27">Sp) 50 3)20 5)20 8)3</text:p>
          </table:table-cell>
          <table:table-cell table:style-name="Table4.A2" office:value-type="string">
            <text:p text:style-name="P19">2) 15</text:p>
            <text:p text:style-name="P19">6) 15</text:p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>Sp)360</text:p>
          </table:table-cell>
          <table:table-cell table:style-name="Table4.A2" office:value-type="string">
            <text:p text:style-name="P27">1)30</text:p>
          </table:table-cell>
          <table:table-cell table:style-name="Table4.H2" office:value-type="string">
            <text:p text:style-name="P27">Sp)110</text:p>
          </table:table-cell>
        </table:table-row>
        <table:table-row table:style-name="Table4.3">
          <table:table-cell table:style-name="Table4.A2" office:value-type="string">
            <text:p text:style-name="P27">205</text:p>
          </table:table-cell>
          <table:table-cell table:style-name="Table4.A2" office:value-type="string">
            <text:p text:style-name="P27">80</text:p>
            <text:p text:style-name="P27">125 SK</text:p>
          </table:table-cell>
          <table:table-cell table:style-name="Table4.A2" office:value-type="string">
            <text:p text:style-name="P27">93</text:p>
          </table:table-cell>
          <table:table-cell table:style-name="Table4.A2" office:value-type="string">
            <text:p text:style-name="P19">30</text:p>
            <text:p text:style-name="P19">63 SK</text:p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>30</text:p>
            <text:p text:style-name="P27">80 SK </text:p>
          </table:table-cell>
          <table:table-cell table:style-name="Table4.H2" office:value-type="string">
            <text:p text:style-name="P27">110 <text:s/>Opłaty</text:p>
            <text:p text:style-name="P27"><text:s text:c="8"/>Sałda</text:p>
          </table:table-cell>
        </table:table-row>
        <table:table-row table:style-name="Table4.4">
          <table:table-cell table:style-name="Table4.A2" table:number-columns-spanned="2" office:value-type="string">
            <text:p text:style-name="P26">205=205</text:p>
          </table:table-cell>
          <table:covered-table-cell/>
          <table:table-cell table:style-name="Table4.A2" table:number-columns-spanned="2" office:value-type="string">
            <text:p text:style-name="P26">93 = 93</text:p>
          </table:table-cell>
          <table:covered-table-cell/>
          <table:table-cell table:style-name="Table4.A2" table:number-columns-spanned="2" office:value-type="string">
            <text:p text:style-name="P27"/>
          </table:table-cell>
          <table:covered-table-cell/>
          <table:table-cell table:style-name="Table4.H2" table:number-columns-spanned="2" office:value-type="string">
            <text:p text:style-name="P26">110 = 110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C"/>
        <table:table-row>
          <table:table-cell table:style-name="Table5.A1" table:number-columns-spanned="2" office:value-type="string">
            <text:p text:style-name="P29">Zobowiązania z tytułu podatków</text:p>
          </table:table-cell>
          <table:covered-table-cell/>
          <table:table-cell table:style-name="Table5.A1" table:number-columns-spanned="2" office:value-type="string">
            <text:p text:style-name="P29">Zobowiązania wobec pracowników</text:p>
          </table:table-cell>
          <table:covered-table-cell/>
          <table:table-cell table:style-name="Table5.E1" table:number-columns-spanned="2" office:value-type="string">
            <text:p text:style-name="P30"><text:span text:style-name="T32">Należności od </text:span>pracowników</text:p>
          </table:table-cell>
          <table:covered-table-cell/>
        </table:table-row>
        <table:table-row>
          <table:table-cell table:style-name="Table5.A2" table:number-rows-spanned="3" office:value-type="string">
            <text:p text:style-name="P27"/>
          </table:table-cell>
          <table:table-cell table:style-name="Table5.A2" table:number-rows-spanned="3" office:value-type="string">
            <text:p text:style-name="P27">Sp)60</text:p>
          </table:table-cell>
          <table:table-cell table:style-name="Table5.A2" office:value-type="string">
            <text:p text:style-name="P27">4)30</text:p>
          </table:table-cell>
          <table:table-cell table:style-name="Table5.A2" office:value-type="string">
            <text:p text:style-name="P27">Sp)80</text:p>
          </table:table-cell>
          <table:table-cell table:style-name="Table5.A2" office:value-type="string">
            <text:p text:style-name="P27">6) 15</text:p>
          </table:table-cell>
          <table:table-cell table:style-name="Table5.F2" office:value-type="string">
            <text:p text:style-name="P27">7) 12 <text:s/>8) 3</text:p>
          </table:table-cell>
        </table:table-row>
        <table:table-row>
          <table:covered-table-cell table:style-name="Table5.A2"/>
          <table:covered-table-cell table:style-name="Table5.A2"/>
          <table:table-cell table:style-name="Table5.A2" office:value-type="string">
            <text:p text:style-name="P27">30</text:p>
            <text:p text:style-name="P27">50 SK</text:p>
          </table:table-cell>
          <table:table-cell table:style-name="Table5.A2" office:value-type="string">
            <text:p text:style-name="P27">80</text:p>
          </table:table-cell>
          <table:table-cell table:style-name="Table5.A2" office:value-type="string">
            <text:p text:style-name="P27">15</text:p>
          </table:table-cell>
          <table:table-cell table:style-name="Table5.F2" office:value-type="string">
            <text:p text:style-name="P27">15</text:p>
          </table:table-cell>
        </table:table-row>
        <table:table-row>
          <table:covered-table-cell table:style-name="Table5.A2"/>
          <table:covered-table-cell table:style-name="Table5.A2"/>
          <table:table-cell table:style-name="Table5.A2" table:number-columns-spanned="2" office:value-type="string">
            <text:p text:style-name="P26">80 = 80</text:p>
          </table:table-cell>
          <table:covered-table-cell/>
          <table:table-cell table:style-name="Table5.F2" table:number-columns-spanned="2" office:value-type="string">
            <text:p text:style-name="P26">15 = 15</text:p>
          </table:table-cell>
          <table:covered-table-cell/>
        </table:table-row>
      </table:table>
      <text:p text:style-name="P39" loext:marker-style-name="T33"><text:span text:style-name="T33">Zadanie 5. (4.11/s.56-57)</text:span></text:p>
      <text:p text:style-name="P39">W spółce akcyjnej BUBEL bilans majątkowy na początek okresu sprawozdawczego przedstawia się następująco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122" loext:marker-style-name="T33"><text:span text:style-name="T33">AKTYWA</text:span></text:p>
          </table:table-cell>
          <table:covered-table-cell/>
          <table:table-cell table:style-name="Table7.A1" table:number-columns-spanned="2" office:value-type="string">
            <text:p text:style-name="P122" loext:marker-style-name="T33"><text:span text:style-name="T33">PASYWA</text:span></text:p>
          </table:table-cell>
          <table:covered-table-cell/>
        </table:table-row>
        <table:table-row table:style-name="Table7.1">
          <table:table-cell table:style-name="Table7.A1" office:value-type="string">
            <text:list text:style-name="WWNum4">
              <text:list-item>
                <text:p text:style-name="P89" loext:marker-style-name="T39">Środki trwałe</text:p>
              </text:list-item>
              <text:list-item>
                <text:p text:style-name="P89" loext:marker-style-name="T39"><text:soft-page-break/>Materiały</text:p>
              </text:list-item>
              <text:list-item>
                <text:p text:style-name="P89" loext:marker-style-name="T39">Należności od odbiorców</text:p>
              </text:list-item>
              <text:list-item>
                <text:p text:style-name="P89" loext:marker-style-name="T39">Rachunki bankowe</text:p>
              </text:list-item>
              <text:list-item>
                <text:p text:style-name="P89" loext:marker-style-name="T39">Kasa</text:p>
              </text:list-item>
            </text:list>
          </table:table-cell>
          <table:table-cell table:style-name="Table7.A1" office:value-type="string">
            <text:p text:style-name="P122" loext:marker-style-name="T39">2 500</text:p>
            <text:p text:style-name="P122" loext:marker-style-name="T39"><text:soft-page-break/>200</text:p>
            <text:p text:style-name="P122" loext:marker-style-name="T39">500</text:p>
            <text:p text:style-name="P122" loext:marker-style-name="T39">1 200</text:p>
            <text:p text:style-name="P122" loext:marker-style-name="T39">700</text:p>
          </table:table-cell>
          <table:table-cell table:style-name="Table7.A1" office:value-type="string">
            <text:list xml:id="list3053244271" text:style-name="WWNum5">
              <text:list-item>
                <text:p text:style-name="P90" loext:marker-style-name="T39">Kapitał zakładowy</text:p>
              </text:list-item>
              <text:list-item>
                <text:p text:style-name="P90" loext:marker-style-name="T39"><text:soft-page-break/>Kredyty bankowe</text:p>
              </text:list-item>
              <text:list-item>
                <text:p text:style-name="P90" loext:marker-style-name="T39">Zobowiązania wobec dostawców</text:p>
              </text:list-item>
              <text:list-item>
                <text:p text:style-name="P90" loext:marker-style-name="T39">Zobowiązania publicznoprawne</text:p>
              </text:list-item>
              <text:list-item>
                <text:p text:style-name="P90" loext:marker-style-name="T39">Zobowiązania wobec pracowników</text:p>
              </text:list-item>
            </text:list>
          </table:table-cell>
          <table:table-cell table:style-name="Table7.A1" office:value-type="string">
            <text:p text:style-name="P122" loext:marker-style-name="T39">2 200</text:p>
            <text:p text:style-name="P122" loext:marker-style-name="T39"><text:soft-page-break/>700</text:p>
            <text:p text:style-name="P122" loext:marker-style-name="T39">1 000</text:p>
            <text:p text:style-name="P122" loext:marker-style-name="T39">400</text:p>
            <text:p text:style-name="P122" loext:marker-style-name="T39">800</text:p>
          </table:table-cell>
        </table:table-row>
        <table:table-row table:style-name="Table7.1">
          <table:table-cell table:style-name="Table7.A1" office:value-type="string">
            <text:p text:style-name="P122" loext:marker-style-name="T33"><text:span text:style-name="T33">SUMA BILANSOWA</text:span></text:p>
          </table:table-cell>
          <table:table-cell table:style-name="Table7.A1" office:value-type="string">
            <text:p text:style-name="P122" loext:marker-style-name="T39">5 100</text:p>
          </table:table-cell>
          <table:table-cell table:style-name="Table7.A1" office:value-type="string">
            <text:p text:style-name="P122" loext:marker-style-name="T33"><text:span text:style-name="T33">SUMA BILANSOWA</text:span></text:p>
          </table:table-cell>
          <table:table-cell table:style-name="Table7.A1" office:value-type="string">
            <text:p text:style-name="P122" loext:marker-style-name="T39">5 100</text:p>
          </table:table-cell>
        </table:table-row>
      </table:table>
      <text:p text:style-name="P39">W bieżącym okresie sprawozdawczym miały miejsce następujące operacje gospodarcze:</text:p>
      <text:list text:style-name="WWNum6">
        <text:list-item>
          <text:p text:style-name="P85">Spłacono część zobowiązań wobec dostawcy gotówką (KW) <text:s/><text:span text:style-name="T32">A-P-</text:span> 60</text:p>
        </text:list-item>
        <text:list-item>
          <text:p text:style-name="P85">Spłacono zobowiązania wobec pracownika (KW) <text:span text:style-name="T32">A-P-</text:span> 400</text:p>
        </text:list-item>
        <text:list-item>
          <text:p text:style-name="P85">Odbiorca reguluje należność gotówką (KP) <text:span text:style-name="T32">A+A-</text:span> 400</text:p>
        </text:list-item>
        <text:list-item>
          <text:p text:style-name="P85">Spłacono zobowiązania wobec dostawców przelewem z rachunku bankowego (WB) <text:span text:style-name="T32">A-P-</text:span> 200</text:p>
        </text:list-item>
        <text:list-item>
          <text:p text:style-name="P85">Zakupiono materiały od dostawcy – zapłata nastąpi w terminie późniejszym (Rach) <text:span text:style-name="T32">A+P+</text:span> 450</text:p>
        </text:list-item>
        <text:list-item>
          <text:p text:style-name="P85">Wypłacono z kasy pracownikowi zaliczkę na podróż służbową (KW) <text:span text:style-name="T32">A+А- </text:span>20</text:p>
        </text:list-item>
        <text:list-item>
          <text:p text:style-name="P85">Z rachunku bankowego spłacono ratę kredytu (WB) <text:span text:style-name="T32">A-P-</text:span> 30</text:p>
        </text:list-item>
        <text:list-item>
          <text:p text:style-name="P85">Zakupiono u dostawcy środki trwałe – zapłata nastąpi w terminie późniejszym (Rach) <text:span text:style-name="T32">A+P+</text:span> 900</text:p>
        </text:list-item>
        <text:list-item>
          <text:p text:style-name="P91">Spłacono zobowiązania wobec dostawców z przyznanego na ten cel kredytu bankowego (WB) <text:span text:style-name="T32">P+P-</text:span> 900</text:p>
        </text:list-item>
        <text:list-item>
          <text:p text:style-name="P85">Podjęto gotówkę z banku do kasy (WB) <text:span text:style-name="T32">A+A-</text:span>. 20</text:p>
        </text:list-item>
        <text:list-item>
          <text:p text:style-name="P85">Wpłacono gotówkę z kasy do banku (WB) <text:span text:style-name="T32">A+A-</text:span>100</text:p>
        </text:list-item>
        <text:list-item>
          <text:p text:style-name="P85">Z rachunku bankowego dokonano przelewu środków na pokrycie zobowiązań publiczno-prawnych (WB) <text:s text:c="3"/><text:span text:style-name="T32">A-P- </text:span>100</text:p>
        </text:list-item>
      </text:list>
      <text:list xml:id="list125016259213235" text:continue-list="list1555836185" text:style-name="WWNum3">
        <text:list-item>
          <text:p text:style-name="P83">Na podstawie bilansu początkowego otworzyć konta, Zaksięgować operacje gospodarcze, Zamknąć konta, Sporządzić zestawienie obrotów i sald, Sporządzić bilans końcowy.</text:p>
        </text:list-item>
      </text:list>
      <table:table table:name="Table8" table:style-name="Table8">
        <table:table-column table:style-name="Table8.A" table:number-columns-repeated="9"/>
        <table:table-column table:style-name="Table8.J"/>
        <table:table-row>
          <table:table-cell table:style-name="Table8.A1" table:number-columns-spanned="2" office:value-type="string">
            <text:p text:style-name="P43">Środki trwałe</text:p>
          </table:table-cell>
          <table:covered-table-cell/>
          <table:table-cell table:style-name="Table8.A1" table:number-columns-spanned="2" office:value-type="string">
            <text:p text:style-name="P43">Materiały</text:p>
          </table:table-cell>
          <table:covered-table-cell/>
          <table:table-cell table:style-name="Table8.A1" table:number-columns-spanned="2" office:value-type="string">
            <text:p text:style-name="P42">Należności od odbiorców</text:p>
          </table:table-cell>
          <table:covered-table-cell/>
          <table:table-cell table:style-name="Table8.A1" table:number-columns-spanned="2" office:value-type="string">
            <text:p text:style-name="P42">Rachunki bankowe</text:p>
          </table:table-cell>
          <table:covered-table-cell/>
          <table:table-cell table:style-name="Table8.I1" table:number-columns-spanned="2" office:value-type="string">
            <text:p text:style-name="P42">Kasa</text:p>
          </table:table-cell>
          <table:covered-table-cell/>
        </table:table-row>
        <table:table-row>
          <table:table-cell table:style-name="Table8.A2" office:value-type="string">
            <text:p text:style-name="P50">Sp.2500</text:p>
            <text:p text:style-name="P50">8) 900</text:p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50">Sp.200</text:p>
            <text:p text:style-name="P50">5) 450</text:p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50">Sp.500</text:p>
          </table:table-cell>
          <table:table-cell table:style-name="Table8.A2" office:value-type="string">
            <text:p text:style-name="P50">3)400</text:p>
          </table:table-cell>
          <table:table-cell table:style-name="Table8.A2" office:value-type="string">
            <text:p text:style-name="P50">Sp.1200</text:p>
            <text:p text:style-name="P50">11) 100</text:p>
          </table:table-cell>
          <table:table-cell table:style-name="Table8.A2" office:value-type="string">
            <text:p text:style-name="P50">4)200</text:p>
            <text:p text:style-name="P50">7) 30</text:p>
            <text:p text:style-name="P50">10) 20</text:p>
            <text:p text:style-name="P50">12) 100</text:p>
          </table:table-cell>
          <table:table-cell table:style-name="Table8.A2" office:value-type="string">
            <text:p text:style-name="P50">Sp.700</text:p>
            <text:p text:style-name="P50">3)400</text:p>
            <text:p text:style-name="P50">10) 20</text:p>
          </table:table-cell>
          <table:table-cell table:style-name="Table8.J2" office:value-type="string">
            <text:p text:style-name="P50">1)60</text:p>
            <text:p text:style-name="P50">2)400</text:p>
            <text:p text:style-name="P50">6) 20</text:p>
            <text:p text:style-name="P50">11) 100</text:p>
          </table:table-cell>
        </table:table-row>
        <table:table-row>
          <table:table-cell table:style-name="Table8.A2" office:value-type="string">
            <text:p text:style-name="P50">3400</text:p>
          </table:table-cell>
          <table:table-cell table:style-name="Table8.A2" office:value-type="string">
            <text:p text:style-name="P50">3400SK</text:p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50">500</text:p>
          </table:table-cell>
          <table:table-cell table:style-name="Table8.A2" office:value-type="string">
            <text:p text:style-name="P50">400</text:p>
            <text:p text:style-name="P50">100 SK</text:p>
          </table:table-cell>
          <table:table-cell table:style-name="Table8.A2" office:value-type="string">
            <text:p text:style-name="P50">1300</text:p>
          </table:table-cell>
          <table:table-cell table:style-name="Table8.A2" office:value-type="string">
            <text:p text:style-name="P50">350</text:p>
            <text:p text:style-name="P50">950 SK</text:p>
          </table:table-cell>
          <table:table-cell table:style-name="Table8.A2" office:value-type="string">
            <text:p text:style-name="P43"/>
          </table:table-cell>
          <table:table-cell table:style-name="Table8.J2" office:value-type="string">
            <text:p text:style-name="P50"/>
          </table:table-cell>
        </table:table-row>
        <table:table-row>
          <table:table-cell table:style-name="Table8.A2" table:number-columns-spanned="2" office:value-type="string">
            <text:p text:style-name="P50">3400</text:p>
          </table:table-cell>
          <table:covered-table-cell/>
          <table:table-cell table:style-name="Table8.A2" table:number-columns-spanned="2" office:value-type="string">
            <text:p text:style-name="P43"/>
          </table:table-cell>
          <table:covered-table-cell/>
          <table:table-cell table:style-name="Table8.A2" table:number-columns-spanned="2" office:value-type="string">
            <text:p text:style-name="P50">500=500</text:p>
          </table:table-cell>
          <table:covered-table-cell/>
          <table:table-cell table:style-name="Table8.A2" table:number-columns-spanned="2" office:value-type="string">
            <text:p text:style-name="P50">1300=1300</text:p>
          </table:table-cell>
          <table:covered-table-cell/>
          <table:table-cell table:style-name="Table8.J2" table:number-columns-spanned="2" office:value-type="string">
            <text:p text:style-name="P43"/>
          </table:table-cell>
          <table:covered-table-cell/>
        </table:table-row>
        <table:table-row>
          <table:table-cell table:style-name="Table8.A2" table:number-columns-spanned="2" office:value-type="string">
            <text:p text:style-name="P42">Kapitał zakładowy</text:p>
          </table:table-cell>
          <table:covered-table-cell/>
          <table:table-cell table:style-name="Table8.A2" table:number-columns-spanned="2" office:value-type="string">
            <text:p text:style-name="P43">Kredyty bankowe</text:p>
          </table:table-cell>
          <table:covered-table-cell/>
          <table:table-cell table:style-name="Table8.A2" table:number-columns-spanned="2" office:value-type="string">
            <text:p text:style-name="P42">Zobowiązania wobec dostawców</text:p>
          </table:table-cell>
          <table:covered-table-cell/>
          <table:table-cell table:style-name="Table8.A2" table:number-columns-spanned="2" office:value-type="string">
            <text:p text:style-name="P43">Zobowiązania publicznoprawne</text:p>
          </table:table-cell>
          <table:covered-table-cell/>
          <table:table-cell table:style-name="Table8.J2" table:number-columns-spanned="2" office:value-type="string">
            <text:p text:style-name="P43">Zobowiązania wobec pracowników</text:p>
          </table:table-cell>
          <table:covered-table-cell/>
        </table:table-row>
        <table:table-row>
          <table:table-cell table:style-name="Table8.A2" office:value-type="string">
            <text:p text:style-name="P50"/>
          </table:table-cell>
          <table:table-cell table:style-name="Table8.A2" office:value-type="string">
            <text:p text:style-name="P50">Sp.2200</text:p>
          </table:table-cell>
          <table:table-cell table:style-name="Table8.A2" office:value-type="string">
            <text:p text:style-name="P50">7) 30</text:p>
          </table:table-cell>
          <table:table-cell table:style-name="Table8.A2" office:value-type="string">
            <text:p text:style-name="P50">Sp.700</text:p>
            <text:p text:style-name="P50">9) 900</text:p>
          </table:table-cell>
          <table:table-cell table:style-name="Table8.A2" office:value-type="string">
            <text:p text:style-name="P50">1)60</text:p>
            <text:p text:style-name="P50">4)200</text:p>
            <text:p text:style-name="P50">9)900</text:p>
          </table:table-cell>
          <table:table-cell table:style-name="Table8.A2" office:value-type="string">
            <text:p text:style-name="P50">Sp.1000</text:p>
            <text:p text:style-name="P50">5) 450</text:p>
            <text:p text:style-name="P50">8) 900</text:p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50">Sp.400</text:p>
            <text:p text:style-name="P50">12) 100</text:p>
          </table:table-cell>
          <table:table-cell table:style-name="Table8.A2" office:value-type="string">
            <text:p text:style-name="P50">2)400</text:p>
          </table:table-cell>
          <table:table-cell table:style-name="Table8.J2" office:value-type="string">
            <text:p text:style-name="P50">Sp.800</text:p>
            <text:p text:style-name="P50">4)200</text:p>
          </table:table-cell>
        </table:table-row>
        <table:table-row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J2" office:value-type="string">
            <text:p text:style-name="P43"/>
          </table:table-cell>
        </table:table-row>
        <table:table-row>
          <table:table-cell table:style-name="Table8.A2" table:number-columns-spanned="2" office:value-type="string">
            <text:p text:style-name="P43"/>
          </table:table-cell>
          <table:covered-table-cell/>
          <table:table-cell table:style-name="Table8.A2" table:number-columns-spanned="2" office:value-type="string">
            <text:p text:style-name="P43"/>
          </table:table-cell>
          <table:covered-table-cell/>
          <table:table-cell table:style-name="Table8.A2" table:number-columns-spanned="2" office:value-type="string">
            <text:p text:style-name="P43"/>
          </table:table-cell>
          <table:covered-table-cell/>
          <table:table-cell table:style-name="Table8.A2" table:number-columns-spanned="2" office:value-type="string">
            <text:p text:style-name="P43"/>
          </table:table-cell>
          <table:covered-table-cell/>
          <table:table-cell table:style-name="Table8.J2" table:number-columns-spanned="2" office:value-type="string">
            <text:p text:style-name="P43"/>
          </table:table-cell>
          <table:covered-table-cell/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0"><text:span text:style-name="T32">Należności od </text:span>pracowników</text:p>
          </table:table-cell>
          <table:covered-table-cell/>
        </table:table-row>
        <table:table-row>
          <table:table-cell table:style-name="Table9.A2" office:value-type="string">
            <text:p text:style-name="P50">6) 20</text:p>
          </table:table-cell>
          <table:table-cell table:style-name="Table9.B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3"/>
          </table:table-cell>
          <table:table-cell table:style-name="Table9.B2" office:value-type="string">
            <text:p text:style-name="P43"/>
          </table:table-cell>
        </table:table-row>
        <table:table-row>
          <table:table-cell table:style-name="Table9.B2" table:number-columns-spanned="2" office:value-type="string">
            <text:p text:style-name="P43"/>
          </table:table-cell>
          <table:covered-table-cell/>
        </table:table-row>
      </table:table>
      <text:p text:style-name="P51"/>
      <text:p text:style-name="P38">Podstawy rachunkowości (cwiczenia) <text:span text:style-name="T1">(2023/1</text:span><text:span text:style-name="T29">2</text:span><text:span text:style-name="T1">/</text:span><text:span text:style-name="T40">13</text:span><text:span text:style-name="T1">)</text:span></text:p>
      <text:p text:style-name="P66" loext:marker-style-name="T33"><text:span text:style-name="T33">Zadanie 6 (4.8/s.52-53)</text:span></text:p>
      <text:p text:style-name="P66">Bilans spółki z o.o. PUCHATEK na początek okresu przedstawia się następująco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table:number-columns-spanned="2" office:value-type="string">
            <text:p text:style-name="P123" loext:marker-style-name="T33"><text:span text:style-name="T33">AKTYWA</text:span></text:p>
          </table:table-cell>
          <table:covered-table-cell/>
          <table:table-cell table:style-name="Table10.A1" table:number-columns-spanned="2" office:value-type="string">
            <text:p text:style-name="P123" loext:marker-style-name="T33"><text:span text:style-name="T33">PASYWA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126" loext:marker-style-name="T39">- Środki trwałe</text:p>
            <text:p text:style-name="P126" loext:marker-style-name="T39">- Materiały</text:p>
            <text:p text:style-name="P126" loext:marker-style-name="T39">- produkty gotowe</text:p>
            <text:p text:style-name="P126" loext:marker-style-name="T39">- Należności od odbiorców</text:p>
            <text:p text:style-name="P126" loext:marker-style-name="T39">- Rachunki bankowe</text:p>
            <text:p text:style-name="P126" loext:marker-style-name="T39">- Kasa</text:p>
          </table:table-cell>
          <table:table-cell table:style-name="Table10.A1" office:value-type="string">
            <text:p text:style-name="P123" loext:marker-style-name="T39">600</text:p>
            <text:p text:style-name="P123" loext:marker-style-name="T39">100</text:p>
            <text:p text:style-name="P123" loext:marker-style-name="T39">280</text:p>
            <text:p text:style-name="P123" loext:marker-style-name="T39">120</text:p>
            <text:p text:style-name="P123" loext:marker-style-name="T39">300</text:p>
            <text:p text:style-name="P123" loext:marker-style-name="T39">80</text:p>
          </table:table-cell>
          <table:table-cell table:style-name="Table10.A1" office:value-type="string">
            <text:p text:style-name="P126" loext:marker-style-name="T39">- Kapitał zakładowy</text:p>
            <text:p text:style-name="P126" loext:marker-style-name="T39">- Kapitał zapasowy</text:p>
            <text:p text:style-name="P126" loext:marker-style-name="T39">- Kredyty bankowe</text:p>
            <text:p text:style-name="P126" loext:marker-style-name="T39">- Zobowiązania wobec dostawców</text:p>
            <text:p text:style-name="P126" loext:marker-style-name="T39"/>
          </table:table-cell>
          <table:table-cell table:style-name="Table10.A1" office:value-type="string">
            <text:p text:style-name="P123" loext:marker-style-name="T39">600</text:p>
            <text:p text:style-name="P123" loext:marker-style-name="T39">580</text:p>
            <text:p text:style-name="P123" loext:marker-style-name="T39">180</text:p>
            <text:p text:style-name="P123" loext:marker-style-name="T39">120</text:p>
          </table:table-cell>
        </table:table-row>
        <table:table-row table:style-name="Table10.1">
          <table:table-cell table:style-name="Table10.A1" office:value-type="string">
            <text:p text:style-name="P123" loext:marker-style-name="T33"><text:span text:style-name="T33">SUMA BILANSOWA</text:span></text:p>
          </table:table-cell>
          <table:table-cell table:style-name="Table10.A1" office:value-type="string">
            <text:p text:style-name="P123" loext:marker-style-name="T39">1 480</text:p>
          </table:table-cell>
          <table:table-cell table:style-name="Table10.A1" office:value-type="string">
            <text:p text:style-name="P123" loext:marker-style-name="T33"><text:span text:style-name="T33">SUMA BILANSOWA</text:span></text:p>
          </table:table-cell>
          <table:table-cell table:style-name="Table10.A1" office:value-type="string">
            <text:p text:style-name="P123" loext:marker-style-name="T39">1 480</text:p>
          </table:table-cell>
        </table:table-row>
      </table:table>
      <text:p text:style-name="P66"/>
      <text:p text:style-name="P66">W bieżącym okresie sprawozdawczym miały miejsce następujące operacje gospodarcze:</text:p>
      <text:list text:style-name="WWNum8">
        <text:list-item>
          <text:p text:style-name="P86">Przyjęto w formie aportu środek trwały do innej spółki <text:span text:style-name="T40">(A+P+</text:span>) <text:span text:style-name="T40">OT</text:span>. 300</text:p>
        </text:list-item>
        <text:list-item>
          <text:p text:style-name="P86">Zakupiono i odebrano krótkoterminowe akcje – przelew z rachunku bankowego <text:span text:style-name="T40">(A-A+</text:span>) <text:span text:style-name="T40">WB.</text:span> 50</text:p>
        </text:list-item>
        <text:list-item>
          <text:p text:style-name="P86">Wpłacono gotówkę z kasy do banku (<text:span text:style-name="T40">A-A+</text:span>) <text:span text:style-name="T40">KW</text:span>. 40</text:p>
        </text:list-item>
        <text:list-item>
          <text:p text:style-name="P86">Bank przyznał kredyt – przelew na rachunek bankowy spółki <text:span text:style-name="T40">(A+P+</text:span>) <text:span text:style-name="T40">WB</text:span>. 200</text:p>
        </text:list-item>
        <text:list-item>
          <text:p text:style-name="P86">Spłacono ratę kredytu bankowego z rachunku bankowego (<text:span text:style-name="T40">A-P-</text:span>) <text:span text:style-name="T40">WB</text:span>. 60</text:p>
        </text:list-item>
        <text:list-item>
          <text:p text:style-name="P86">Zakupiono za gotówkę drobne materiały biurowe (<text:span text:style-name="T40">a-a+</text:span>) <text:span text:style-name="T40">KW</text:span>. 40</text:p>
        </text:list-item>
        <text:list-item>
          <text:p text:style-name="P86">Spłata przelewem zobowiązań wobec dostawców (<text:span text:style-name="T40">A-P-</text:span>) <text:span text:style-name="T40">WB</text:span>. <text:span text:style-name="T40">1</text:span>20</text:p>
        </text:list-item>
        <text:list-item>
          <text:p text:style-name="P86">Odbiorca uregulował należność gotówką (<text:span text:style-name="T40">A+A-</text:span>) <text:span text:style-name="T40">KP</text:span>. 80<text:line-break/></text:p>
        </text:list-item>
      </text:list>
      <text:list text:style-name="WWNum7">
        <text:list-item>
          <text:p text:style-name="P87">Na podstawie bilansu początkowego otworzyć konta</text:p>
        </text:list-item>
        <text:list-item>
          <text:p text:style-name="P88">Zaksięgować operacje gospodarcze</text:p>
        </text:list-item>
        <text:list-item>
          <text:p text:style-name="P88">Zamknąć konta</text:p>
        </text:list-item>
        <text:list-item>
          <text:p text:style-name="P88">Sporządzić zestawienie obrotów i sald</text:p>
        </text:list-item>
        <text:list-item>
          <text:p text:style-name="P88">Poszczególne operacje gospodarcze uzupełnić symbolami dowodów księgowych</text:p>
        </text:list-item>
      </text:list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able:table table:name="Table11" table:style-name="Table11">
        <table:table-column table:style-name="Table11.A" table:number-columns-repeated="6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A" table:number-columns-repeated="7"/>
        <table:table-column table:style-name="Table11.R"/>
        <text:soft-page-break/>
        <table:table-row table:style-name="Table11.1">
          <table:table-cell table:style-name="Table11.A1" table:number-columns-spanned="2" office:value-type="string">
            <text:p text:style-name="P69">Środki trwale</text:p>
          </table:table-cell>
          <table:covered-table-cell/>
          <table:table-cell table:style-name="Table11.A1" table:number-columns-spanned="2" office:value-type="string">
            <text:p text:style-name="P67">Materiały</text:p>
          </table:table-cell>
          <table:covered-table-cell/>
          <table:table-cell table:style-name="Table11.A1" table:number-columns-spanned="2" office:value-type="string">
            <text:p text:style-name="P69">Produkty gotowe</text:p>
          </table:table-cell>
          <table:covered-table-cell/>
          <table:table-cell table:style-name="Table11.A1" table:number-columns-spanned="2" office:value-type="string">
            <text:p text:style-name="P69">Należności od odbiorców</text:p>
          </table:table-cell>
          <table:covered-table-cell/>
          <table:table-cell table:style-name="Table11.A1" table:number-columns-spanned="2" office:value-type="string">
            <text:p text:style-name="P68">Rachunki bankowe</text:p>
            <text:p text:style-name="P69"/>
          </table:table-cell>
          <table:covered-table-cell/>
          <table:table-cell table:style-name="Table11.A1" table:number-columns-spanned="2" office:value-type="string">
            <text:p text:style-name="P69">Kasa</text:p>
          </table:table-cell>
          <table:covered-table-cell/>
          <table:table-cell table:style-name="Table11.A1" table:number-columns-spanned="2" office:value-type="string">
            <text:p text:style-name="P68">Kapitał zakładowy</text:p>
          </table:table-cell>
          <table:covered-table-cell/>
          <table:table-cell table:style-name="Table11.A1" table:number-columns-spanned="2" office:value-type="string">
            <text:p text:style-name="P68">Kapitał <text:span text:style-name="T40">zapasowy</text:span></text:p>
          </table:table-cell>
          <table:covered-table-cell/>
          <table:table-cell table:style-name="Table11.Q1" table:number-columns-spanned="2" office:value-type="string">
            <text:p text:style-name="P69">Kredyty bankowe</text:p>
          </table:table-cell>
          <table:covered-table-cell/>
        </table:table-row>
        <table:table-row>
          <table:table-cell table:style-name="Table11.A2" office:value-type="string">
            <text:p text:style-name="P69">Sp. 600</text:p>
            <text:p text:style-name="P69">1) 300</text:p>
          </table:table-cell>
          <table:table-cell table:style-name="Table11.A2" office:value-type="string">
            <text:p text:style-name="P67"/>
          </table:table-cell>
          <table:table-cell table:style-name="Table11.A2" office:value-type="string">
            <text:p text:style-name="P69">Sp.100</text:p>
            <text:p text:style-name="P69">6) 40</text:p>
          </table:table-cell>
          <table:table-cell table:style-name="Table11.A2" office:value-type="string">
            <text:p text:style-name="P67"/>
          </table:table-cell>
          <table:table-cell table:style-name="Table11.A2" office:value-type="string">
            <text:p text:style-name="P69">Sp. 280</text:p>
          </table:table-cell>
          <table:table-cell table:style-name="Table11.A2" office:value-type="string">
            <text:p text:style-name="P67"/>
          </table:table-cell>
          <table:table-cell table:style-name="Table11.A2" office:value-type="string">
            <text:p text:style-name="P69">Sp. 120</text:p>
          </table:table-cell>
          <table:table-cell table:style-name="Table11.A2" office:value-type="string">
            <text:p text:style-name="P69">8) 80</text:p>
          </table:table-cell>
          <table:table-cell table:style-name="Table11.A2" office:value-type="string">
            <text:p text:style-name="P69">Sp. 300</text:p>
            <text:p text:style-name="P69">3) 40</text:p>
            <text:p text:style-name="P69">4) 200</text:p>
          </table:table-cell>
          <table:table-cell table:style-name="Table11.A2" office:value-type="string">
            <text:p text:style-name="P69">2)50</text:p>
            <text:p text:style-name="P69">5) 60</text:p>
            <text:p text:style-name="P69">7)120</text:p>
          </table:table-cell>
          <table:table-cell table:style-name="Table11.A2" office:value-type="string">
            <text:p text:style-name="P69">Sp. 80</text:p>
            <text:p text:style-name="P69">8) 80</text:p>
          </table:table-cell>
          <table:table-cell table:style-name="Table11.A2" office:value-type="string">
            <text:p text:style-name="P69">3) 40</text:p>
            <text:p text:style-name="P69">6) 40</text:p>
          </table:table-cell>
          <table:table-cell table:style-name="Table11.A2" office:value-type="string">
            <text:p text:style-name="P67"/>
          </table:table-cell>
          <table:table-cell table:style-name="Table11.A2" office:value-type="string">
            <text:p text:style-name="P69">Sp. 600</text:p>
            <text:p text:style-name="P69">1) 300</text:p>
          </table:table-cell>
          <table:table-cell table:style-name="Table11.A2" office:value-type="string">
            <text:p text:style-name="P67"/>
          </table:table-cell>
          <table:table-cell table:style-name="Table11.A2" office:value-type="string">
            <text:p text:style-name="P69">Sp.5<text:span text:style-name="T41">8</text:span>0</text:p>
          </table:table-cell>
          <table:table-cell table:style-name="Table11.A2" office:value-type="string">
            <text:p text:style-name="P69">5) 60</text:p>
          </table:table-cell>
          <table:table-cell table:style-name="Table11.R2" office:value-type="string">
            <text:p text:style-name="P69">Sp. 180</text:p>
            <text:p text:style-name="P69">4) 200</text:p>
          </table:table-cell>
        </table:table-row>
        <table:table-row>
          <table:table-cell table:style-name="Table11.A2" office:value-type="string">
            <text:p text:style-name="P69">900</text:p>
          </table:table-cell>
          <table:table-cell table:style-name="Table11.A2" office:value-type="string">
            <text:p text:style-name="P69">-</text:p>
            <text:p text:style-name="P69">900</text:p>
          </table:table-cell>
          <table:table-cell table:style-name="Table11.A2" office:value-type="string">
            <text:p text:style-name="P69">140</text:p>
          </table:table-cell>
          <table:table-cell table:style-name="Table11.A2" office:value-type="string">
            <text:p text:style-name="P67">-</text:p>
            <text:p text:style-name="P69">140</text:p>
          </table:table-cell>
          <table:table-cell table:style-name="Table11.A2" office:value-type="string">
            <text:p text:style-name="P69">280</text:p>
          </table:table-cell>
          <table:table-cell table:style-name="Table11.A2" office:value-type="string">
            <text:p text:style-name="P67">-</text:p>
            <text:p text:style-name="P69">280</text:p>
          </table:table-cell>
          <table:table-cell table:style-name="Table11.A2" office:value-type="string">
            <text:p text:style-name="P69">120</text:p>
          </table:table-cell>
          <table:table-cell table:style-name="Table11.A2" office:value-type="string">
            <text:p text:style-name="P67">-<text:span text:style-name="T40">40</text:span></text:p>
            <text:p text:style-name="P69">80</text:p>
          </table:table-cell>
          <table:table-cell table:style-name="Table11.A2" office:value-type="string">
            <text:p text:style-name="P69">540</text:p>
          </table:table-cell>
          <table:table-cell table:style-name="Table11.A2" office:value-type="string">
            <text:p text:style-name="P69">-210</text:p>
            <text:p text:style-name="P69"><text:span text:style-name="T41">2</text:span>30</text:p>
          </table:table-cell>
          <table:table-cell table:style-name="Table11.A2" office:value-type="string">
            <text:p text:style-name="P69">160</text:p>
          </table:table-cell>
          <table:table-cell table:style-name="Table11.A2" office:value-type="string">
            <text:p text:style-name="P67">-<text:span text:style-name="T40">80</text:span></text:p>
            <text:p text:style-name="P69">80</text:p>
          </table:table-cell>
          <table:table-cell table:style-name="Table11.A2" office:value-type="string">
            <text:p text:style-name="P67">-</text:p>
          </table:table-cell>
          <table:table-cell table:style-name="Table11.A2" office:value-type="string">
            <text:p text:style-name="P69">900</text:p>
          </table:table-cell>
          <table:table-cell table:style-name="Table11.A2" office:value-type="string">
            <text:p text:style-name="P67">-<text:span text:style-name="T40">5</text:span><text:span text:style-name="T41">8</text:span><text:span text:style-name="T40">0</text:span></text:p>
          </table:table-cell>
          <table:table-cell table:style-name="Table11.A2" office:value-type="string">
            <text:p text:style-name="P69">5<text:span text:style-name="T41">8</text:span>0</text:p>
          </table:table-cell>
          <table:table-cell table:style-name="Table11.A2" office:value-type="string">
            <text:p text:style-name="P69">-320</text:p>
            <text:p text:style-name="P69">60</text:p>
          </table:table-cell>
          <table:table-cell table:style-name="Table11.R2" office:value-type="string">
            <text:p text:style-name="P69">380</text:p>
          </table:table-cell>
        </table:table-row>
        <table:table-row>
          <table:table-cell table:style-name="Table11.A2" office:value-type="string">
            <text:p text:style-name="P69">900</text:p>
          </table:table-cell>
          <table:table-cell table:style-name="Table11.A2" office:value-type="string">
            <text:p text:style-name="P69">900</text:p>
          </table:table-cell>
          <table:table-cell table:style-name="Table11.A2" office:value-type="string">
            <text:p text:style-name="P69">140</text:p>
          </table:table-cell>
          <table:table-cell table:style-name="Table11.A2" office:value-type="string">
            <text:p text:style-name="P69">140</text:p>
          </table:table-cell>
          <table:table-cell table:style-name="Table11.A2" office:value-type="string">
            <text:p text:style-name="P69">280</text:p>
          </table:table-cell>
          <table:table-cell table:style-name="Table11.A2" office:value-type="string">
            <text:p text:style-name="P69">280</text:p>
          </table:table-cell>
          <table:table-cell table:style-name="Table11.A2" office:value-type="string">
            <text:p text:style-name="P69">120</text:p>
          </table:table-cell>
          <table:table-cell table:style-name="Table11.A2" office:value-type="string">
            <text:p text:style-name="P69">120</text:p>
          </table:table-cell>
          <table:table-cell table:style-name="Table11.A2" office:value-type="string">
            <text:p text:style-name="P69">540</text:p>
          </table:table-cell>
          <table:table-cell table:style-name="Table11.A2" office:value-type="string">
            <text:p text:style-name="P69">540</text:p>
          </table:table-cell>
          <table:table-cell table:style-name="Table11.A2" office:value-type="string">
            <text:p text:style-name="P69">160</text:p>
          </table:table-cell>
          <table:table-cell table:style-name="Table11.A2" office:value-type="string">
            <text:p text:style-name="P69">160</text:p>
          </table:table-cell>
          <table:table-cell table:style-name="Table11.A2" office:value-type="string">
            <text:p text:style-name="P69">900</text:p>
          </table:table-cell>
          <table:table-cell table:style-name="Table11.A2" office:value-type="string">
            <text:p text:style-name="P69">90<text:span text:style-name="T41">0</text:span></text:p>
          </table:table-cell>
          <table:table-cell table:style-name="Table11.A2" office:value-type="string">
            <text:p text:style-name="P69">5<text:span text:style-name="T41">8</text:span>0</text:p>
          </table:table-cell>
          <table:table-cell table:style-name="Table11.A2" office:value-type="string">
            <text:p text:style-name="P69">5<text:span text:style-name="T41">8</text:span>0</text:p>
          </table:table-cell>
          <table:table-cell table:style-name="Table11.A2" office:value-type="string">
            <text:p text:style-name="P69">380</text:p>
          </table:table-cell>
          <table:table-cell table:style-name="Table11.R2" office:value-type="string">
            <text:p text:style-name="P69">380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2" office:value-type="string">
            <text:p text:style-name="P45">Zobowiązania wobec pracowników</text:p>
          </table:table-cell>
          <table:covered-table-cell/>
          <table:table-cell table:style-name="Table12.C1" table:number-columns-spanned="2" office:value-type="string">
            <text:p text:style-name="P57">Inwestycje</text:p>
          </table:table-cell>
          <table:covered-table-cell/>
        </table:table-row>
        <table:table-row>
          <table:table-cell table:style-name="Table12.A2" office:value-type="string">
            <text:p text:style-name="P57">7) 120</text:p>
          </table:table-cell>
          <table:table-cell table:style-name="Table12.A2" office:value-type="string">
            <text:p text:style-name="P57">Sp. 120</text:p>
          </table:table-cell>
          <table:table-cell table:style-name="Table12.A2" office:value-type="string">
            <text:p text:style-name="P57">2)50</text:p>
          </table:table-cell>
          <table:table-cell table:style-name="Table12.D2" office:value-type="string">
            <text:p text:style-name="P43"/>
          </table:table-cell>
        </table:table-row>
        <table:table-row>
          <table:table-cell table:style-name="Table12.A2" office:value-type="string">
            <text:p text:style-name="P57">120</text:p>
          </table:table-cell>
          <table:table-cell table:style-name="Table12.A2" office:value-type="string">
            <text:p text:style-name="P57">120</text:p>
          </table:table-cell>
          <table:table-cell table:style-name="Table12.A2" office:value-type="string">
            <text:p text:style-name="P57">50</text:p>
          </table:table-cell>
          <table:table-cell table:style-name="Table12.D2" office:value-type="string">
            <text:p text:style-name="P43">-</text:p>
            <text:p text:style-name="P57">50</text:p>
          </table:table-cell>
        </table:table-row>
        <table:table-row>
          <table:table-cell table:style-name="Table12.A2" office:value-type="string">
            <text:p text:style-name="P57">120</text:p>
          </table:table-cell>
          <table:table-cell table:style-name="Table12.A2" office:value-type="string">
            <text:p text:style-name="P57">120</text:p>
          </table:table-cell>
          <table:table-cell table:style-name="Table12.A2" office:value-type="string">
            <text:p text:style-name="P57">50</text:p>
          </table:table-cell>
          <table:table-cell table:style-name="Table12.D2" office:value-type="string">
            <text:p text:style-name="P57">50</text:p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p text:style-name="P53"/>
      <text:p text:style-name="P53"/>
      <table:table table:name="Table13" table:style-name="Table13">
        <table:table-column table:style-name="Table13.A" table:number-columns-repeated="5"/>
        <table:table-row>
          <table:table-cell table:style-name="Table13.A1" table:number-rows-spanned="2" office:value-type="string">
            <text:p text:style-name="P57">Nazwa konta</text:p>
          </table:table-cell>
          <table:table-cell table:style-name="Table13.A1" table:number-columns-spanned="2" office:value-type="string">
            <text:p text:style-name="P56">Saldo początkowe z obroty</text:p>
          </table:table-cell>
          <table:covered-table-cell/>
          <table:table-cell table:style-name="Table13.D1" table:number-columns-spanned="2" office:value-type="string">
            <text:p text:style-name="P57">Saldo koncowe</text:p>
          </table:table-cell>
          <table:covered-table-cell/>
        </table:table-row>
        <table:table-row>
          <table:covered-table-cell table:style-name="Table13.A1"/>
          <table:table-cell table:style-name="Table13.B2" office:value-type="string">
            <text:p text:style-name="P54">Wn</text:p>
          </table:table-cell>
          <table:table-cell table:style-name="Table13.B2" office:value-type="string">
            <text:p text:style-name="P55">Ma</text:p>
          </table:table-cell>
          <table:table-cell table:style-name="Table13.B2" office:value-type="string">
            <text:p text:style-name="P55">Wn</text:p>
          </table:table-cell>
          <table:table-cell table:style-name="Table13.E2" office:value-type="string">
            <text:p text:style-name="P55">Ma</text:p>
          </table:table-cell>
        </table:table-row>
        <table:table-row>
          <table:table-cell table:style-name="Table13.B2" office:value-type="string">
            <text:p text:style-name="P20">Środki trwale</text:p>
          </table:table-cell>
          <table:table-cell table:style-name="Table13.B2" office:value-type="string">
            <text:p text:style-name="P70">900</text:p>
          </table:table-cell>
          <table:table-cell table:style-name="Table13.B2" office:value-type="string">
            <text:p text:style-name="P70">0</text:p>
          </table:table-cell>
          <table:table-cell table:style-name="Table13.B2" office:value-type="string">
            <text:p text:style-name="P70">900</text:p>
          </table:table-cell>
          <table:table-cell table:style-name="Table13.E2" office:value-type="string">
            <text:p text:style-name="P70">0</text:p>
          </table:table-cell>
        </table:table-row>
        <table:table-row>
          <table:table-cell table:style-name="Table13.B2" office:value-type="string">
            <text:p text:style-name="P20">Materialy</text:p>
          </table:table-cell>
          <table:table-cell table:style-name="Table13.B2" office:value-type="string">
            <text:p text:style-name="P70">140</text:p>
          </table:table-cell>
          <table:table-cell table:style-name="Table13.B2" office:value-type="string">
            <text:p text:style-name="P70">0</text:p>
          </table:table-cell>
          <table:table-cell table:style-name="Table13.B2" office:value-type="string">
            <text:p text:style-name="P70">140</text:p>
          </table:table-cell>
          <table:table-cell table:style-name="Table13.E2" office:value-type="string">
            <text:p text:style-name="P70">0</text:p>
          </table:table-cell>
        </table:table-row>
        <table:table-row>
          <table:table-cell table:style-name="Table13.B2" office:value-type="string">
            <text:p text:style-name="P20">Produkty gotowe</text:p>
          </table:table-cell>
          <table:table-cell table:style-name="Table13.B2" office:value-type="string">
            <text:p text:style-name="P70">280</text:p>
          </table:table-cell>
          <table:table-cell table:style-name="Table13.B2" office:value-type="string">
            <text:p text:style-name="P70">0</text:p>
          </table:table-cell>
          <table:table-cell table:style-name="Table13.B2" office:value-type="string">
            <text:p text:style-name="P70">280</text:p>
          </table:table-cell>
          <table:table-cell table:style-name="Table13.E2" office:value-type="string">
            <text:p text:style-name="P70">0</text:p>
          </table:table-cell>
        </table:table-row>
        <table:table-row>
          <table:table-cell table:style-name="Table13.B2" office:value-type="string">
            <text:p text:style-name="P20">Należności od odbiorców</text:p>
          </table:table-cell>
          <table:table-cell table:style-name="Table13.B2" office:value-type="string">
            <text:p text:style-name="P70">120</text:p>
          </table:table-cell>
          <table:table-cell table:style-name="Table13.B2" office:value-type="string">
            <text:p text:style-name="P70">80</text:p>
          </table:table-cell>
          <table:table-cell table:style-name="Table13.B2" office:value-type="string">
            <text:p text:style-name="P70">40</text:p>
          </table:table-cell>
          <table:table-cell table:style-name="Table13.E2" office:value-type="string">
            <text:p text:style-name="P70">0</text:p>
          </table:table-cell>
        </table:table-row>
        <table:table-row>
          <table:table-cell table:style-name="Table13.B2" office:value-type="string">
            <text:p text:style-name="P20">Rachunki bankowe</text:p>
          </table:table-cell>
          <table:table-cell table:style-name="Table13.B2" office:value-type="string">
            <text:p text:style-name="P70">540</text:p>
          </table:table-cell>
          <table:table-cell table:style-name="Table13.B2" office:value-type="string">
            <text:p text:style-name="P70">230</text:p>
          </table:table-cell>
          <table:table-cell table:style-name="Table13.B2" office:value-type="string">
            <text:p text:style-name="P70">310</text:p>
          </table:table-cell>
          <table:table-cell table:style-name="Table13.E2" office:value-type="string">
            <text:p text:style-name="P70">0</text:p>
          </table:table-cell>
        </table:table-row>
        <table:table-row>
          <table:table-cell table:style-name="Table13.B2" office:value-type="string">
            <text:p text:style-name="P20">Kasa</text:p>
          </table:table-cell>
          <table:table-cell table:style-name="Table13.B2" office:value-type="string">
            <text:p text:style-name="P70">160</text:p>
          </table:table-cell>
          <table:table-cell table:style-name="Table13.B2" office:value-type="string">
            <text:p text:style-name="P70">80</text:p>
          </table:table-cell>
          <table:table-cell table:style-name="Table13.B2" office:value-type="string">
            <text:p text:style-name="P70">80</text:p>
          </table:table-cell>
          <table:table-cell table:style-name="Table13.E2" office:value-type="string">
            <text:p text:style-name="P70">0</text:p>
          </table:table-cell>
        </table:table-row>
        <table:table-row>
          <table:table-cell table:style-name="Table13.B2" office:value-type="string">
            <text:p text:style-name="P20">Kapitał zakładowy</text:p>
          </table:table-cell>
          <table:table-cell table:style-name="Table13.B2" office:value-type="string">
            <text:p text:style-name="P70">0</text:p>
          </table:table-cell>
          <table:table-cell table:style-name="Table13.B2" office:value-type="string">
            <text:p text:style-name="P70">900</text:p>
          </table:table-cell>
          <table:table-cell table:style-name="Table13.B2" office:value-type="string">
            <text:p text:style-name="P70">0</text:p>
          </table:table-cell>
          <table:table-cell table:style-name="Table13.E2" office:value-type="string">
            <text:p text:style-name="P70">900</text:p>
          </table:table-cell>
        </table:table-row>
        <table:table-row>
          <table:table-cell table:style-name="Table13.B2" office:value-type="string">
            <text:p text:style-name="P20">Kapitał zapasowy</text:p>
          </table:table-cell>
          <table:table-cell table:style-name="Table13.B2" office:value-type="string">
            <text:p text:style-name="P70">0</text:p>
          </table:table-cell>
          <table:table-cell table:style-name="Table13.B2" office:value-type="string">
            <text:p text:style-name="P70">580</text:p>
          </table:table-cell>
          <table:table-cell table:style-name="Table13.B2" office:value-type="string">
            <text:p text:style-name="P70">0</text:p>
          </table:table-cell>
          <table:table-cell table:style-name="Table13.E2" office:value-type="string">
            <text:p text:style-name="P70">580</text:p>
          </table:table-cell>
        </table:table-row>
        <table:table-row>
          <table:table-cell table:style-name="Table13.B2" office:value-type="string">
            <text:p text:style-name="P20">Kredyty bankowe</text:p>
          </table:table-cell>
          <table:table-cell table:style-name="Table13.B2" office:value-type="string">
            <text:p text:style-name="P70">60</text:p>
          </table:table-cell>
          <table:table-cell table:style-name="Table13.B2" office:value-type="string">
            <text:p text:style-name="P70">380</text:p>
          </table:table-cell>
          <table:table-cell table:style-name="Table13.B2" office:value-type="string">
            <text:p text:style-name="P70">0</text:p>
          </table:table-cell>
          <table:table-cell table:style-name="Table13.E2" office:value-type="string">
            <text:p text:style-name="P70">320</text:p>
          </table:table-cell>
        </table:table-row>
        <table:table-row>
          <table:table-cell table:style-name="Table13.B2" office:value-type="string">
            <text:p text:style-name="P45">Zobowiązania wobec pracowników</text:p>
          </table:table-cell>
          <table:table-cell table:style-name="Table13.B2" office:value-type="string">
            <text:p text:style-name="P70">120</text:p>
          </table:table-cell>
          <table:table-cell table:style-name="Table13.B2" office:value-type="string">
            <text:p text:style-name="P70">120</text:p>
          </table:table-cell>
          <table:table-cell table:style-name="Table13.B2" office:value-type="string">
            <text:p text:style-name="P70">0</text:p>
          </table:table-cell>
          <table:table-cell table:style-name="Table13.E2" office:value-type="string">
            <text:p text:style-name="P70">0</text:p>
          </table:table-cell>
        </table:table-row>
        <table:table-row>
          <table:table-cell table:style-name="Table13.B2" office:value-type="string">
            <text:p text:style-name="P57">Inwestycje</text:p>
          </table:table-cell>
          <table:table-cell table:style-name="Table13.B2" office:value-type="string">
            <text:p text:style-name="P70">50</text:p>
          </table:table-cell>
          <table:table-cell table:style-name="Table13.B2" office:value-type="string">
            <text:p text:style-name="P70">0</text:p>
          </table:table-cell>
          <table:table-cell table:style-name="Table13.B2" office:value-type="string">
            <text:p text:style-name="P70">50</text:p>
          </table:table-cell>
          <table:table-cell table:style-name="Table13.E2" office:value-type="string">
            <text:p text:style-name="P70">0</text:p>
          </table:table-cell>
        </table:table-row>
        <table:table-row>
          <table:table-cell table:style-name="Table13.B2" office:value-type="string">
            <text:p text:style-name="P57">Suma</text:p>
          </table:table-cell>
          <table:table-cell table:style-name="Table13.B14" table:formula="ooow:&lt;B3:B13&gt;" office:value-type="float" office:value="2370">
            <text:p text:style-name="P43">2370</text:p>
          </table:table-cell>
          <table:table-cell table:style-name="Table13.B14" table:formula="ooow:&lt;C6:C12&gt;" office:value-type="float" office:value="2370">
            <text:p text:style-name="P43">2370</text:p>
          </table:table-cell>
          <table:table-cell table:style-name="Table13.B14" table:formula="ooow:&lt;D3:D13&gt;" office:value-type="float" office:value="1800">
            <text:p text:style-name="P70">1800</text:p>
          </table:table-cell>
          <table:table-cell table:style-name="Table13.E2" office:value-type="string">
            <text:p text:style-name="P70">1800</text:p>
          </table:table-cell>
        </table:table-row>
      </table:table>
      <text:p text:style-name="P53"/>
      <text:p text:style-name="P129" loext:marker-style-name="T33"><text:span text:style-name="T33">Zadanie 2. (5.2/s.67-68)</text:span></text:p>
      <text:p text:style-name="P60">Salda początkowe wybranych kont w prywatnej firmie handlowej BROWAREK były następujące:</text:p>
      <text:p text:style-name="P60">- Rozrachunki z tytułu wynagrodzeń ………………………………………… 8 000</text:p>
      <text:p text:style-name="P60">W tym wobec: pracownika A ……………………………………….. 3 000</text:p>
      <text:p text:style-name="P60"><text:s text:c="27"/>Pracownika B ………………………………….. 2 000</text:p>
      <text:p text:style-name="P60"><text:s text:c="27"/>Pracownika C ………………………………………….. 2 000</text:p>
      <text:p text:style-name="P60"><text:s text:c="27"/>Pracownika D ……………………………………… 1 000</text:p>
      <text:p text:style-name="P60">- Kasa …………………………………………………………………………………………………….. 10 000</text:p>
      <text:p text:style-name="P60">- Rachunki bankowe ……………………………………………………………………………. 20 000</text:p>
      <text:p text:style-name="P60">Operacje gospodarcze dokonane w ciągu okresu sprawozdawczego:</text:p>
      <text:p text:style-name="P60">1. Wypłacono wynagrodzenie pracownikom gotówką z kasy (KW) ……………………………… 5 000</text:p>
      <text:p text:style-name="P60">W tym: pracownikowi A ……………………………………………………………….. 3 000</text:p>
      <text:p text:style-name="P60"><text:s text:c="14"/>Pracownikowi B ………………………………………………………………… 2 000</text:p>
      <text:p text:style-name="P60">2. Przelew wynagrodzeń pracownikom z rachunku bankowego (WB) …………………………. 3 000</text:p>
      <text:p text:style-name="P60">W tym: pracownikowi C ………………………………………………………………... 2 000</text:p>
      <text:p text:style-name="P60"><text:s text:c="14"/>Pracownikowi D ………………………………………………………………… 1 000</text:p>
      <text:p text:style-name="P60">3. Lista płac pracowników za bieżący miesiąc ………………………………………………………………. 7 000</text:p>
      <text:p text:style-name="P60">W tym: pracownik A ………………………………………………………………………. 3 000</text:p>
      <text:p text:style-name="P60"><text:s text:c="14"/>Pracownik B ……………………………………………………………………….. 2 000</text:p>
      <text:p text:style-name="P60"><text:s text:c="14"/>Pracownik C ………………………………………………………………………… 2 000</text:p>
      <text:p text:style-name="P60">4. Wypłacono wynagrodzenie pracownikowi A według listy płac (KW) ……………………….. …</text:p>
      <text:p text:style-name="P60">5. Przelew wynagrodzeń pracownikowi B z rachunku bankowego (WB) ……………………… ….</text:p>
      <text:list text:style-name="L10">
        <text:list-header>
          <text:p text:style-name="P92"><text:span text:style-name="T42">1 – </text:span>Otworzyć konta księgi głównej i księgi pomocniczej wpisując salda początkowe; <text:span text:style-name="T42">2 – </text:span>Zaksięgować operacje na kontach księgi głównej i księgi pomocniczej; <text:span text:style-name="T42">3 – </text:span>Ustalić saldo konta księgi głównej ROZRACHUNKI Z TYTUŁU WYNAGRODZEŃ z saldami kont księgi pomocniczej <text:span text:style-name="T42">4 – </text:span>Co oznacza saldo konta ROZRACHUNKI Z TYTUŁU WYNAGRODZEŃ.</text:p>
        </text:list-header>
      </text:list>
      <table:table table:name="Table14" table:style-name="Table14">
        <table:table-column table:style-name="Table14.A"/>
        <table:table-column table:style-name="Table14.B" table:number-columns-repeated="3"/>
        <table:table-column table:style-name="Table14.A"/>
        <table:table-column table:style-name="Table14.B" table:number-columns-repeated="3"/>
        <table:table-column table:style-name="Table14.A"/>
        <table:table-column table:style-name="Table14.J"/>
        <table:table-row>
          <table:table-cell table:style-name="Table14.A1" table:number-columns-spanned="2" office:value-type="string">
            <text:p text:style-name="P41"><text:span text:style-name="T42">1: </text:span>Rozrachunki z tytułu wynagrodzeń </text:p>
          </table:table-cell>
          <table:covered-table-cell/>
          <table:table-cell table:style-name="Table14.A1" table:number-columns-spanned="2" office:value-type="string">
            <text:p text:style-name="P44"><text:span text:style-name="T42">2: </text:span><text:span text:style-name="T41">P</text:span>racownik A </text:p>
          </table:table-cell>
          <table:covered-table-cell/>
          <table:table-cell table:style-name="Table14.A1" table:number-columns-spanned="2" office:value-type="string">
            <text:p text:style-name="P44"><text:span text:style-name="T42">3: </text:span><text:span text:style-name="T41">P</text:span>racownik <text:span text:style-name="T41">B</text:span></text:p>
          </table:table-cell>
          <table:covered-table-cell/>
          <table:table-cell table:style-name="Table14.A1" table:number-columns-spanned="2" office:value-type="string">
            <text:p text:style-name="P44"><text:span text:style-name="T42">4: </text:span><text:span text:style-name="T41">P</text:span>racownik <text:span text:style-name="T41">C</text:span> </text:p>
          </table:table-cell>
          <table:covered-table-cell/>
          <table:table-cell table:style-name="Table14.I1" table:number-columns-spanned="2" office:value-type="string">
            <text:p text:style-name="P44"><text:span text:style-name="T42">5: </text:span><text:span text:style-name="T41">P</text:span>racownik <text:span text:style-name="T41">D</text:span> </text:p>
          </table:table-cell>
          <table:covered-table-cell/>
        </table:table-row>
        <table:table-row>
          <table:table-cell table:style-name="Table14.A2" office:value-type="string">
            <text:p text:style-name="P71">1) 5000</text:p>
            <text:p text:style-name="P71">2) 3000</text:p>
            <text:p text:style-name="P71">4) 3000</text:p>
            <text:p text:style-name="P71">5) 2000</text:p>
          </table:table-cell>
          <table:table-cell table:style-name="Table14.A2" office:value-type="string">
            <text:p text:style-name="P71">Sp. 8000</text:p>
            <text:p text:style-name="P71">3) 7000</text:p>
            <text:p text:style-name="P71"/>
          </table:table-cell>
          <table:table-cell table:style-name="Table14.A2" office:value-type="string">
            <text:p text:style-name="P71">1) 3000</text:p>
            <text:p text:style-name="P71">4) 3000</text:p>
          </table:table-cell>
          <table:table-cell table:style-name="Table14.A2" office:value-type="string">
            <text:p text:style-name="P71">Sp. 3000</text:p>
            <text:p text:style-name="P71">3) 3000</text:p>
          </table:table-cell>
          <table:table-cell table:style-name="Table14.A2" office:value-type="string">
            <text:p text:style-name="P71">1) 2000</text:p>
            <text:p text:style-name="P71">5) 2000</text:p>
          </table:table-cell>
          <table:table-cell table:style-name="Table14.A2" office:value-type="string">
            <text:p text:style-name="P71">Sp.2000</text:p>
            <text:p text:style-name="P71">3) 2000</text:p>
          </table:table-cell>
          <table:table-cell table:style-name="Table14.A2" office:value-type="string">
            <text:p text:style-name="P71">2) 2000</text:p>
          </table:table-cell>
          <table:table-cell table:style-name="Table14.A2" office:value-type="string">
            <text:p text:style-name="P71">Sp. 2000</text:p>
            <text:p text:style-name="P71">3) 2000</text:p>
          </table:table-cell>
          <table:table-cell table:style-name="Table14.A2" office:value-type="string">
            <text:p text:style-name="P71">2) 1000</text:p>
          </table:table-cell>
          <table:table-cell table:style-name="Table14.J2" office:value-type="string">
            <text:p text:style-name="P71">Sp. 1000</text:p>
          </table:table-cell>
        </table:table-row>
        <table:table-row>
          <table:table-cell table:style-name="Table14.A2" office:value-type="string">
            <text:p text:style-name="P71">13000</text:p>
            <text:p text:style-name="P71">-2000</text:p>
          </table:table-cell>
          <table:table-cell table:style-name="Table14.A2" office:value-type="string">
            <text:p text:style-name="P71">15000</text:p>
          </table:table-cell>
          <table:table-cell table:style-name="Table14.A2" office:value-type="string">
            <text:p text:style-name="P71">6000</text:p>
          </table:table-cell>
          <table:table-cell table:style-name="Table14.A2" office:value-type="string">
            <text:p text:style-name="P71">6000</text:p>
          </table:table-cell>
          <table:table-cell table:style-name="Table14.A2" office:value-type="string">
            <text:p text:style-name="P71">4000</text:p>
          </table:table-cell>
          <table:table-cell table:style-name="Table14.A2" office:value-type="string">
            <text:p text:style-name="P71">4000</text:p>
          </table:table-cell>
          <table:table-cell table:style-name="Table14.A2" office:value-type="string">
            <text:p text:style-name="P71">2000</text:p>
            <text:p text:style-name="P71">-2000</text:p>
          </table:table-cell>
          <table:table-cell table:style-name="Table14.A2" office:value-type="string">
            <text:p text:style-name="P71">4000</text:p>
          </table:table-cell>
          <table:table-cell table:style-name="Table14.A2" office:value-type="string">
            <text:p text:style-name="P71">1000</text:p>
          </table:table-cell>
          <table:table-cell table:style-name="Table14.J2" office:value-type="string">
            <text:p text:style-name="P71">1000</text:p>
          </table:table-cell>
        </table:table-row>
        <table:table-row>
          <table:table-cell table:style-name="Table14.A2" office:value-type="string">
            <text:p text:style-name="P71">15000</text:p>
          </table:table-cell>
          <table:table-cell table:style-name="Table14.A2" office:value-type="string">
            <text:p text:style-name="P71">15000</text:p>
          </table:table-cell>
          <table:table-cell table:style-name="Table14.A2" office:value-type="string">
            <text:p text:style-name="P71">6000</text:p>
          </table:table-cell>
          <table:table-cell table:style-name="Table14.A2" office:value-type="string">
            <text:p text:style-name="P71">6000</text:p>
          </table:table-cell>
          <table:table-cell table:style-name="Table14.A2" office:value-type="string">
            <text:p text:style-name="P71">4000</text:p>
          </table:table-cell>
          <table:table-cell table:style-name="Table14.A2" office:value-type="string">
            <text:p text:style-name="P71">4000</text:p>
          </table:table-cell>
          <table:table-cell table:style-name="Table14.A2" office:value-type="string">
            <text:p text:style-name="P71">4000</text:p>
          </table:table-cell>
          <table:table-cell table:style-name="Table14.A2" office:value-type="string">
            <text:p text:style-name="P71">4000</text:p>
          </table:table-cell>
          <table:table-cell table:style-name="Table14.A2" office:value-type="string">
            <text:p text:style-name="P71">1000</text:p>
          </table:table-cell>
          <table:table-cell table:style-name="Table14.J2" office:value-type="string">
            <text:p text:style-name="P71">1000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row>
          <table:table-cell table:style-name="Table15.A1" table:number-columns-spanned="2" office:value-type="string">
            <text:p text:style-name="P70"><text:span text:style-name="T42">6: </text:span>Kasa</text:p>
          </table:table-cell>
          <table:covered-table-cell/>
          <table:table-cell table:style-name="Table15.A1" table:number-columns-spanned="2" office:value-type="string">
            <text:p text:style-name="P70"><text:span text:style-name="T42">7: </text:span>Rachunki bankowe</text:p>
          </table:table-cell>
          <table:covered-table-cell/>
          <table:table-cell table:style-name="Table15.A1" office:value-type="string">
            <text:p text:style-name="P72">№ konta</text:p>
          </table:table-cell>
          <table:table-cell table:style-name="Table15.A1" table:number-columns-spanned="2" office:value-type="string">
            <text:p text:style-name="P58"><text:span text:style-name="T42">Saldo </text:span>początkowe z obroty</text:p>
          </table:table-cell>
          <table:covered-table-cell/>
          <table:table-cell table:style-name="Table15.H1" table:number-columns-spanned="2" office:value-type="string">
            <text:p text:style-name="P59"><text:span text:style-name="T42">Saldo</text:span> koncowe</text:p>
          </table:table-cell>
          <table:covered-table-cell/>
        </table:table-row>
        <table:table-row>
          <table:table-cell table:style-name="Table15.A2" office:value-type="string">
            <text:p text:style-name="P71">Sp. 10000</text:p>
          </table:table-cell>
          <table:table-cell table:style-name="Table15.A2" office:value-type="string">
            <text:p text:style-name="P71">4) 3000</text:p>
          </table:table-cell>
          <table:table-cell table:style-name="Table15.A2" office:value-type="string">
            <text:p text:style-name="P71">Sp. 20000</text:p>
          </table:table-cell>
          <table:table-cell table:style-name="Table15.A2" office:value-type="string">
            <text:p text:style-name="P71">5) 2000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>Wn</text:p>
          </table:table-cell>
          <table:table-cell table:style-name="Table15.A2" office:value-type="string">
            <text:p text:style-name="P73">Ma</text:p>
          </table:table-cell>
          <table:table-cell table:style-name="Table15.A2" office:value-type="string">
            <text:p text:style-name="P73">Wn</text:p>
          </table:table-cell>
          <table:table-cell table:style-name="Table15.I2" office:value-type="string">
            <text:p text:style-name="P73">Ma</text:p>
          </table:table-cell>
        </table:table-row>
        <table:table-row>
          <table:table-cell table:style-name="Table15.A2" table:number-rows-spanned="2" office:value-type="string">
            <text:p text:style-name="P71">10000</text:p>
          </table:table-cell>
          <table:table-cell table:style-name="Table15.A2" table:number-rows-spanned="2" office:value-type="string">
            <text:p text:style-name="P71">3000</text:p>
            <text:p text:style-name="P71">-7000</text:p>
          </table:table-cell>
          <table:table-cell table:style-name="Table15.A2" table:number-rows-spanned="2" office:value-type="string">
            <text:p text:style-name="P71">20000</text:p>
          </table:table-cell>
          <table:table-cell table:style-name="Table15.A2" table:number-rows-spanned="2" office:value-type="string">
            <text:p text:style-name="P71">2000</text:p>
            <text:p text:style-name="P71">-18000</text:p>
          </table:table-cell>
          <table:table-cell table:style-name="Table15.A2" office:value-type="string">
            <text:p text:style-name="P73">1</text:p>
          </table:table-cell>
          <table:table-cell table:style-name="Table15.A2" office:value-type="string">
            <text:p text:style-name="P71"/>
          </table:table-cell>
          <table:table-cell table:style-name="Table15.A2" office:value-type="string">
            <text:p text:style-name="P71"/>
          </table:table-cell>
          <table:table-cell table:style-name="Table15.A2" office:value-type="string">
            <text:p text:style-name="P71"/>
          </table:table-cell>
          <table:table-cell table:style-name="Table15.I2" office:value-type="string">
            <text:p text:style-name="P71"/>
          </table:table-cell>
        </table:table-row>
        <table:table-row>
          <table:covered-table-cell table:style-name="Table15.A2"/>
          <table:covered-table-cell table:style-name="Table15.A2"/>
          <table:covered-table-cell table:style-name="Table15.A2"/>
          <table:covered-table-cell table:style-name="Table15.A2"/>
          <table:table-cell table:style-name="Table15.A2" office:value-type="string">
            <text:p text:style-name="P73">2</text:p>
          </table:table-cell>
          <table:table-cell table:style-name="Table15.A2" office:value-type="string">
            <text:p text:style-name="P71"/>
          </table:table-cell>
          <table:table-cell table:style-name="Table15.A2" office:value-type="string">
            <text:p text:style-name="P71"/>
          </table:table-cell>
          <table:table-cell table:style-name="Table15.A2" office:value-type="string">
            <text:p text:style-name="P71"/>
          </table:table-cell>
          <table:table-cell table:style-name="Table15.I2" office:value-type="string">
            <text:p text:style-name="P71"/>
          </table:table-cell>
        </table:table-row>
        <table:table-row>
          <table:table-cell table:style-name="Table15.A2" office:value-type="string">
            <text:p text:style-name="P71">10000</text:p>
          </table:table-cell>
          <table:table-cell table:style-name="Table15.A2" office:value-type="string">
            <text:p text:style-name="P71">10000</text:p>
          </table:table-cell>
          <table:table-cell table:style-name="Table15.A2" office:value-type="string">
            <text:p text:style-name="P71">20000</text:p>
          </table:table-cell>
          <table:table-cell table:style-name="Table15.A2" office:value-type="string">
            <text:p text:style-name="P71">20000</text:p>
          </table:table-cell>
          <table:table-cell table:style-name="Table15.A2" office:value-type="string">
            <text:p text:style-name="P73">3</text:p>
          </table:table-cell>
          <table:table-cell table:style-name="Table15.A2" office:value-type="string">
            <text:p text:style-name="P71"/>
          </table:table-cell>
          <table:table-cell table:style-name="Table15.A2" office:value-type="string">
            <text:p text:style-name="P71"/>
          </table:table-cell>
          <table:table-cell table:style-name="Table15.A2" office:value-type="string">
            <text:p text:style-name="P71"/>
          </table:table-cell>
          <table:table-cell table:style-name="Table15.I2" office:value-type="string">
            <text:p text:style-name="P71"/>
          </table:table-cell>
        </table:table-row>
        <table:table-row>
          <table:table-cell table:style-name="Table15.A6" table:number-rows-spanned="5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Table15.A2" office:value-type="string">
            <text:p text:style-name="P73">4</text:p>
          </table:table-cell>
          <table:table-cell table:style-name="Table15.A2" office:value-type="string">
            <text:p text:style-name="P71"/>
          </table:table-cell>
          <table:table-cell table:style-name="Table15.A2" office:value-type="string">
            <text:p text:style-name="P71"/>
          </table:table-cell>
          <table:table-cell table:style-name="Table15.A2" office:value-type="string">
            <text:p text:style-name="P71"/>
          </table:table-cell>
          <table:table-cell table:style-name="Table15.I2" office:value-type="string">
            <text:p text:style-name="P71"/>
          </table:table-cell>
        </table:table-row>
        <table:table-row>
          <table:covered-table-cell table:style-name="Table15.A6"/>
          <table:covered-table-cell/>
          <table:covered-table-cell/>
          <table:covered-table-cell/>
          <table:table-cell table:style-name="Table15.A2" office:value-type="string">
            <text:p text:style-name="P73">5</text:p>
          </table:table-cell>
          <table:table-cell table:style-name="Table15.A2" office:value-type="string">
            <text:p text:style-name="P71"/>
          </table:table-cell>
          <table:table-cell table:style-name="Table15.A2" office:value-type="string">
            <text:p text:style-name="P71"/>
          </table:table-cell>
          <table:table-cell table:style-name="Table15.A2" office:value-type="string">
            <text:p text:style-name="P71"/>
          </table:table-cell>
          <table:table-cell table:style-name="Table15.I2" office:value-type="string">
            <text:p text:style-name="P71"/>
          </table:table-cell>
        </table:table-row>
        <table:table-row>
          <table:covered-table-cell table:style-name="Table15.A6"/>
          <table:covered-table-cell/>
          <table:covered-table-cell/>
          <table:covered-table-cell/>
          <table:table-cell table:style-name="Table15.A2" office:value-type="string">
            <text:p text:style-name="P73">6</text:p>
          </table:table-cell>
          <table:table-cell table:style-name="Table15.A2" office:value-type="string">
            <text:p text:style-name="P71"/>
          </table:table-cell>
          <table:table-cell table:style-name="Table15.A2" office:value-type="string">
            <text:p text:style-name="P71"/>
          </table:table-cell>
          <table:table-cell table:style-name="Table15.A2" office:value-type="string">
            <text:p text:style-name="P71"/>
          </table:table-cell>
          <table:table-cell table:style-name="Table15.I2" office:value-type="string">
            <text:p text:style-name="P71"/>
          </table:table-cell>
        </table:table-row>
        <table:table-row>
          <table:covered-table-cell table:style-name="Table15.A6"/>
          <table:covered-table-cell/>
          <table:covered-table-cell/>
          <table:covered-table-cell/>
          <table:table-cell table:style-name="Table15.A2" office:value-type="string">
            <text:p text:style-name="P73">7</text:p>
          </table:table-cell>
          <table:table-cell table:style-name="Table15.A2" office:value-type="string">
            <text:p text:style-name="P71"/>
          </table:table-cell>
          <table:table-cell table:style-name="Table15.A2" office:value-type="string">
            <text:p text:style-name="P71"/>
          </table:table-cell>
          <table:table-cell table:style-name="Table15.A2" office:value-type="string">
            <text:p text:style-name="P71"/>
          </table:table-cell>
          <table:table-cell table:style-name="Table15.I2" office:value-type="string">
            <text:p text:style-name="P71"/>
          </table:table-cell>
        </table:table-row>
        <table:table-row>
          <table:covered-table-cell table:style-name="Table15.A6"/>
          <table:covered-table-cell/>
          <table:covered-table-cell/>
          <table:covered-table-cell/>
          <table:table-cell table:style-name="Table15.A2" office:value-type="string">
            <text:p text:style-name="P73">Suma</text:p>
          </table:table-cell>
          <table:table-cell table:style-name="Table15.A2" office:value-type="string">
            <text:p text:style-name="P71"/>
          </table:table-cell>
          <table:table-cell table:style-name="Table15.A2" office:value-type="string">
            <text:p text:style-name="P71"/>
          </table:table-cell>
          <table:table-cell table:style-name="Table15.A2" office:value-type="string">
            <text:p text:style-name="P71"/>
          </table:table-cell>
          <table:table-cell table:style-name="Table15.I2" office:value-type="string">
            <text:p text:style-name="P71"/>
          </table:table-cell>
        </table:table-row>
      </table:table>
      <text:p text:style-name="Text_20_body"/>
      <text:p text:style-name="P133" loext:marker-style-name="T33"><text:span text:style-name="T33">Podstawy rachunkowości – Ćwiczenia</text:span></text:p>
      <text:p text:style-name="P134" loext:marker-style-name="T33"><text:span text:style-name="T33">13.12.2023</text:span></text:p>
      <text:p text:style-name="P62" loext:marker-style-name="T33"><text:span text:style-name="T33">Zadanie 1 (5.3/s.68-69)</text:span></text:p>
      <text:p text:style-name="P63">W przedsiębiorstwie produkującym artykuły gospodarstwa domowego „KORYTKO” salda początkowe wybranych kont były następujące:</text:p>
      <text:p text:style-name="P63">Kapitał zakładowy …………………………………………………………. 12 800</text:p>
      <text:p text:style-name="P63">Kasa …………………………………………………………2 200</text:p>
      <text:p text:style-name="P63">Rachunki bankowe …………………………………………………………. 6 800</text:p>
      <text:p text:style-name="P63">Rozrachunki z dostawcami …………………………………………………………. 3 800</text:p>
      <text:p text:style-name="P63">W tym: zobowiązanie wobec dostawcy P ………………………………………………………….. 1 000</text:p>
      <text:p text:style-name="P63"><text:s text:c="14"/>Zobowiązanie wobec dostawcy R ………………………………………………..……….. 1 200</text:p>
      <text:p text:style-name="P63"><text:s text:c="15"/>Zobowiązanie wobec dostawcy S ………………………………………...………………. 700</text:p>
      <text:p text:style-name="P63"><text:s text:c="15"/>Zobowiązanie wobec dostawcy T …………………………………...……………………. 900</text:p>
      <text:p text:style-name="P62">W bieżącym okresie sprawozdawczym miały miejsce następujące operacje gospodarcze:</text:p>
      <text:p text:style-name="P63">1. Uregulowano zobowiązania wobec dostawców 2410 S i R (WB) ………………………………………. 1900</text:p>
      <text:p text:style-name="P63">2. Otrzymano faktury za zakupione towary, które przyjęto do magazynu …………………… 1 400</text:p>
      <text:p text:style-name="P63">W tym od: dostawcy S …………………………………………………………………………. 500</text:p>
      <text:p text:style-name="P63"><text:s text:c="20"/>Dostawcy T ………………………………………………………………………… 600</text:p>
      <text:p text:style-name="P63"><text:s text:c="20"/>Dostawcy R ………………………………………………………………………… 300</text:p>
      <text:p text:style-name="P63">3. Uregulowano połowę zobowiązania wobec dostawcy S (WB) ………………………………….. …</text:p>
      <text:p text:style-name="P63">4. Zwrot części towarów dostawcy T z tytułu wad jakościowych …………………………………. 200</text:p>
      <text:p text:style-name="P63">5. Otrzymano faktury za zakupione towary, które przyjęto do magazynu …………………… 1 700</text:p>
      <text:p text:style-name="P63">W tym od: dostawcy P …………………………………………………………………………. 800</text:p>
      <text:p text:style-name="P63"><text:s text:c="20"/>Dostawcy S ………………………………………………………………………… 600</text:p>
      <text:p text:style-name="P63"><text:s text:c="20"/>Dostawcy R ………………………………………………………………………… 300</text:p>
      <text:p text:style-name="P63">6. Uregulowano zobowiązania wobec dostawcy T gotówką (KW) ……………………………….. <text:s/>………</text:p>
      <text:p text:style-name="P63">7.Otrzymano wyciąg bankowy informujący o uregulowaniu zobowiązania wobec dostawcy P <text:span text:style-name="T43">1800</text:span></text:p>
      <text:list text:style-name="WWNum1">
        <text:list-item>
          <text:p text:style-name="P93">Otwórz konta księgi głównej i księgi pomocniczej wpisując salda początkowe.</text:p>
        </text:list-item>
        <text:list-item>
          <text:p text:style-name="P93">Zaksięguj operacje na kontach księgi głównej i księgi pomocniczej.</text:p>
        </text:list-item>
        <text:list-item>
          <text:p text:style-name="P93">Uzgodnij saldo konta księgi głównej z ROZRACHUNKI Z DOSTAWCAMI z saldami kont księgi pomocniczej.</text:p>
        </text:list-item>
        <text:list-item>
          <text:p text:style-name="P93">Col oznacza saldo końcowe konta ROZRACHUNKI Z DOSTAWCAMI.</text:p>
        </text:list-item>
      </text:list>
      <table:table table:name="Table16" table:style-name="Table16">
        <table:table-column table:style-name="Table16.A" table:number-columns-repeated="2"/>
        <table:table-column table:style-name="Table16.C"/>
        <table:table-column table:style-name="Table16.D"/>
        <table:table-column table:style-name="Table16.E" table:number-columns-repeated="2"/>
        <table:table-column table:style-name="Table16.D"/>
        <table:table-column table:style-name="Table16.H"/>
        <table:table-column table:style-name="Table16.I"/>
        <table:table-column table:style-name="Table16.J"/>
        <table:table-row>
          <table:table-cell table:style-name="Table16.A1" table:number-columns-spanned="2" office:value-type="string">
            <text:p text:style-name="P46">Kapitał zakładowy </text:p>
          </table:table-cell>
          <table:covered-table-cell/>
          <table:table-cell table:style-name="Table16.A1" table:number-columns-spanned="2" office:value-type="string">
            <text:p text:style-name="P77">Kasa</text:p>
          </table:table-cell>
          <table:covered-table-cell/>
          <table:table-cell table:style-name="Table16.A1" table:number-columns-spanned="2" office:value-type="string">
            <text:p text:style-name="P46">Rachunki bankowe</text:p>
          </table:table-cell>
          <table:covered-table-cell/>
          <table:table-cell table:style-name="Table16.A1" table:number-columns-spanned="2" office:value-type="string">
            <text:p text:style-name="P76">Towary</text:p>
          </table:table-cell>
          <table:covered-table-cell/>
          <table:table-cell table:style-name="Table16.I1" table:number-columns-spanned="2" office:value-type="string">
            <text:p text:style-name="P46">Rozrachunki z dostawcami</text:p>
          </table:table-cell>
          <table:covered-table-cell/>
        </table:table-row>
        <table:table-row>
          <table:table-cell table:style-name="Table16.A2" office:value-type="string">
            <text:p text:style-name="P77"/>
          </table:table-cell>
          <table:table-cell table:style-name="Table16.A2" office:value-type="string">
            <text:p text:style-name="P77">Sp.12800</text:p>
          </table:table-cell>
          <table:table-cell table:style-name="Table16.A2" office:value-type="string">
            <text:p text:style-name="P77">Sp.2200</text:p>
          </table:table-cell>
          <table:table-cell table:style-name="Table16.A2" office:value-type="string">
            <text:p text:style-name="P77">6) 1300</text:p>
          </table:table-cell>
          <table:table-cell table:style-name="Table16.A2" office:value-type="string">
            <text:p text:style-name="P77">Sp.6800</text:p>
          </table:table-cell>
          <table:table-cell table:style-name="Table16.A2" office:value-type="string">
            <text:p text:style-name="P77">1) 1900</text:p>
            <text:p text:style-name="P77">3) 250</text:p>
            <text:p text:style-name="P77">7) 1800</text:p>
          </table:table-cell>
          <table:table-cell table:style-name="Table16.A2" office:value-type="string">
            <text:p text:style-name="P77"/>
          </table:table-cell>
          <table:table-cell table:style-name="Table16.A2" office:value-type="string">
            <text:p text:style-name="P77">4) 200</text:p>
            <text:p text:style-name="P77">5) 1700</text:p>
          </table:table-cell>
          <table:table-cell table:style-name="Table16.A2" office:value-type="string">
            <text:p text:style-name="P77">1) 1900</text:p>
            <text:p text:style-name="P77">3) 250</text:p>
            <text:p text:style-name="P77">4) 200</text:p>
            <text:p text:style-name="P77">6) 1300</text:p>
            <text:p text:style-name="P77">7) 1800</text:p>
          </table:table-cell>
          <table:table-cell table:style-name="Table16.J2" office:value-type="string">
            <text:p text:style-name="P77">Sp.3800</text:p>
            <text:p text:style-name="P77">2) 1400</text:p>
            <text:p text:style-name="P77">5)1700</text:p>
          </table:table-cell>
        </table:table-row>
        <table:table-row>
          <table:table-cell table:style-name="Table16.A2" office:value-type="string">
            <text:p text:style-name="P77">+= 12800</text:p>
          </table:table-cell>
          <table:table-cell table:style-name="Table16.A2" office:value-type="string">
            <text:p text:style-name="P77">12800</text:p>
          </table:table-cell>
          <table:table-cell table:style-name="Table16.A2" office:value-type="string">
            <text:p text:style-name="P77">2200</text:p>
          </table:table-cell>
          <table:table-cell table:style-name="Table16.A2" office:value-type="string">
            <text:p text:style-name="P77">1300</text:p>
            <text:p text:style-name="P77">+=900</text:p>
          </table:table-cell>
          <table:table-cell table:style-name="Table16.A2" office:value-type="string">
            <text:p text:style-name="P77">6800</text:p>
          </table:table-cell>
          <table:table-cell table:style-name="Table16.A2" office:value-type="string">
            <text:p text:style-name="P77">3950</text:p>
            <text:p text:style-name="P77">+=2850</text:p>
          </table:table-cell>
          <table:table-cell table:style-name="Table16.A2" office:value-type="string">
            <text:p text:style-name="P77">+=1900</text:p>
          </table:table-cell>
          <table:table-cell table:style-name="Table16.A2" office:value-type="string">
            <text:p text:style-name="P77">1900</text:p>
          </table:table-cell>
          <table:table-cell table:style-name="Table16.A2" office:value-type="string">
            <text:p text:style-name="P77">5450</text:p>
            <text:p text:style-name="P77">+=1450</text:p>
          </table:table-cell>
          <table:table-cell table:style-name="Table16.J2" office:value-type="string">
            <text:p text:style-name="P77">6900</text:p>
          </table:table-cell>
        </table:table-row>
        <table:table-row>
          <table:table-cell table:style-name="Table16.A2" table:number-columns-spanned="2" office:value-type="string">
            <text:p text:style-name="P77">12800 = 12800</text:p>
          </table:table-cell>
          <table:covered-table-cell/>
          <table:table-cell table:style-name="Table16.A2" table:number-columns-spanned="2" office:value-type="string">
            <text:p text:style-name="P77">2200 = 2200</text:p>
          </table:table-cell>
          <table:covered-table-cell/>
          <table:table-cell table:style-name="Table16.A2" table:number-columns-spanned="2" office:value-type="string">
            <text:p text:style-name="P77">6800 = 6800</text:p>
          </table:table-cell>
          <table:covered-table-cell/>
          <table:table-cell table:style-name="Table16.A2" table:number-columns-spanned="2" office:value-type="string">
            <text:p text:style-name="P77">1900 = 1900</text:p>
          </table:table-cell>
          <table:covered-table-cell/>
          <table:table-cell table:style-name="Table16.J2" table:number-columns-spanned="2" office:value-type="string">
            <text:p text:style-name="P77">6900 = 6900</text:p>
          </table:table-cell>
          <table:covered-table-cell/>
        </table:table-row>
      </table:table>
      <text:p text:style-name="P6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F"/>
        <table:table-column table:style-name="Table17.G"/>
        <table:table-column table:style-name="Table17.H"/>
        <table:table-row>
          <table:table-cell table:style-name="Table17.A1" table:number-columns-spanned="2" office:value-type="string">
            <text:p text:style-name="P47"><text:span text:style-name="T43">Z</text:span>obow. wobec dostawcy P</text:p>
          </table:table-cell>
          <table:covered-table-cell/>
          <table:table-cell table:style-name="Table17.A1" table:number-columns-spanned="2" office:value-type="string">
            <text:p text:style-name="P47"><text:span text:style-name="T43">Z</text:span>obow. wobec dostawcy <text:span text:style-name="T43">R</text:span></text:p>
          </table:table-cell>
          <table:covered-table-cell/>
          <table:table-cell table:style-name="Table17.A1" table:number-columns-spanned="2" office:value-type="string">
            <text:p text:style-name="P47"><text:span text:style-name="T43">Z</text:span>obow. wobec dostawcy <text:span text:style-name="T43">S</text:span></text:p>
          </table:table-cell>
          <table:covered-table-cell/>
          <table:table-cell table:style-name="Table17.G1" table:number-columns-spanned="2" office:value-type="string">
            <text:p text:style-name="P47"><text:span text:style-name="T43">Z</text:span>obow. wobec dostawcy <text:span text:style-name="T43">T</text:span></text:p>
          </table:table-cell>
          <table:covered-table-cell/>
        </table:table-row>
        <table:table-row>
          <table:table-cell table:style-name="Table17.A2" office:value-type="string">
            <text:p text:style-name="P77">7) 1800</text:p>
          </table:table-cell>
          <table:table-cell table:style-name="Table17.A2" office:value-type="string">
            <text:p text:style-name="P77">Sp.1000</text:p>
            <text:p text:style-name="P77">5) 800</text:p>
          </table:table-cell>
          <table:table-cell table:style-name="Table17.A2" office:value-type="string">
            <text:p text:style-name="P77">1) 1200</text:p>
          </table:table-cell>
          <table:table-cell table:style-name="Table17.A2" office:value-type="string">
            <text:p text:style-name="P77">Sp.1200</text:p>
            <text:p text:style-name="P77">2) 300</text:p>
            <text:p text:style-name="P77">5) 300</text:p>
          </table:table-cell>
          <table:table-cell table:style-name="Table17.A2" office:value-type="string">
            <text:p text:style-name="P77">1) 700</text:p>
            <text:p text:style-name="P77">3) 250</text:p>
          </table:table-cell>
          <table:table-cell table:style-name="Table17.A2" office:value-type="string">
            <text:p text:style-name="P77">Sp.700</text:p>
            <text:p text:style-name="P77">2) 500</text:p>
            <text:p text:style-name="P77">5) 600</text:p>
          </table:table-cell>
          <table:table-cell table:style-name="Table17.A2" office:value-type="string">
            <text:p text:style-name="P77">4) 200</text:p>
            <text:p text:style-name="P77">6) 1300</text:p>
          </table:table-cell>
          <table:table-cell table:style-name="Table17.H2" office:value-type="string">
            <text:p text:style-name="P77">Sp.900</text:p>
            <text:p text:style-name="P77">2) 600</text:p>
          </table:table-cell>
        </table:table-row>
        <table:table-row>
          <table:table-cell table:style-name="Table17.A2" office:value-type="string">
            <text:p text:style-name="P77">1800</text:p>
          </table:table-cell>
          <table:table-cell table:style-name="Table17.A2" office:value-type="string">
            <text:p text:style-name="P77">1800</text:p>
          </table:table-cell>
          <table:table-cell table:style-name="Table17.A2" office:value-type="string">
            <text:p text:style-name="P77">1200</text:p>
            <text:p text:style-name="P77">+= 600</text:p>
          </table:table-cell>
          <table:table-cell table:style-name="Table17.A2" office:value-type="string">
            <text:p text:style-name="P77">1800</text:p>
          </table:table-cell>
          <table:table-cell table:style-name="Table17.A2" office:value-type="string">
            <text:p text:style-name="P77">950</text:p>
            <text:p text:style-name="P77">+= 850</text:p>
          </table:table-cell>
          <table:table-cell table:style-name="Table17.A2" office:value-type="string">
            <text:p text:style-name="P77">1800</text:p>
          </table:table-cell>
          <table:table-cell table:style-name="Table17.A2" office:value-type="string">
            <text:p text:style-name="P77">1500</text:p>
          </table:table-cell>
          <table:table-cell table:style-name="Table17.H2" office:value-type="string">
            <text:p text:style-name="P77">1500</text:p>
          </table:table-cell>
        </table:table-row>
        <table:table-row>
          <table:table-cell table:style-name="Table17.A2" table:number-columns-spanned="2" office:value-type="string">
            <text:p text:style-name="P77">1800 = 1800</text:p>
          </table:table-cell>
          <table:covered-table-cell/>
          <table:table-cell table:style-name="Table17.A2" table:number-columns-spanned="2" office:value-type="string">
            <text:p text:style-name="P77">1800 = 1800</text:p>
          </table:table-cell>
          <table:covered-table-cell/>
          <table:table-cell table:style-name="Table17.A2" table:number-columns-spanned="2" office:value-type="string">
            <text:p text:style-name="P77">1800 = 1800</text:p>
          </table:table-cell>
          <table:covered-table-cell/>
          <table:table-cell table:style-name="Table17.H2" table:number-columns-spanned="2" office:value-type="string">
            <text:p text:style-name="P77">1500 = 1500</text:p>
          </table:table-cell>
          <table:covered-table-cell/>
        </table:table-row>
      </table:table>
      <text:p text:style-name="P131" loext:marker-style-name="T33"><text:span text:style-name="T33">Zadanie 3. (5.4/s.69-71)</text:span></text:p>
      <text:p text:style-name="P64">W przedsiębiorstwie budowlanym BUDEX znajdują się w zapasie następujące materiały budowlane: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74">Lp.</text:p>
          </table:table-cell>
          <table:table-cell table:style-name="Table18.A1" office:value-type="string">
            <text:p text:style-name="P74">Nazwa materiału</text:p>
          </table:table-cell>
          <table:table-cell table:style-name="Table18.A1" office:value-type="string">
            <text:p text:style-name="P74">Wartość</text:p>
          </table:table-cell>
        </table:table-row>
        <table:table-row table:style-name="Table18.1">
          <table:table-cell table:style-name="Table18.A1" office:value-type="string">
            <text:p text:style-name="P74">1.</text:p>
            <text:p text:style-name="P74">2.</text:p>
            <text:p text:style-name="P74">3.</text:p>
            <text:p text:style-name="P74">4.</text:p>
            <text:p text:style-name="P74">5.</text:p>
            <text:p text:style-name="P74">6.</text:p>
          </table:table-cell>
          <table:table-cell table:style-name="Table18.A1" office:value-type="string">
            <text:p text:style-name="P74">Cegły</text:p>
            <text:p text:style-name="P74">Dachówki</text:p>
            <text:p text:style-name="P74">Cement</text:p>
            <text:p text:style-name="P74">Tarcica</text:p>
            <text:p text:style-name="P74">Papa</text:p>
            <text:p text:style-name="P74">kable</text:p>
          </table:table-cell>
          <table:table-cell table:style-name="Table18.A1" office:value-type="string">
            <text:p text:style-name="P74">600</text:p>
            <text:p text:style-name="P74">800</text:p>
            <text:p text:style-name="P74">450</text:p>
            <text:p text:style-name="P74">1 200</text:p>
            <text:p text:style-name="P74">300</text:p>
            <text:p text:style-name="P74">50</text:p>
          </table:table-cell>
        </table:table-row>
        <table:table-row table:style-name="Table18.1">
          <table:table-cell table:style-name="Table18.A1" table:number-columns-spanned="2" office:value-type="string">
            <text:p text:style-name="P75">Razem materiały:</text:p>
          </table:table-cell>
          <table:covered-table-cell/>
          <table:table-cell table:style-name="Table18.A1" office:value-type="string">
            <text:p text:style-name="P74">3 400</text:p>
          </table:table-cell>
        </table:table-row>
      </table:table>
      <text:p text:style-name="P64">Na rachunku bankowym przedsiębiorstwo posiada <text:span text:style-name="T44">→</text:span>15900</text:p>
      <text:p text:style-name="P64">Przedsiębiorstwo dokonało dalszych zakupów następujących materiałów:</text:p>
      <text:p text:style-name="P64">1. Otrzymano fakturę za zakupione materiały od dostawcy <text:span text:style-name="T44">→</text:span>3500</text:p>
      <text:p text:style-name="P64">2. Przyjęto materiały od dostawcy do magazynu (Pz) <text:span text:style-name="T44">→</text:span>3500, <text:span text:style-name="T44">w tym:C</text:span>egły<text:span text:style-name="T44">→</text:span>1350,<text:span text:style-name="T44">C</text:span>ement<text:span text:style-name="T44">→</text:span>950, <text:span text:style-name="T44">Da</text:span>chówki <text:span text:style-name="T44">→</text:span>1200</text:p>
      <text:p text:style-name="P64">3. Otrzymano fakturę od dostawcy za zakupioną tarcicę <text:span text:style-name="T44">→</text:span>1500</text:p>
      <text:p text:style-name="P64">4. Przyjęto do magazynu zakupioną tarcicę od dostawcy po cenie zakupu (Pz) <text:span text:style-name="T44">→ 1500</text:span></text:p>
      <text:p text:style-name="P64">5. Od dostawcy wpłynęła faktura za 1000 metrów kabla <text:span text:style-name="T44">→ </text:span>1000</text:p>
      <text:p text:style-name="P64">6. Przyjęto do magazynu zakupiony kabel po cenie zakupu (Pz)<text:span text:style-name="T44">→</text:span>…</text:p>
      <text:p text:style-name="P64">7. Od dostawcy otrzymano fakturę za zakupioną papę (FV) <text:span text:style-name="T44">→</text:span>450</text:p>
      <text:p text:style-name="P64">8. Przyjęto do magazynu zakupioną papę po cenie zakupu (Pz) <text:span text:style-name="T44">→</text:span> …</text:p>
      <text:p text:style-name="P64">9.Wydano<text:span text:style-name="T44">_</text:span>materiały<text:span text:style-name="T44">_</text:span>na<text:span text:style-name="T44">_</text:span>budowę<text:span text:style-name="T44">_</text:span>(Rw)<text:span text:style-name="T34"> </text:span><text:span text:style-name="T36">→</text:span><text:span text:style-name="T34"> </text:span>2400, <text:span text:style-name="T44">w tym: C</text:span>egły <text:span text:style-name="T44">→ </text:span>800, <text:s/><text:span text:style-name="T44">C</text:span>ement <text:span text:style-name="T44">→</text:span>700, <text:s/><text:span text:style-name="T44">T</text:span>arcica <text:span text:style-name="T44">→</text:span> 900</text:p>
      <text:p text:style-name="P64">10. Przekazano przelewami bankowymi wszystkie zobowiązania wobec dostawców (WB) <text:span text:style-name="T44">→ </text:span>…</text:p>
      <text:list xml:id="list125016918650348" text:continue-list="list125016259213235" text:style-name="WWNum3">
        <text:list-item>
          <text:p text:style-name="P94">Otworzyć konta księgi głównej oraz konta ksiąg pomocniczych do konta MATERIAŁY</text:p>
        </text:list-item>
        <text:list-item>
          <text:p text:style-name="P94">Zaksięgować w księgach podane operacje gospodarcze</text:p>
        </text:list-item>
        <text:list-item>
          <text:p text:style-name="P94">Uzgodnić zapisy ksiąg pomocniczych z zapisami księgi głównej</text:p>
        </text:list-item>
      </text:list>
      <text:p text:style-name="P79"/>
      <table:table table:name="Table19" table:style-name="Table19">
        <table:table-column table:style-name="Table19.A" table:number-columns-repeated="2"/>
        <table:table-column table:style-name="Table19.C"/>
        <table:table-column table:style-name="Table19.D"/>
        <table:table-column table:style-name="Table19.A" table:number-columns-repeated="3"/>
        <table:table-column table:style-name="Table19.H"/>
        <table:table-row>
          <table:table-cell table:style-name="Table19.A1" table:number-columns-spanned="2" office:value-type="string">
            <text:p text:style-name="P49"><text:span text:style-name="T44">R</text:span>achun<text:span text:style-name="T44">ek</text:span> bankowy</text:p>
          </table:table-cell>
          <table:covered-table-cell/>
          <table:table-cell table:style-name="Table19.A1" table:number-columns-spanned="2" office:value-type="string">
            <text:p text:style-name="P80">Materialy</text:p>
          </table:table-cell>
          <table:covered-table-cell/>
          <table:table-cell table:style-name="Table19.A1" table:number-columns-spanned="2" office:value-type="string">
            <text:p text:style-name="P49">Cegły</text:p>
          </table:table-cell>
          <table:covered-table-cell/>
          <table:table-cell table:style-name="Table19.G1" table:number-columns-spanned="2" office:value-type="string">
            <text:p text:style-name="P80">Dachówki</text:p>
          </table:table-cell>
          <table:covered-table-cell/>
        </table:table-row>
        <table:table-row>
          <table:table-cell table:style-name="Table19.A2" office:value-type="string">
            <text:p text:style-name="P80">Sp.15900</text:p>
          </table:table-cell>
          <table:table-cell table:style-name="Table19.A2" office:value-type="string">
            <text:p text:style-name="P80">10) 6450</text:p>
          </table:table-cell>
          <table:table-cell table:style-name="Table19.A2" office:value-type="string">
            <text:p text:style-name="P80">Sp. 3400</text:p>
            <text:p text:style-name="P80">2) 3500 4) 1500</text:p>
            <text:p text:style-name="P80">6) 1000 8) 450</text:p>
          </table:table-cell>
          <table:table-cell table:style-name="Table19.A2" office:value-type="string">
            <text:p text:style-name="P80">9) 2400</text:p>
          </table:table-cell>
          <table:table-cell table:style-name="Table19.A2" office:value-type="string">
            <text:p text:style-name="P80">Sp. 600</text:p>
            <text:p text:style-name="P80">2) 1350</text:p>
          </table:table-cell>
          <table:table-cell table:style-name="Table19.A2" office:value-type="string">
            <text:p text:style-name="P80">9) 800</text:p>
          </table:table-cell>
          <table:table-cell table:style-name="Table19.A2" office:value-type="string">
            <text:p text:style-name="P80">Sp. 800</text:p>
            <text:p text:style-name="P80">2) 1200</text:p>
          </table:table-cell>
          <table:table-cell table:style-name="Table19.H2" office:value-type="string">
            <text:p text:style-name="P49"/>
          </table:table-cell>
        </table:table-row>
        <table:table-row>
          <table:table-cell table:style-name="Table19.A2" office:value-type="string">
            <text:p text:style-name="P80">15900</text:p>
          </table:table-cell>
          <table:table-cell table:style-name="Table19.A2" office:value-type="string">
            <text:p text:style-name="P80">6450</text:p>
            <text:p text:style-name="P80">Sk.9450</text:p>
          </table:table-cell>
          <table:table-cell table:style-name="Table19.A2" office:value-type="string">
            <text:p text:style-name="P80">9850</text:p>
          </table:table-cell>
          <table:table-cell table:style-name="Table19.A2" office:value-type="string">
            <text:p text:style-name="P80">2400</text:p>
            <text:p text:style-name="P80">Sk. 7450</text:p>
          </table:table-cell>
          <table:table-cell table:style-name="Table19.A2" office:value-type="string">
            <text:p text:style-name="P80">1950</text:p>
          </table:table-cell>
          <table:table-cell table:style-name="Table19.A2" office:value-type="string">
            <text:p text:style-name="P80">800</text:p>
            <text:p text:style-name="P80">Sk. 1150</text:p>
          </table:table-cell>
          <table:table-cell table:style-name="Table19.A2" office:value-type="string">
            <text:p text:style-name="P80">2000</text:p>
          </table:table-cell>
          <table:table-cell table:style-name="Table19.H2" office:value-type="string">
            <text:p text:style-name="P80">Sk. 2000</text:p>
          </table:table-cell>
        </table:table-row>
        <table:table-row table:style-name="Table19.4">
          <table:table-cell table:style-name="Table19.A2" table:number-columns-spanned="2" office:value-type="string">
            <text:p text:style-name="P80">15900 = 15900</text:p>
          </table:table-cell>
          <table:covered-table-cell/>
          <table:table-cell table:style-name="Table19.A2" table:number-columns-spanned="2" office:value-type="string">
            <text:p text:style-name="P80">9850 = 9850</text:p>
          </table:table-cell>
          <table:covered-table-cell/>
          <table:table-cell table:style-name="Table19.A2" table:number-columns-spanned="2" office:value-type="string">
            <text:p text:style-name="P80">1950 = 1950</text:p>
          </table:table-cell>
          <table:covered-table-cell/>
          <table:table-cell table:style-name="Table19.H2" table:number-columns-spanned="2" office:value-type="string">
            <text:p text:style-name="P80">2000 = 2000</text:p>
          </table:table-cell>
          <table:covered-table-cell/>
        </table:table-row>
      </table:table>
      <text:p text:style-name="P78"/>
      <table:table table:name="Table20" table:style-name="Table20">
        <table:table-column table:style-name="Table20.A" table:number-columns-repeated="7"/>
        <table:table-column table:style-name="Table20.H"/>
        <table:table-row>
          <table:table-cell table:style-name="Table20.A1" table:number-columns-spanned="2" office:value-type="string">
            <text:p text:style-name="P80">Cement</text:p>
          </table:table-cell>
          <table:covered-table-cell/>
          <table:table-cell table:style-name="Table20.A1" table:number-columns-spanned="2" office:value-type="string">
            <text:p text:style-name="P80">Tarcica</text:p>
          </table:table-cell>
          <table:covered-table-cell/>
          <table:table-cell table:style-name="Table20.A1" table:number-columns-spanned="2" office:value-type="string">
            <text:p text:style-name="P80">Papa</text:p>
          </table:table-cell>
          <table:covered-table-cell/>
          <table:table-cell table:style-name="Table20.G1" table:number-columns-spanned="2" office:value-type="string">
            <text:p text:style-name="P80">Kable</text:p>
          </table:table-cell>
          <table:covered-table-cell/>
        </table:table-row>
        <table:table-row>
          <table:table-cell table:style-name="Table20.A2" office:value-type="string">
            <text:p text:style-name="P80">Sp. 450</text:p>
            <text:p text:style-name="P80">2) 950</text:p>
          </table:table-cell>
          <table:table-cell table:style-name="Table20.A2" office:value-type="string">
            <text:p text:style-name="P80">9) 700</text:p>
          </table:table-cell>
          <table:table-cell table:style-name="Table20.A2" office:value-type="string">
            <text:p text:style-name="P80">Sp. 1200</text:p>
            <text:p text:style-name="P80">4) 1500</text:p>
          </table:table-cell>
          <table:table-cell table:style-name="Table20.A2" office:value-type="string">
            <text:p text:style-name="P80">9) 900</text:p>
          </table:table-cell>
          <table:table-cell table:style-name="Table20.A2" office:value-type="string">
            <text:p text:style-name="P80">Sp. 300</text:p>
            <text:p text:style-name="P80">8) 450</text:p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80">Sp. 50</text:p>
            <text:p text:style-name="P80">6) 1000 <text:s/></text:p>
          </table:table-cell>
          <table:table-cell table:style-name="Table20.H2" office:value-type="string">
            <text:p text:style-name="P49"/>
          </table:table-cell>
        </table:table-row>
        <table:table-row>
          <table:table-cell table:style-name="Table20.A2" office:value-type="string">
            <text:p text:style-name="P80">1400</text:p>
          </table:table-cell>
          <table:table-cell table:style-name="Table20.A2" office:value-type="string">
            <text:p text:style-name="P80">700</text:p>
            <text:p text:style-name="P80">Sk. 700</text:p>
          </table:table-cell>
          <table:table-cell table:style-name="Table20.A2" office:value-type="string">
            <text:p text:style-name="P80">2700</text:p>
          </table:table-cell>
          <table:table-cell table:style-name="Table20.A2" office:value-type="string">
            <text:p text:style-name="P80">900</text:p>
            <text:p text:style-name="P80">Sk. 1800</text:p>
          </table:table-cell>
          <table:table-cell table:style-name="Table20.A2" office:value-type="string">
            <text:p text:style-name="P80">750</text:p>
          </table:table-cell>
          <table:table-cell table:style-name="Table20.A2" office:value-type="string">
            <text:p text:style-name="P80">Sk. 750</text:p>
          </table:table-cell>
          <table:table-cell table:style-name="Table20.A2" office:value-type="string">
            <text:p text:style-name="P80">1050</text:p>
          </table:table-cell>
          <table:table-cell table:style-name="Table20.H2" office:value-type="string">
            <text:p text:style-name="P80">Sk. 1050</text:p>
          </table:table-cell>
        </table:table-row>
        <table:table-row>
          <table:table-cell table:style-name="Table20.A2" table:number-columns-spanned="2" office:value-type="string">
            <text:p text:style-name="P80">1400 = 1400</text:p>
          </table:table-cell>
          <table:covered-table-cell/>
          <table:table-cell table:style-name="Table20.A2" table:number-columns-spanned="2" office:value-type="string">
            <text:p text:style-name="P80">2700 = 2700</text:p>
          </table:table-cell>
          <table:covered-table-cell/>
          <table:table-cell table:style-name="Table20.A2" table:number-columns-spanned="2" office:value-type="string">
            <text:p text:style-name="P80">750 = 750</text:p>
          </table:table-cell>
          <table:covered-table-cell/>
          <table:table-cell table:style-name="Table20.H2" table:number-columns-spanned="2" office:value-type="string">
            <text:p text:style-name="P80">1050 = 1050</text:p>
          </table:table-cell>
          <table:covered-table-cell/>
        </table:table-row>
      </table:table>
      <text:p text:style-name="P7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 table:number-columns-repeated="2"/>
        <table:table-column table:style-name="Table21.F"/>
        <table:table-row>
          <table:table-cell table:style-name="Table21.A1" table:number-columns-spanned="2" office:value-type="string">
            <text:p text:style-name="P48">Rozrachunki z dostawcami</text:p>
          </table:table-cell>
          <table:covered-table-cell/>
          <table:table-cell table:style-name="Table21.A1" table:number-columns-spanned="2" office:value-type="string">
            <text:p text:style-name="P80">Rozliczenie zakupów marerialów</text:p>
          </table:table-cell>
          <table:covered-table-cell/>
          <table:table-cell table:style-name="Table21.E1" table:number-columns-spanned="2" office:value-type="string">
            <text:p text:style-name="P80">Zużycie materiałow I energii</text:p>
          </table:table-cell>
          <table:covered-table-cell/>
        </table:table-row>
        <table:table-row>
          <table:table-cell table:style-name="Table21.A2" office:value-type="string">
            <text:p text:style-name="P80">10) 6450</text:p>
          </table:table-cell>
          <table:table-cell table:style-name="Table21.A2" office:value-type="string">
            <text:p text:style-name="P80">1) 3500</text:p>
            <text:p text:style-name="P80">3) 1500</text:p>
            <text:p text:style-name="P80">5) 1000</text:p>
            <text:p text:style-name="P80">7) 450</text:p>
          </table:table-cell>
          <table:table-cell table:style-name="Table21.A2" office:value-type="string">
            <text:p text:style-name="P80">1) 3500</text:p>
            <text:p text:style-name="P80">3) 1500</text:p>
            <text:p text:style-name="P80">5) 1000</text:p>
            <text:p text:style-name="P80">7) 450</text:p>
          </table:table-cell>
          <table:table-cell table:style-name="Table21.A2" office:value-type="string">
            <text:p text:style-name="P80">2) 3500</text:p>
            <text:p text:style-name="P80">4) 1500</text:p>
            <text:p text:style-name="P80">6) 1000</text:p>
            <text:p text:style-name="P80">8) 450</text:p>
          </table:table-cell>
          <table:table-cell table:style-name="Table21.A2" office:value-type="string">
            <text:p text:style-name="P80">9) 2400</text:p>
          </table:table-cell>
          <table:table-cell table:style-name="Table21.F2" office:value-type="string">
            <text:p text:style-name="P49"/>
          </table:table-cell>
        </table:table-row>
        <table:table-row>
          <table:table-cell table:style-name="Table21.A2" office:value-type="string">
            <text:p text:style-name="P80">6450</text:p>
          </table:table-cell>
          <table:table-cell table:style-name="Table21.A2" office:value-type="string">
            <text:p text:style-name="P80">6450</text:p>
          </table:table-cell>
          <table:table-cell table:style-name="Table21.A2" office:value-type="string">
            <text:p text:style-name="P80">6450</text:p>
          </table:table-cell>
          <table:table-cell table:style-name="Table21.A2" office:value-type="string">
            <text:p text:style-name="P80">6450</text:p>
          </table:table-cell>
          <table:table-cell table:style-name="Table21.A2" office:value-type="string">
            <text:p text:style-name="P80">2400</text:p>
          </table:table-cell>
          <table:table-cell table:style-name="Table21.F2" office:value-type="string">
            <text:p text:style-name="P80">Sk. 2400</text:p>
          </table:table-cell>
        </table:table-row>
        <table:table-row>
          <table:table-cell table:style-name="Table21.A2" table:number-columns-spanned="2" office:value-type="string">
            <text:p text:style-name="P80">6450 = 6450</text:p>
          </table:table-cell>
          <table:covered-table-cell/>
          <table:table-cell table:style-name="Table21.A2" table:number-columns-spanned="2" office:value-type="string">
            <text:p text:style-name="P80">6450 = 6450</text:p>
          </table:table-cell>
          <table:covered-table-cell/>
          <table:table-cell table:style-name="Table21.F2" table:number-columns-spanned="2" office:value-type="string">
            <text:p text:style-name="P80">2400 = 2400</text:p>
          </table:table-cell>
          <table:covered-table-cell/>
        </table:table-row>
      </table:table>
      <text:p text:style-name="P135"/>
      <text:p text:style-name="P143">Podstawy rachunkowości (cwiczenia) <text:span text:style-name="T1">(202</text:span><text:span text:style-name="T45">4</text:span><text:span text:style-name="T1">/1/</text:span><text:span text:style-name="T40">1</text:span><text:span text:style-name="T45">0</text:span><text:span text:style-name="T1">)</text:span></text:p>
      <text:p text:style-name="P132" loext:marker-style-name="T49"><text:span text:style-name="T49">Zadanie 3. (6.5/s.83-84)</text:span></text:p>
      <text:p text:style-name="P132" loext:marker-style-name="T46"><text:span text:style-name="T46">Na wybranych kontach spółki jawnej KORPUS figurują następujące salda początkowe:</text:span></text:p>
      <text:p text:style-name="P132" loext:marker-style-name="T46"><text:span text:style-name="T46">- Środki trwałe ………………………………………………………………….. 44 000</text:span></text:p>
      <text:p text:style-name="P132" loext:marker-style-name="T46"><text:span text:style-name="T46">- Kasa …………………………………………………………………………… 800</text:span></text:p>
      <text:p text:style-name="P132" loext:marker-style-name="T46"><text:span text:style-name="T46">- Materiały ……………………………………………………………………… 5 000</text:span></text:p>
      <text:p text:style-name="P132" loext:marker-style-name="T46"><text:bookmark-start text:name="_Hlk123728854"/><text:span text:style-name="T46">Firma prowadzi ewidencję kosztów w zespole 4 i 5 planu kont.</text:span></text:p>
      <text:p text:style-name="P132" loext:marker-style-name="T46"><text:span text:style-name="T46">Koszty według rodzaju rozlicza bieżąco w koszty produkcji podstawowej</text:span><text:bookmark-end text:name="_Hlk123728854"/><text:span text:style-name="T46">.</text:span></text:p>
      <text:p text:style-name="P132" loext:marker-style-name="T46"><text:span text:style-name="T46">W ciągu miesiąca dokonano następujących operacji gospodarczych:</text:span></text:p>
      <text:list text:continue-list="list921319184" text:style-name="WWNum2">
        <text:list-item>
          <text:p text:style-name="P100" loext:marker-style-name="T46"><text:span text:style-name="T46">Naliczono składki ubezpieczeń majątkowych (Pk) …………………………………… 500</text:span></text:p>
        </text:list-item>
        <text:list-item>
          <text:p text:style-name="P100" loext:marker-style-name="T46"><text:span text:style-name="T46">Wydano z magazynu opakowania na potrzeby produkcyjne (Rw) …………………… 700</text:span></text:p>
        </text:list-item>
        <text:list-item>
          <text:p text:style-name="P100" loext:marker-style-name="T46"><text:span text:style-name="T46">Naliczono podatek od nieruchomości (Pk) …………………………………………… 110</text:span></text:p>
        </text:list-item>
        <text:list-item>
          <text:p text:style-name="P100" loext:marker-style-name="T46"><text:span text:style-name="T46">Pracownik przedstawił rachunek kosztów zagranicznej podróży służbowej …………. 500</text:span></text:p>
        </text:list-item>
        <text:list-item>
          <text:p text:style-name="P100" loext:marker-style-name="T46"><text:span text:style-name="T46">Otrzymano fakturę za obróbkę obcą …………………………………………………… 600</text:span></text:p>
        </text:list-item>
        <text:list-item>
          <text:p text:style-name="P100" loext:marker-style-name="T46"><text:span text:style-name="T46">Naliczono podatek od środków transportowych (Pk) …………………………………. 230</text:span></text:p>
        </text:list-item>
        <text:list-item>
          <text:p text:style-name="P100" loext:marker-style-name="T46"><text:span text:style-name="T46">Opłata za wieczyste użytkowanie gruntów (KW) …………………………………….. 30</text:span></text:p>
        </text:list-item>
        <text:list-item>
          <text:p text:style-name="P100" loext:marker-style-name="T46"><text:span text:style-name="T46">Otrzymano fakturę za usługi informatyczne ………………………………………….. 500</text:span></text:p>
        </text:list-item>
        <text:list-item>
          <text:p text:style-name="P100" loext:marker-style-name="T46"><text:span text:style-name="T46">Wydano do zużycia materiały (Rw) …………………………………………………… 3 000</text:span></text:p>
        </text:list-item>
        <text:list-item>
          <text:p text:style-name="P100" loext:marker-style-name="T46"><text:span text:style-name="T46">Zaksięgowano miesięczną stawkę amortyzacji środków trwałych (Pk) ……………….. 900</text:span></text:p>
        </text:list-item>
        <text:list-item>
          <text:p text:style-name="P100" loext:marker-style-name="T46"><text:span text:style-name="T46">Lista płac – wynagrodzenia brutto pracowników ………………………………………. 40 000</text:span></text:p>
        </text:list-item>
        <text:list-item>
          <text:p text:style-name="P100" loext:marker-style-name="T46"><text:span text:style-name="T46">Polisa za ubezpieczenie budynków firmy (Pk) …………………………………………. 240</text:span></text:p>
        </text:list-item>
      </text:list>
      <text:p text:style-name="P136" loext:marker-style-name="T46"/>
      <text:list text:continue-list="list125016918650348" text:style-name="WWNum3">
        <text:list-item>
          <text:p text:style-name="P95" loext:marker-style-name="T46"><text:span text:style-name="T46">Otworzyć konta podanymi saldami początkowymi</text:span></text:p>
        </text:list-item>
        <text:list-item>
          <text:p text:style-name="P95" loext:marker-style-name="T46"><text:span text:style-name="T48">Zaksięgować operacje gospodarcze</text:span></text:p>
        </text:list-item>
      </text:list>
      <text:p text:style-name="P96" loext:marker-style-name="T46"><text:span text:style-name="T48"/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B"/>
        <table:table-column table:style-name="Table22.E" table:number-columns-repeated="2"/>
        <table:table-column table:style-name="Table22.B"/>
        <table:table-column table:style-name="Table22.H"/>
        <table:table-column table:style-name="Table22.E"/>
        <table:table-column table:style-name="Table22.J"/>
        <table:table-row>
          <table:table-cell table:style-name="Table22.A1" table:number-columns-spanned="2" office:value-type="string">
            <text:p text:style-name="P139">Środki trwałe</text:p>
          </table:table-cell>
          <table:covered-table-cell/>
          <table:table-cell table:style-name="Table22.A1" table:number-columns-spanned="2" office:value-type="string">
            <text:p text:style-name="P140">Kasa</text:p>
          </table:table-cell>
          <table:covered-table-cell/>
          <table:table-cell table:style-name="Table22.A1" table:number-columns-spanned="2" office:value-type="string">
            <text:p text:style-name="P140">Materialy</text:p>
          </table:table-cell>
          <table:covered-table-cell/>
          <table:table-cell table:style-name="Table22.A1" table:number-columns-spanned="2" office:value-type="string">
            <text:p text:style-name="P140">Amorytzacja</text:p>
          </table:table-cell>
          <table:covered-table-cell/>
          <table:table-cell table:style-name="Table22.I1" table:number-columns-spanned="2" office:value-type="string">
            <text:p text:style-name="P140">Uzycie materiał/energii</text:p>
          </table:table-cell>
          <table:covered-table-cell/>
        </table:table-row>
        <table:table-row>
          <table:table-cell table:style-name="Table22.A2" office:value-type="string">
            <text:p text:style-name="P140">Sp. 44k</text:p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40">Sp. 800</text:p>
          </table:table-cell>
          <table:table-cell table:style-name="Table22.A2" office:value-type="string">
            <text:p text:style-name="P140">7) 30</text:p>
          </table:table-cell>
          <table:table-cell table:style-name="Table22.A2" office:value-type="string">
            <text:p text:style-name="P140">Sp. 5k</text:p>
          </table:table-cell>
          <table:table-cell table:style-name="Table22.A2" office:value-type="string">
            <text:p text:style-name="P140">2) 700</text:p>
          </table:table-cell>
          <table:table-cell table:style-name="Table22.A2" office:value-type="string">
            <text:p text:style-name="P140">10) 900</text:p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40">2) 700</text:p>
          </table:table-cell>
          <table:table-cell table:style-name="Table22.J2" office:value-type="string">
            <text:p text:style-name="P138"/>
          </table:table-cell>
        </table:table-row>
        <table:table-row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J2" office:value-type="string">
            <text:p text:style-name="P138"/>
          </table:table-cell>
        </table:table-row>
        <table:table-row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J2" office:value-type="string">
            <text:p text:style-name="P138"/>
          </table:table-cell>
        </table:table-row>
        <table:table-row>
          <table:table-cell table:style-name="Table22.A2" table:number-columns-spanned="2" office:value-type="string">
            <text:p text:style-name="P140">Usługi dodatkowe</text:p>
          </table:table-cell>
          <table:covered-table-cell/>
          <table:table-cell table:style-name="Table22.A2" table:number-columns-spanned="2" office:value-type="string">
            <text:p text:style-name="P140">Podatki I opłaty</text:p>
          </table:table-cell>
          <table:covered-table-cell/>
          <table:table-cell table:style-name="Table22.A2" table:number-columns-spanned="2" office:value-type="string">
            <text:p text:style-name="P140">Wynogradzenia</text:p>
          </table:table-cell>
          <table:covered-table-cell/>
          <table:table-cell table:style-name="Table22.A2" table:number-columns-spanned="2" office:value-type="string">
            <text:p text:style-name="P140">Ubezpieczenia </text:p>
          </table:table-cell>
          <table:covered-table-cell/>
          <table:table-cell table:style-name="Table22.J2" table:number-columns-spanned="2" office:value-type="string">
            <text:p text:style-name="P140">Inne rozrachunki</text:p>
          </table:table-cell>
          <table:covered-table-cell/>
        </table:table-row>
        <table:table-row>
          <table:table-cell table:style-name="Table22.A2" office:value-type="string">
            <text:p text:style-name="P140">5) 600</text:p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40">3) 110 </text:p>
            <text:p text:style-name="P140">6) 230</text:p>
            <text:p text:style-name="P140">7) 30</text:p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40">11) 40k</text:p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J2" office:value-type="string">
            <text:p text:style-name="P140">1) 500</text:p>
          </table:table-cell>
        </table:table-row>
        <table:table-row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J2" office:value-type="string">
            <text:p text:style-name="P138"/>
          </table:table-cell>
        </table:table-row>
        <table:table-row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A2" office:value-type="string">
            <text:p text:style-name="P138"/>
          </table:table-cell>
          <table:table-cell table:style-name="Table22.J2" office:value-type="string">
            <text:p text:style-name="P138"/>
          </table:table-cell>
        </table:table-row>
      </table:table>
      <text:p text:style-name="P97" loext:marker-style-name="T46"><text:span text:style-name="T48"/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 table:number-columns-repeated="7"/>
        <table:table-row>
          <table:table-cell table:style-name="Table23.A1" table:number-columns-spanned="2" office:value-type="string">
            <text:p text:style-name="P140">Inne koszty</text:p>
          </table:table-cell>
          <table:covered-table-cell/>
          <table:table-cell table:style-name="Table23.A1" table:number-columns-spanned="2" office:value-type="string">
            <text:p text:style-name="P140">Rozrachunki pub-praw</text:p>
          </table:table-cell>
          <table:covered-table-cell/>
          <table:table-cell table:style-name="Table23.A1" table:number-columns-spanned="2" office:value-type="string">
            <text:p text:style-name="P140">InneRozrachunki (IR)</text:p>
          </table:table-cell>
          <table:covered-table-cell/>
          <table:table-cell table:style-name="Table23.A1" table:number-columns-spanned="2" office:value-type="string">
            <text:p text:style-name="P140">IR z pracownikamu</text:p>
          </table:table-cell>
          <table:covered-table-cell/>
          <table:table-cell table:style-name="Table23.I1" table:number-columns-spanned="2" office:value-type="string">
            <text:p text:style-name="P140">IR z dostawcami</text:p>
          </table:table-cell>
          <table:covered-table-cell/>
        </table:table-row>
        <table:table-row>
          <table:table-cell table:style-name="Table23.A2" office:value-type="string">
            <text:p text:style-name="P140">1) 500</text:p>
            <text:p text:style-name="P140">4) 400</text:p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40"/>
          </table:table-cell>
          <table:table-cell table:style-name="Table23.A2" office:value-type="string">
            <text:p text:style-name="P140">3) 110 </text:p>
            <text:p text:style-name="P140">6) 230 </text:p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40">4) 400</text:p>
          </table:table-cell>
          <table:table-cell table:style-name="Table23.A2" office:value-type="string">
            <text:p text:style-name="P138"/>
          </table:table-cell>
          <table:table-cell table:style-name="Table23.J2" office:value-type="string">
            <text:p text:style-name="P140">5) 600 </text:p>
            <text:p text:style-name="P140">8) 500</text:p>
          </table:table-cell>
        </table:table-row>
        <table:table-row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J2" office:value-type="string">
            <text:p text:style-name="P138"/>
          </table:table-cell>
        </table:table-row>
        <table:table-row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A2" office:value-type="string">
            <text:p text:style-name="P138"/>
          </table:table-cell>
          <table:table-cell table:style-name="Table23.J2" office:value-type="string">
            <text:p text:style-name="P138"/>
          </table:table-cell>
        </table:table-row>
      </table:table>
      <text:p text:style-name="P97" loext:marker-style-name="T46"><text:span text:style-name="T48"/></text:p>
      <text:p text:style-name="P97" loext:marker-style-name="T46"><text:span text:style-name="T48"/></text:p>
      <text:p text:style-name="P97" loext:marker-style-name="T46"><text:span text:style-name="T48"/></text:p>
      <text:p text:style-name="P97" loext:marker-style-name="T46"><text:span text:style-name="T48"/></text:p>
      <text:p text:style-name="P99" loext:marker-style-name="T49"><text:soft-page-break/><text:span text:style-name="T49">Zadanie 4. (6.8/s.88)</text:span></text:p>
      <text:p text:style-name="P99" loext:marker-style-name="T46"><text:bookmark-start text:name="_Hlk123731357"/><text:span text:style-name="T46">Salda wybranych kont firmy prywatnej „ZORRO” były następujące:</text:span></text:p>
      <text:p text:style-name="P99" loext:marker-style-name="T46"><text:span text:style-name="T46">- Środki trwałe w budowie ……………………………………………………………………. 400</text:span></text:p>
      <text:p text:style-name="P99" loext:marker-style-name="T46"><text:span text:style-name="T46">- Kasa …………………………………………………………………………………………. 500</text:span></text:p>
      <text:p text:style-name="P99" loext:marker-style-name="T46"><text:span text:style-name="T46">- Rachunki bankowe ………………………………………………………………………….. 2 000</text:span></text:p>
      <text:p text:style-name="P99" loext:marker-style-name="T46"><text:span text:style-name="T46">- Rozrachunki z odbiorcami ………………………………………………………………….. 2 000</text:span></text:p>
      <text:p text:style-name="P99" loext:marker-style-name="T46"><text:span text:style-name="T46">- Rozrachunki z dostawcami …………………………………………………………………. 3 000</text:span></text:p>
      <text:p text:style-name="P99" loext:marker-style-name="T46"><text:span text:style-name="T46">- Inne rozrachunki z pracownikami (Wn) ……………………………………………………. 500</text:span><text:bookmark-end text:name="_Hlk123731357"/></text:p>
      <text:p text:style-name="P104" loext:marker-style-name="T46"/>
      <text:p text:style-name="P99" loext:marker-style-name="T46"><text:span text:style-name="T46">W okresie sprawozdawczym miały miejsce następujące operacje gospodarcze:</text:span></text:p>
      <text:list text:style-name="L12">
        <text:list-item>
          <text:p text:style-name="P102" loext:marker-style-name="T46"><text:span text:style-name="T46">Odpisano przedawnione należności od odbiorców (Pk) …………………………….. 500</text:span></text:p>
        </text:list-item>
        <text:list-item>
          <text:p text:style-name="P102" loext:marker-style-name="T46"><text:span text:style-name="T46">W trakcie weryfikacji sald rozrachunków stwierdzono przedawnione zobowiązania wobec dostawców (Pk) ………………………………………………………………………. 600</text:span></text:p>
        </text:list-item>
        <text:list-item>
          <text:p text:style-name="P102" loext:marker-style-name="T46"><text:span text:style-name="T46">Otrzymano środek trwały w formie darowizny (OT) ………………………………… 900</text:span></text:p>
        </text:list-item>
        <text:list-item>
          <text:p text:style-name="P102" loext:marker-style-name="T46"><text:span text:style-name="T46">Przekazano nieodpłatnie środek trwały w trakcie budowy w formie darowizny (PT) .. 400</text:span></text:p>
        </text:list-item>
        <text:list-item>
          <text:p text:style-name="P102" loext:marker-style-name="T46"><text:span text:style-name="T46">Otrzymano przelewem bankowym zwrot kosztów sądowych (WB) …………………. 250</text:span></text:p>
        </text:list-item>
        <text:list-item>
          <text:p text:style-name="P102" loext:marker-style-name="T46"><text:span text:style-name="T46">Odbiorca dokonał przelewu należności wcześniej umorzonej (WB) ………………… 500</text:span></text:p>
        </text:list-item>
        <text:list-item>
          <text:p text:style-name="P102" loext:marker-style-name="T46"><text:span text:style-name="T46">Utworzono rezerwę na przyszłe zobowiązania (Pk) …………………………………. 400</text:span></text:p>
        </text:list-item>
        <text:list-item>
          <text:p text:style-name="P102" loext:marker-style-name="T46"><text:span text:style-name="T46">Opłacono koszty likwidacji środka trwałego (KW) ………………………………….. 100</text:span></text:p>
        </text:list-item>
        <text:list-item>
          <text:p text:style-name="P102" loext:marker-style-name="T46"><text:span text:style-name="T46">Zapłacono karę za niedotrzymanie warunków umowy handlowej (WB) ……………. 250</text:span></text:p>
        </text:list-item>
        <text:list-item>
          <text:p text:style-name="P102" loext:marker-style-name="T46"><text:span text:style-name="T46">Przychód z likwidacji środka trwałego (złomowanie) (KP) …………………………. 450</text:span></text:p>
        </text:list-item>
        <text:list-item>
          <text:p text:style-name="P102" loext:marker-style-name="T46"><text:span text:style-name="T46">Na skutek kradzieży stwierdzono brak gotówki w kasie (Pk) ……………………….. 800</text:span></text:p>
        </text:list-item>
      </text:list>
      <text:list text:continue-list="list3053244271" text:style-name="WWNum5">
        <text:list-item>
          <text:p text:style-name="P101" loext:marker-style-name="T46"><text:bookmark-start text:name="_Hlk123731869"/><text:span text:style-name="T46">Otworzyć konta wpisując salda początkowe</text:span></text:p>
        </text:list-item>
        <text:list-item>
          <text:p text:style-name="P101" loext:marker-style-name="T46"><text:span text:style-name="T48">Zaksięgować podane operacje gospodarcze</text:span><text:bookmark-end text:name="_Hlk123731869"/><text:span text:style-name="T50">\</text:span></text:p>
        </text:list-item>
      </text:list>
      <text:p text:style-name="P96" loext:marker-style-name="T46"><text:span text:style-name="T50"/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 table:number-columns-repeated="2"/>
        <table:table-column table:style-name="Table24.F"/>
        <table:table-column table:style-name="Table24.G"/>
        <table:table-column table:style-name="Table24.H"/>
        <table:table-column table:style-name="Table24.G"/>
        <table:table-column table:style-name="Table24.J"/>
        <table:table-row>
          <table:table-cell table:style-name="Table24.A1" table:number-columns-spanned="2" office:value-type="string">
            <text:p text:style-name="P107" loext:marker-style-name="T46"><text:span text:style-name="T46">Środki trwałe w budowie</text:span></text:p>
          </table:table-cell>
          <table:covered-table-cell/>
          <table:table-cell table:style-name="Table24.A1" table:number-columns-spanned="2" office:value-type="string">
            <text:p text:style-name="P107" loext:marker-style-name="T46"><text:span text:style-name="T46">Kasa</text:span></text:p>
          </table:table-cell>
          <table:covered-table-cell/>
          <table:table-cell table:style-name="Table24.A1" table:number-columns-spanned="2" office:value-type="string">
            <text:p text:style-name="P106" loext:marker-style-name="T46">Rezerwy</text:p>
          </table:table-cell>
          <table:covered-table-cell/>
          <table:table-cell table:style-name="Table24.A1" table:number-columns-spanned="2" office:value-type="string">
            <text:p text:style-name="P107" loext:marker-style-name="T46"><text:span text:style-name="T46">Rachunki bankowe</text:span></text:p>
          </table:table-cell>
          <table:covered-table-cell/>
          <table:table-cell table:style-name="Table24.I1" table:number-columns-spanned="2" office:value-type="string">
            <text:p text:style-name="P107" loext:marker-style-name="T46"><text:span text:style-name="T46">Rozrachunki z odbiorcami</text:span></text:p>
          </table:table-cell>
          <table:covered-table-cell/>
        </table:table-row>
        <table:table-row>
          <table:table-cell table:style-name="Table24.A2" office:value-type="string">
            <text:p text:style-name="P141">Sp. 400</text:p>
            <text:p text:style-name="P141">3) 800</text:p>
          </table:table-cell>
          <table:table-cell table:style-name="Table24.A2" office:value-type="string">
            <text:p text:style-name="P141">4) 400</text:p>
          </table:table-cell>
          <table:table-cell table:style-name="Table24.A2" office:value-type="string">
            <text:p text:style-name="P141">Sp. 500</text:p>
            <text:p text:style-name="P141">10) 450</text:p>
            <text:p text:style-name="P141"/>
          </table:table-cell>
          <table:table-cell table:style-name="Table24.A2" office:value-type="string">
            <text:p text:style-name="P141">8) 100</text:p>
            <text:p text:style-name="P141">11) 800</text:p>
          </table:table-cell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141">7) 400</text:p>
          </table:table-cell>
          <table:table-cell table:style-name="Table24.A2" office:value-type="string">
            <text:p text:style-name="P141">Sp. 2000</text:p>
            <text:p text:style-name="P141">5) 250 </text:p>
            <text:p text:style-name="P141">6) 500</text:p>
          </table:table-cell>
          <table:table-cell table:style-name="Table24.A2" office:value-type="string">
            <text:p text:style-name="P141">9) 250</text:p>
          </table:table-cell>
          <table:table-cell table:style-name="Table24.A2" office:value-type="string">
            <text:p text:style-name="P141">Sp. 2000</text:p>
          </table:table-cell>
          <table:table-cell table:style-name="Table24.J2" office:value-type="string">
            <text:p text:style-name="P141">1) 500</text:p>
          </table:table-cell>
        </table:table-row>
        <table:table-row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43"/>
          </table:table-cell>
          <table:table-cell table:style-name="Table24.J2" office:value-type="string">
            <text:p text:style-name="P43"/>
          </table:table-cell>
        </table:table-row>
        <table:table-row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43"/>
          </table:table-cell>
          <table:table-cell table:style-name="Table24.A2" office:value-type="string">
            <text:p text:style-name="P43"/>
          </table:table-cell>
          <table:table-cell table:style-name="Table24.J2" office:value-type="string">
            <text:p text:style-name="P43"/>
          </table:table-cell>
        </table:table-row>
      </table:table>
      <table:table table:name="Table25" table:style-name="Table25">
        <table:table-column table:style-name="Table25.A" table:number-columns-repeated="4"/>
        <table:table-row>
          <table:table-cell table:style-name="Table25.A1" table:number-columns-spanned="2" office:value-type="string">
            <text:p text:style-name="P107" loext:marker-style-name="T46"><text:span text:style-name="T46">Rozrachunki z dostawcami</text:span></text:p>
          </table:table-cell>
          <table:covered-table-cell/>
          <table:table-cell table:style-name="Table25.C1" table:number-columns-spanned="2" office:value-type="string">
            <text:p text:style-name="P107" loext:marker-style-name="T46"><text:span text:style-name="T47">In</text:span><text:span text:style-name="T46">ne rozrachunki z pracownikami</text:span></text:p>
          </table:table-cell>
          <table:covered-table-cell/>
        </table:table-row>
        <table:table-row>
          <table:table-cell table:style-name="Table25.A2" office:value-type="string">
            <text:p text:style-name="P141">2) 600</text:p>
          </table:table-cell>
          <table:table-cell table:style-name="Table25.A2" office:value-type="string">
            <text:p text:style-name="P141">Sp. 3000</text:p>
          </table:table-cell>
          <table:table-cell table:style-name="Table25.A2" office:value-type="string">
            <text:p text:style-name="P141">Sp. 500</text:p>
          </table:table-cell>
          <table:table-cell table:style-name="Table25.D2" office:value-type="string">
            <text:p text:style-name="P43"/>
          </table:table-cell>
        </table:table-row>
        <table:table-row>
          <table:table-cell table:style-name="Table25.A2" office:value-type="string">
            <text:p text:style-name="P43"/>
          </table:table-cell>
          <table:table-cell table:style-name="Table25.A2" office:value-type="string">
            <text:p text:style-name="P43"/>
          </table:table-cell>
          <table:table-cell table:style-name="Table25.A2" office:value-type="string">
            <text:p text:style-name="P43"/>
          </table:table-cell>
          <table:table-cell table:style-name="Table25.D2" office:value-type="string">
            <text:p text:style-name="P43"/>
          </table:table-cell>
        </table:table-row>
        <table:table-row>
          <table:table-cell table:style-name="Table25.A2" office:value-type="string">
            <text:p text:style-name="P43"/>
          </table:table-cell>
          <table:table-cell table:style-name="Table25.A2" office:value-type="string">
            <text:p text:style-name="P43"/>
          </table:table-cell>
          <table:table-cell table:style-name="Table25.A2" office:value-type="string">
            <text:p text:style-name="P43"/>
          </table:table-cell>
          <table:table-cell table:style-name="Table25.D2" office:value-type="string">
            <text:p text:style-name="P43"/>
          </table:table-cell>
        </table:table-row>
        <table:table-row>
          <table:table-cell table:style-name="Table25.A2" table:number-columns-spanned="2" office:value-type="string">
            <text:p text:style-name="P141">Pozostałe koszty operacyjne</text:p>
          </table:table-cell>
          <table:covered-table-cell/>
          <table:table-cell table:style-name="Table25.D2" table:number-columns-spanned="2" office:value-type="string">
            <text:p text:style-name="P141">Pozostałe przychody operacyjne</text:p>
          </table:table-cell>
          <table:covered-table-cell/>
        </table:table-row>
        <table:table-row>
          <table:table-cell table:style-name="Table25.A2" office:value-type="string">
            <text:p text:style-name="P141">1) 500</text:p>
            <text:p text:style-name="P141">4) 400 7) 400 8) 100</text:p>
            <text:p text:style-name="P141">9) 250 11) 800</text:p>
          </table:table-cell>
          <table:table-cell table:style-name="Table25.B6" office:value-type="string">
            <text:p text:style-name="P43"/>
          </table:table-cell>
          <table:table-cell table:style-name="Table25.B6" office:value-type="string">
            <text:p text:style-name="P142"/>
          </table:table-cell>
          <table:table-cell table:style-name="Table25.D2" office:value-type="string">
            <text:p text:style-name="P141">2) 600 3) 800 </text:p>
            <text:p text:style-name="P141">5) 250 6) 500 <text:s/></text:p>
            <text:p text:style-name="P141">10) 450</text:p>
          </table:table-cell>
        </table:table-row>
        <table:table-row>
          <table:table-cell table:style-name="Table25.A2" office:value-type="string">
            <text:p text:style-name="P43"/>
          </table:table-cell>
          <table:table-cell table:style-name="Table25.B6" office:value-type="string">
            <text:p text:style-name="P43"/>
          </table:table-cell>
          <table:table-cell table:style-name="Table25.B6" office:value-type="string">
            <text:p text:style-name="P142"/>
          </table:table-cell>
          <table:table-cell table:style-name="Table25.D2" office:value-type="string">
            <text:p text:style-name="P43"/>
          </table:table-cell>
        </table:table-row>
        <table:table-row>
          <table:table-cell table:style-name="Table25.A2" office:value-type="string">
            <text:p text:style-name="P43"/>
          </table:table-cell>
          <table:table-cell table:style-name="Table25.B6" office:value-type="string">
            <text:p text:style-name="P43"/>
          </table:table-cell>
          <table:table-cell table:style-name="Table25.B6" office:value-type="string">
            <text:p text:style-name="P142"/>
          </table:table-cell>
          <table:table-cell table:style-name="Table25.D2" office:value-type="string">
            <text:p text:style-name="P43"/>
          </table:table-cell>
        </table:table-row>
      </table:table>
      <text:p text:style-name="P98" loext:marker-style-name="T46"><text:span text:style-name="T50"/></text:p>
      <text:p text:style-name="P103" loext:marker-style-name="T46"><text:span text:style-name="T50">P –</text:span><text:span text:style-name="T48"> K = 2700 – 2450 = 250 zysku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iberation Serif3" svg:font-family="'Liberation Serif', 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Drawing_20_Style" style:display-name="Default Drawing Style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063in" fo:margin-right="0.28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1:09:43.080213540</meta:creation-date>
    <meta:generator>LibreOffice/7.6.4.1$Linux_X86_64 LibreOffice_project/60$Build-1</meta:generator>
    <dc:date>2024-01-10T12:50:14.539463401</dc:date>
    <meta:editing-duration>P1DT2H43M34S</meta:editing-duration>
    <meta:editing-cycles>11</meta:editing-cycles>
    <meta:document-statistic meta:table-count="25" meta:image-count="0" meta:object-count="0" meta:page-count="14" meta:paragraph-count="937" meta:word-count="3095" meta:character-count="19833" meta:non-whitespace-character-count="1730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23-11-09T07:50:17"/>
</VL:version-list>
</file>